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7.34mm"/>
    </style:style>
    <style:style style:name="co10" style:family="table-column">
      <style:table-column-properties fo:break-before="auto" style:column-width="8.98mm"/>
    </style:style>
    <style:style style:name="co11" style:family="table-column">
      <style:table-column-properties fo:break-before="auto" style:column-width="8.43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8.5mm"/>
    </style:style>
    <style:style style:name="co15" style:family="table-column">
      <style:table-column-properties fo:break-before="auto" style:column-width="147.67mm"/>
    </style:style>
    <style:style style:name="ro1" style:family="table-row">
      <style:table-row-properties style:row-height="5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a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a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21">
      <style:text-properties style:font-name="Lato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Default"/>
        <table:table-column table:style-name="co6" table:default-cell-style-name="ce7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7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3" table:number-columns-repeated="1006" table:default-cell-style-name="ce5"/>
        <table:table-row table:style-name="ro1">
          <table:table-cell/>
          <table:table-cell table:style-name="ce3" office:value-type="string" calcext:value-type="string">
            <text:p>Cidade</text:p>
          </table:table-cell>
          <table:table-cell table:style-name="ce6" office:value-type="string" calcext:value-type="string" table:number-columns-spanned="5" table:number-rows-spanned="1">
            <text:p>Latitude sul </text:p>
          </table:table-cell>
          <table:covered-table-cell/>
          <table:covered-table-cell table:style-name="ce3"/>
          <table:covered-table-cell table:number-columns-repeated="2"/>
          <table:table-cell/>
          <table:table-cell table:style-name="ce6" office:value-type="string" calcext:value-type="string" table:number-columns-spanned="5" table:number-rows-spanned="1">
            <text:p>Longitude oeste 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Caldazinha</text:p>
          </table:table-cell>
          <table:table-cell table:style-name="ce3" office:value-type="string" calcext:value-type="string">
            <text:p>16º 42’ 51”</text:p>
          </table:table-cell>
          <table:table-cell table:formula="of:=MID([.C2];1;2)" office:value-type="string" office:string-value="16" calcext:value-type="string">
            <text:p>16</text:p>
          </table:table-cell>
          <table:table-cell table:style-name="ce3" table:formula="of:=MIDB([.C2];4;3)" office:value-type="string" office:string-value=" 42" calcext:value-type="string">
            <text:p><text:s/>42</text:p>
          </table:table-cell>
          <table:table-cell table:style-name="ce5" table:formula="of:=MIDB([.C2];8;3)" office:value-type="string" office:string-value=" 51" calcext:value-type="string">
            <text:p><text:s/>51</text:p>
          </table:table-cell>
          <table:table-cell table:formula="of:=-([.D2]+[.E2]/60+[.F2]/3600)" office:value-type="float" office:value="-16.7141666666667" calcext:value-type="float">
            <text:p>-16.714166666667</text:p>
          </table:table-cell>
          <table:table-cell/>
          <table:table-cell table:style-name="ce3" office:value-type="string" calcext:value-type="string">
            <text:p>49º 00’ 07”</text:p>
          </table:table-cell>
          <table:table-cell table:formula="of:=MID([.I2];1;2)" office:value-type="string" office:string-value="49" calcext:value-type="string">
            <text:p>49</text:p>
          </table:table-cell>
          <table:table-cell table:formula="of:=MIDB([.I2];4;3)" office:value-type="string" office:string-value=" 00" calcext:value-type="string">
            <text:p><text:s/>00</text:p>
          </table:table-cell>
          <table:table-cell table:formula="of:=MIDB([.I2];8;3)" office:value-type="string" office:string-value=" 07" calcext:value-type="string">
            <text:p><text:s/>07</text:p>
          </table:table-cell>
          <table:table-cell table:formula="of:=-([.J2]+[.K2]/60+[.L2]/3600)" office:value-type="float" office:value="-49.0019444444445" calcext:value-type="float">
            <text:p>-49.001944444445</text:p>
          </table:table-cell>
          <table:table-cell/>
          <table:table-cell office:value-type="string" calcext:value-type="string">
            <text:p>Fonte:</text:p>
          </table:table-cell>
          <table:table-cell office:value-type="string" calcext:value-type="string">
            <text:p>http://www.imb.go.gov.br/pub/anuario/2003/SITUACAOFISICA/tabela1.htm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Santa Tereza de Goiás</text:p>
          </table:table-cell>
          <table:table-cell table:style-name="ce3" office:value-type="string" calcext:value-type="string">
            <text:p>13º 42’ 52”</text:p>
          </table:table-cell>
          <table:table-cell table:formula="of:=MID([.C3];1;2)" office:value-type="string" office:string-value="13" calcext:value-type="string">
            <text:p>13</text:p>
          </table:table-cell>
          <table:table-cell table:style-name="ce3" table:formula="of:=MIDB([.C3];4;3)" office:value-type="string" office:string-value=" 42" calcext:value-type="string">
            <text:p><text:s/>42</text:p>
          </table:table-cell>
          <table:table-cell table:style-name="ce5" table:formula="of:=MIDB([.C3];8;3)" office:value-type="string" office:string-value=" 52" calcext:value-type="string">
            <text:p><text:s/>52</text:p>
          </table:table-cell>
          <table:table-cell table:formula="of:=-([.D3]+[.E3]/60+[.F3]/3600)" office:value-type="float" office:value="-13.7144444444444" calcext:value-type="float">
            <text:p>-13.714444444445</text:p>
          </table:table-cell>
          <table:table-cell/>
          <table:table-cell table:style-name="ce3" office:value-type="string" calcext:value-type="string">
            <text:p>49º 00’ 54”</text:p>
          </table:table-cell>
          <table:table-cell table:formula="of:=MID([.I3];1;2)" office:value-type="string" office:string-value="49" calcext:value-type="string">
            <text:p>49</text:p>
          </table:table-cell>
          <table:table-cell table:formula="of:=MIDB([.I3];4;3)" office:value-type="string" office:string-value=" 00" calcext:value-type="string">
            <text:p><text:s/>00</text:p>
          </table:table-cell>
          <table:table-cell table:formula="of:=MIDB([.I3];8;3)" office:value-type="string" office:string-value=" 54" calcext:value-type="string">
            <text:p><text:s/>54</text:p>
          </table:table-cell>
          <table:table-cell table:formula="of:=-([.J3]+[.K3]/60+[.L3]/3600)" office:value-type="float" office:value="-49.015" calcext:value-type="float">
            <text:p>-49.015000000000</text:p>
          </table:table-cell>
          <table:table-cell table:number-columns-repeated="2"/>
          <table:table-cell office:value-type="string" calcext:value-type="string">
            <text:p>http://pasta1xls.blogspot.com.br/2009/05/como-calcular-distancia-entre.html</text:p>
          </table:table-cell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Goianápolis</text:p>
          </table:table-cell>
          <table:table-cell table:style-name="ce3" office:value-type="string" calcext:value-type="string">
            <text:p>16º 30’ 38”</text:p>
          </table:table-cell>
          <table:table-cell table:formula="of:=MID([.C4];1;2)" office:value-type="string" office:string-value="16" calcext:value-type="string">
            <text:p>16</text:p>
          </table:table-cell>
          <table:table-cell table:style-name="ce3" table:formula="of:=MIDB([.C4];4;3)" office:value-type="string" office:string-value=" 30" calcext:value-type="string">
            <text:p><text:s/>30</text:p>
          </table:table-cell>
          <table:table-cell table:style-name="ce5" table:formula="of:=MIDB([.C4];8;3)" office:value-type="string" office:string-value=" 38" calcext:value-type="string">
            <text:p><text:s/>38</text:p>
          </table:table-cell>
          <table:table-cell table:formula="of:=-([.D4]+[.E4]/60+[.F4]/3600)" office:value-type="float" office:value="-16.5105555555556" calcext:value-type="float">
            <text:p>-16.510555555556</text:p>
          </table:table-cell>
          <table:table-cell/>
          <table:table-cell table:style-name="ce3" office:value-type="string" calcext:value-type="string">
            <text:p>49º 01’ 26”</text:p>
          </table:table-cell>
          <table:table-cell table:formula="of:=MID([.I4];1;2)" office:value-type="string" office:string-value="49" calcext:value-type="string">
            <text:p>49</text:p>
          </table:table-cell>
          <table:table-cell table:formula="of:=MIDB([.I4];4;3)" office:value-type="string" office:string-value=" 01" calcext:value-type="string">
            <text:p><text:s/>01</text:p>
          </table:table-cell>
          <table:table-cell table:formula="of:=MIDB([.I4];8;3)" office:value-type="string" office:string-value=" 26" calcext:value-type="string">
            <text:p><text:s/>26</text:p>
          </table:table-cell>
          <table:table-cell table:formula="of:=-([.J4]+[.K4]/60+[.L4]/3600)" office:value-type="float" office:value="-49.0238888888889" calcext:value-type="float">
            <text:p>-49.0238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Guaraíta</text:p>
          </table:table-cell>
          <table:table-cell table:style-name="ce3" office:value-type="string" calcext:value-type="string">
            <text:p>15º 36’ 51”</text:p>
          </table:table-cell>
          <table:table-cell table:formula="of:=MID([.C5];1;2)" office:value-type="string" office:string-value="15" calcext:value-type="string">
            <text:p>15</text:p>
          </table:table-cell>
          <table:table-cell table:style-name="ce3" table:formula="of:=MIDB([.C5];4;3)" office:value-type="string" office:string-value=" 36" calcext:value-type="string">
            <text:p><text:s/>36</text:p>
          </table:table-cell>
          <table:table-cell table:style-name="ce5" table:formula="of:=MIDB([.C5];8;3)" office:value-type="string" office:string-value=" 51" calcext:value-type="string">
            <text:p><text:s/>51</text:p>
          </table:table-cell>
          <table:table-cell table:formula="of:=-([.D5]+[.E5]/60+[.F5]/3600)" office:value-type="float" office:value="-15.6141666666667" calcext:value-type="float">
            <text:p>-15.614166666667</text:p>
          </table:table-cell>
          <table:table-cell/>
          <table:table-cell table:style-name="ce3" office:value-type="string" calcext:value-type="string">
            <text:p>50º 01’ 26”</text:p>
          </table:table-cell>
          <table:table-cell table:formula="of:=MID([.I5];1;2)" office:value-type="string" office:string-value="50" calcext:value-type="string">
            <text:p>50</text:p>
          </table:table-cell>
          <table:table-cell table:formula="of:=MIDB([.I5];4;3)" office:value-type="string" office:string-value=" 01" calcext:value-type="string">
            <text:p><text:s/>01</text:p>
          </table:table-cell>
          <table:table-cell table:formula="of:=MIDB([.I5];8;3)" office:value-type="string" office:string-value=" 26" calcext:value-type="string">
            <text:p><text:s/>26</text:p>
          </table:table-cell>
          <table:table-cell table:formula="of:=-([.J5]+[.K5]/60+[.L5]/3600)" office:value-type="float" office:value="-50.0238888888889" calcext:value-type="float">
            <text:p>-50.0238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Piracanjuba</text:p>
          </table:table-cell>
          <table:table-cell table:style-name="ce3" office:value-type="string" calcext:value-type="string">
            <text:p>17º 18’ 10”</text:p>
          </table:table-cell>
          <table:table-cell table:formula="of:=MID([.C6];1;2)" office:value-type="string" office:string-value="17" calcext:value-type="string">
            <text:p>17</text:p>
          </table:table-cell>
          <table:table-cell table:style-name="ce3" table:formula="of:=MIDB([.C6];4;3)" office:value-type="string" office:string-value=" 18" calcext:value-type="string">
            <text:p><text:s/>18</text:p>
          </table:table-cell>
          <table:table-cell table:style-name="ce5" table:formula="of:=MIDB([.C6];8;3)" office:value-type="string" office:string-value=" 10" calcext:value-type="string">
            <text:p><text:s/>10</text:p>
          </table:table-cell>
          <table:table-cell table:formula="of:=-([.D6]+[.E6]/60+[.F6]/3600)" office:value-type="float" office:value="-17.3027777777778" calcext:value-type="float">
            <text:p>-17.302777777778</text:p>
          </table:table-cell>
          <table:table-cell/>
          <table:table-cell table:style-name="ce3" office:value-type="string" calcext:value-type="string">
            <text:p>49º 01’ 00”</text:p>
          </table:table-cell>
          <table:table-cell table:formula="of:=MID([.I6];1;2)" office:value-type="string" office:string-value="49" calcext:value-type="string">
            <text:p>49</text:p>
          </table:table-cell>
          <table:table-cell table:formula="of:=MIDB([.I6];4;3)" office:value-type="string" office:string-value=" 01" calcext:value-type="string">
            <text:p><text:s/>01</text:p>
          </table:table-cell>
          <table:table-cell table:formula="of:=MIDB([.I6];8;3)" office:value-type="string" office:string-value=" 00" calcext:value-type="string">
            <text:p><text:s/>00</text:p>
          </table:table-cell>
          <table:table-cell table:formula="of:=-([.J6]+[.K6]/60+[.L6]/3600)" office:value-type="float" office:value="-49.0166666666667" calcext:value-type="float">
            <text:p>-49.016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Buriti Alegre</text:p>
          </table:table-cell>
          <table:table-cell table:style-name="ce3" office:value-type="string" calcext:value-type="string">
            <text:p>18º 08’ 39”</text:p>
          </table:table-cell>
          <table:table-cell table:formula="of:=MID([.C7];1;2)" office:value-type="string" office:string-value="18" calcext:value-type="string">
            <text:p>18</text:p>
          </table:table-cell>
          <table:table-cell table:style-name="ce3" table:formula="of:=MIDB([.C7];4;3)" office:value-type="string" office:string-value=" 08" calcext:value-type="string">
            <text:p><text:s/>08</text:p>
          </table:table-cell>
          <table:table-cell table:style-name="ce5" table:formula="of:=MIDB([.C7];8;3)" office:value-type="string" office:string-value=" 39" calcext:value-type="string">
            <text:p><text:s/>39</text:p>
          </table:table-cell>
          <table:table-cell table:formula="of:=-([.D7]+[.E7]/60+[.F7]/3600)" office:value-type="float" office:value="-18.1441666666667" calcext:value-type="float">
            <text:p>-18.144166666667</text:p>
          </table:table-cell>
          <table:table-cell/>
          <table:table-cell table:style-name="ce3" office:value-type="string" calcext:value-type="string">
            <text:p>49º 02’ 36”</text:p>
          </table:table-cell>
          <table:table-cell table:formula="of:=MID([.I7];1;2)" office:value-type="string" office:string-value="49" calcext:value-type="string">
            <text:p>49</text:p>
          </table:table-cell>
          <table:table-cell table:formula="of:=MIDB([.I7];4;3)" office:value-type="string" office:string-value=" 02" calcext:value-type="string">
            <text:p><text:s/>02</text:p>
          </table:table-cell>
          <table:table-cell table:formula="of:=MIDB([.I7];8;3)" office:value-type="string" office:string-value=" 36" calcext:value-type="string">
            <text:p><text:s/>36</text:p>
          </table:table-cell>
          <table:table-cell table:formula="of:=-([.J7]+[.K7]/60+[.L7]/3600)" office:value-type="float" office:value="-49.0433333333333" calcext:value-type="float">
            <text:p>-49.0433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Novo Gama</text:p>
          </table:table-cell>
          <table:table-cell table:style-name="ce3" office:value-type="string" calcext:value-type="string">
            <text:p>16º 03’ 33”</text:p>
          </table:table-cell>
          <table:table-cell table:formula="of:=MID([.C8];1;2)" office:value-type="string" office:string-value="16" calcext:value-type="string">
            <text:p>16</text:p>
          </table:table-cell>
          <table:table-cell table:style-name="ce3" table:formula="of:=MIDB([.C8];4;3)" office:value-type="string" office:string-value=" 03" calcext:value-type="string">
            <text:p><text:s/>03</text:p>
          </table:table-cell>
          <table:table-cell table:style-name="ce5" table:formula="of:=MIDB([.C8];8;3)" office:value-type="string" office:string-value=" 33" calcext:value-type="string">
            <text:p><text:s/>33</text:p>
          </table:table-cell>
          <table:table-cell table:formula="of:=-([.D8]+[.E8]/60+[.F8]/3600)" office:value-type="float" office:value="-16.0591666666667" calcext:value-type="float">
            <text:p>-16.059166666667</text:p>
          </table:table-cell>
          <table:table-cell/>
          <table:table-cell table:style-name="ce3" office:value-type="string" calcext:value-type="string">
            <text:p>48º 02’ 22”</text:p>
          </table:table-cell>
          <table:table-cell table:formula="of:=MID([.I8];1;2)" office:value-type="string" office:string-value="48" calcext:value-type="string">
            <text:p>48</text:p>
          </table:table-cell>
          <table:table-cell table:formula="of:=MIDB([.I8];4;3)" office:value-type="string" office:string-value=" 02" calcext:value-type="string">
            <text:p><text:s/>02</text:p>
          </table:table-cell>
          <table:table-cell table:formula="of:=MIDB([.I8];8;3)" office:value-type="string" office:string-value=" 22" calcext:value-type="string">
            <text:p><text:s/>22</text:p>
          </table:table-cell>
          <table:table-cell table:formula="of:=-([.J8]+[.K8]/60+[.L8]/3600)" office:value-type="float" office:value="-48.0394444444444" calcext:value-type="float">
            <text:p>-48.039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Flores de Goiás</text:p>
          </table:table-cell>
          <table:table-cell table:style-name="ce3" office:value-type="string" calcext:value-type="string">
            <text:p>14º 26’ 55”</text:p>
          </table:table-cell>
          <table:table-cell table:formula="of:=MID([.C9];1;2)" office:value-type="string" office:string-value="14" calcext:value-type="string">
            <text:p>14</text:p>
          </table:table-cell>
          <table:table-cell table:style-name="ce3" table:formula="of:=MIDB([.C9];4;3)" office:value-type="string" office:string-value=" 26" calcext:value-type="string">
            <text:p><text:s/>26</text:p>
          </table:table-cell>
          <table:table-cell table:style-name="ce5" table:formula="of:=MIDB([.C9];8;3)" office:value-type="string" office:string-value=" 55" calcext:value-type="string">
            <text:p><text:s/>55</text:p>
          </table:table-cell>
          <table:table-cell table:formula="of:=-([.D9]+[.E9]/60+[.F9]/3600)" office:value-type="float" office:value="-14.4486111111111" calcext:value-type="float">
            <text:p>-14.448611111111</text:p>
          </table:table-cell>
          <table:table-cell/>
          <table:table-cell table:style-name="ce3" office:value-type="string" calcext:value-type="string">
            <text:p>47º 03’ 01”</text:p>
          </table:table-cell>
          <table:table-cell table:formula="of:=MID([.I9];1;2)" office:value-type="string" office:string-value="47" calcext:value-type="string">
            <text:p>47</text:p>
          </table:table-cell>
          <table:table-cell table:formula="of:=MIDB([.I9];4;3)" office:value-type="string" office:string-value=" 03" calcext:value-type="string">
            <text:p><text:s/>03</text:p>
          </table:table-cell>
          <table:table-cell table:formula="of:=MIDB([.I9];8;3)" office:value-type="string" office:string-value=" 01" calcext:value-type="string">
            <text:p><text:s/>01</text:p>
          </table:table-cell>
          <table:table-cell table:formula="of:=-([.J9]+[.K9]/60+[.L9]/3600)" office:value-type="float" office:value="-47.0502777777778" calcext:value-type="float">
            <text:p>-47.0502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Gouvelândia</text:p>
          </table:table-cell>
          <table:table-cell table:style-name="ce3" office:value-type="string" calcext:value-type="string">
            <text:p>18º 38’ 33”</text:p>
          </table:table-cell>
          <table:table-cell table:formula="of:=MID([.C10];1;2)" office:value-type="string" office:string-value="18" calcext:value-type="string">
            <text:p>18</text:p>
          </table:table-cell>
          <table:table-cell table:style-name="ce3" table:formula="of:=MIDB([.C10];4;3)" office:value-type="string" office:string-value=" 38" calcext:value-type="string">
            <text:p><text:s/>38</text:p>
          </table:table-cell>
          <table:table-cell table:style-name="ce5" table:formula="of:=MIDB([.C10];8;3)" office:value-type="string" office:string-value=" 33" calcext:value-type="string">
            <text:p><text:s/>33</text:p>
          </table:table-cell>
          <table:table-cell table:formula="of:=-([.D10]+[.E10]/60+[.F10]/3600)" office:value-type="float" office:value="-18.6425" calcext:value-type="float">
            <text:p>-18.642500000000</text:p>
          </table:table-cell>
          <table:table-cell/>
          <table:table-cell table:style-name="ce3" office:value-type="string" calcext:value-type="string">
            <text:p>50º 03’ 58”</text:p>
          </table:table-cell>
          <table:table-cell table:formula="of:=MID([.I10];1;2)" office:value-type="string" office:string-value="50" calcext:value-type="string">
            <text:p>50</text:p>
          </table:table-cell>
          <table:table-cell table:formula="of:=MIDB([.I10];4;3)" office:value-type="string" office:string-value=" 03" calcext:value-type="string">
            <text:p><text:s/>03</text:p>
          </table:table-cell>
          <table:table-cell table:formula="of:=MIDB([.I10];8;3)" office:value-type="string" office:string-value=" 58" calcext:value-type="string">
            <text:p><text:s/>58</text:p>
          </table:table-cell>
          <table:table-cell table:formula="of:=-([.J10]+[.K10]/60+[.L10]/3600)" office:value-type="float" office:value="-50.0661111111111" calcext:value-type="float">
            <text:p>-50.0661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Morro Agudo de Goiás</text:p>
          </table:table-cell>
          <table:table-cell table:style-name="ce3" office:value-type="string" calcext:value-type="string">
            <text:p>15º 19’ 15”</text:p>
          </table:table-cell>
          <table:table-cell table:formula="of:=MID([.C11];1;2)" office:value-type="string" office:string-value="15" calcext:value-type="string">
            <text:p>15</text:p>
          </table:table-cell>
          <table:table-cell table:style-name="ce3" table:formula="of:=MIDB([.C11];4;3)" office:value-type="string" office:string-value=" 19" calcext:value-type="string">
            <text:p><text:s/>19</text:p>
          </table:table-cell>
          <table:table-cell table:style-name="ce5" table:formula="of:=MIDB([.C11];8;3)" office:value-type="string" office:string-value=" 15" calcext:value-type="string">
            <text:p><text:s/>15</text:p>
          </table:table-cell>
          <table:table-cell table:formula="of:=-([.D11]+[.E11]/60+[.F11]/3600)" office:value-type="float" office:value="-15.3208333333333" calcext:value-type="float">
            <text:p>-15.320833333333</text:p>
          </table:table-cell>
          <table:table-cell/>
          <table:table-cell table:style-name="ce3" office:value-type="string" calcext:value-type="string">
            <text:p>50º 03’ 24”</text:p>
          </table:table-cell>
          <table:table-cell table:formula="of:=MID([.I11];1;2)" office:value-type="string" office:string-value="50" calcext:value-type="string">
            <text:p>50</text:p>
          </table:table-cell>
          <table:table-cell table:formula="of:=MIDB([.I11];4;3)" office:value-type="string" office:string-value=" 03" calcext:value-type="string">
            <text:p><text:s/>03</text:p>
          </table:table-cell>
          <table:table-cell table:formula="of:=MIDB([.I11];8;3)" office:value-type="string" office:string-value=" 24" calcext:value-type="string">
            <text:p><text:s/>24</text:p>
          </table:table-cell>
          <table:table-cell table:formula="of:=-([.J11]+[.K11]/60+[.L11]/3600)" office:value-type="float" office:value="-50.0566666666667" calcext:value-type="float">
            <text:p>-50.056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Perolândia</text:p>
          </table:table-cell>
          <table:table-cell table:style-name="ce3" office:value-type="string" calcext:value-type="string">
            <text:p>17º 31’ 43”</text:p>
          </table:table-cell>
          <table:table-cell table:formula="of:=MID([.C12];1;2)" office:value-type="string" office:string-value="17" calcext:value-type="string">
            <text:p>17</text:p>
          </table:table-cell>
          <table:table-cell table:style-name="ce3" table:formula="of:=MIDB([.C12];4;3)" office:value-type="string" office:string-value=" 31" calcext:value-type="string">
            <text:p><text:s/>31</text:p>
          </table:table-cell>
          <table:table-cell table:style-name="ce5" table:formula="of:=MIDB([.C12];8;3)" office:value-type="string" office:string-value=" 43" calcext:value-type="string">
            <text:p><text:s/>43</text:p>
          </table:table-cell>
          <table:table-cell table:formula="of:=-([.D12]+[.E12]/60+[.F12]/3600)" office:value-type="float" office:value="-17.5286111111111" calcext:value-type="float">
            <text:p>-17.528611111111</text:p>
          </table:table-cell>
          <table:table-cell/>
          <table:table-cell table:style-name="ce3" office:value-type="string" calcext:value-type="string">
            <text:p>52º 03’ 51”</text:p>
          </table:table-cell>
          <table:table-cell table:formula="of:=MID([.I12];1;2)" office:value-type="string" office:string-value="52" calcext:value-type="string">
            <text:p>52</text:p>
          </table:table-cell>
          <table:table-cell table:formula="of:=MIDB([.I12];4;3)" office:value-type="string" office:string-value=" 03" calcext:value-type="string">
            <text:p><text:s/>03</text:p>
          </table:table-cell>
          <table:table-cell table:formula="of:=MIDB([.I12];8;3)" office:value-type="string" office:string-value=" 51" calcext:value-type="string">
            <text:p><text:s/>51</text:p>
          </table:table-cell>
          <table:table-cell table:formula="of:=-([.J12]+[.K12]/60+[.L12]/3600)" office:value-type="float" office:value="-52.0641666666667" calcext:value-type="float">
            <text:p>-52.0641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Vila Boa</text:p>
          </table:table-cell>
          <table:table-cell table:style-name="ce3" office:value-type="string" calcext:value-type="string">
            <text:p>15º 02’ 18”</text:p>
          </table:table-cell>
          <table:table-cell table:formula="of:=MID([.C13];1;2)" office:value-type="string" office:string-value="15" calcext:value-type="string">
            <text:p>15</text:p>
          </table:table-cell>
          <table:table-cell table:style-name="ce3" table:formula="of:=MIDB([.C13];4;3)" office:value-type="string" office:string-value=" 02" calcext:value-type="string">
            <text:p><text:s/>02</text:p>
          </table:table-cell>
          <table:table-cell table:style-name="ce5" table:formula="of:=MIDB([.C13];8;3)" office:value-type="string" office:string-value=" 18" calcext:value-type="string">
            <text:p><text:s/>18</text:p>
          </table:table-cell>
          <table:table-cell table:formula="of:=-([.D13]+[.E13]/60+[.F13]/3600)" office:value-type="float" office:value="-15.0383333333333" calcext:value-type="float">
            <text:p>-15.038333333333</text:p>
          </table:table-cell>
          <table:table-cell/>
          <table:table-cell table:style-name="ce3" office:value-type="string" calcext:value-type="string">
            <text:p>47º 03’ 34”</text:p>
          </table:table-cell>
          <table:table-cell table:formula="of:=MID([.I13];1;2)" office:value-type="string" office:string-value="47" calcext:value-type="string">
            <text:p>47</text:p>
          </table:table-cell>
          <table:table-cell table:formula="of:=MIDB([.I13];4;3)" office:value-type="string" office:string-value=" 03" calcext:value-type="string">
            <text:p><text:s/>03</text:p>
          </table:table-cell>
          <table:table-cell table:formula="of:=MIDB([.I13];8;3)" office:value-type="string" office:string-value=" 34" calcext:value-type="string">
            <text:p><text:s/>34</text:p>
          </table:table-cell>
          <table:table-cell table:formula="of:=-([.J13]+[.K13]/60+[.L13]/3600)" office:value-type="float" office:value="-47.0594444444444" calcext:value-type="float">
            <text:p>-47.059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Aruanã</text:p>
          </table:table-cell>
          <table:table-cell table:style-name="ce3" office:value-type="string" calcext:value-type="string">
            <text:p>14º 55’ 13”</text:p>
          </table:table-cell>
          <table:table-cell table:formula="of:=MID([.C14];1;2)" office:value-type="string" office:string-value="14" calcext:value-type="string">
            <text:p>14</text:p>
          </table:table-cell>
          <table:table-cell table:style-name="ce3" table:formula="of:=MIDB([.C14];4;3)" office:value-type="string" office:string-value=" 55" calcext:value-type="string">
            <text:p><text:s/>55</text:p>
          </table:table-cell>
          <table:table-cell table:style-name="ce5" table:formula="of:=MIDB([.C14];8;3)" office:value-type="string" office:string-value=" 13" calcext:value-type="string">
            <text:p><text:s/>13</text:p>
          </table:table-cell>
          <table:table-cell table:formula="of:=-([.D14]+[.E14]/60+[.F14]/3600)" office:value-type="float" office:value="-14.9202777777778" calcext:value-type="float">
            <text:p>-14.920277777778</text:p>
          </table:table-cell>
          <table:table-cell/>
          <table:table-cell table:style-name="ce3" office:value-type="string" calcext:value-type="string">
            <text:p>51º 04’ 59”</text:p>
          </table:table-cell>
          <table:table-cell table:formula="of:=MID([.I14];1;2)" office:value-type="string" office:string-value="51" calcext:value-type="string">
            <text:p>51</text:p>
          </table:table-cell>
          <table:table-cell table:formula="of:=MIDB([.I14];4;3)" office:value-type="string" office:string-value=" 04" calcext:value-type="string">
            <text:p><text:s/>04</text:p>
          </table:table-cell>
          <table:table-cell table:formula="of:=MIDB([.I14];8;3)" office:value-type="string" office:string-value=" 59" calcext:value-type="string">
            <text:p><text:s/>59</text:p>
          </table:table-cell>
          <table:table-cell table:formula="of:=-([.J14]+[.K14]/60+[.L14]/3600)" office:value-type="float" office:value="-51.0830555555556" calcext:value-type="float">
            <text:p>-51.083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Colinas do Sul</text:p>
          </table:table-cell>
          <table:table-cell table:style-name="ce3" office:value-type="string" calcext:value-type="string">
            <text:p>14º 09’ 05”</text:p>
          </table:table-cell>
          <table:table-cell table:formula="of:=MID([.C15];1;2)" office:value-type="string" office:string-value="14" calcext:value-type="string">
            <text:p>14</text:p>
          </table:table-cell>
          <table:table-cell table:style-name="ce3" table:formula="of:=MIDB([.C15];4;3)" office:value-type="string" office:string-value=" 09" calcext:value-type="string">
            <text:p><text:s/>09</text:p>
          </table:table-cell>
          <table:table-cell table:style-name="ce5" table:formula="of:=MIDB([.C15];8;3)" office:value-type="string" office:string-value=" 05" calcext:value-type="string">
            <text:p><text:s/>05</text:p>
          </table:table-cell>
          <table:table-cell table:formula="of:=-([.D15]+[.E15]/60+[.F15]/3600)" office:value-type="float" office:value="-14.1513888888889" calcext:value-type="float">
            <text:p>-14.151388888889</text:p>
          </table:table-cell>
          <table:table-cell/>
          <table:table-cell table:style-name="ce3" office:value-type="string" calcext:value-type="string">
            <text:p>48º 04’ 42”</text:p>
          </table:table-cell>
          <table:table-cell table:formula="of:=MID([.I15];1;2)" office:value-type="string" office:string-value="48" calcext:value-type="string">
            <text:p>48</text:p>
          </table:table-cell>
          <table:table-cell table:formula="of:=MIDB([.I15];4;3)" office:value-type="string" office:string-value=" 04" calcext:value-type="string">
            <text:p><text:s/>04</text:p>
          </table:table-cell>
          <table:table-cell table:formula="of:=MIDB([.I15];8;3)" office:value-type="string" office:string-value=" 42" calcext:value-type="string">
            <text:p><text:s/>42</text:p>
          </table:table-cell>
          <table:table-cell table:formula="of:=-([.J15]+[.K15]/60+[.L15]/3600)" office:value-type="float" office:value="-48.0783333333333" calcext:value-type="float">
            <text:p>-48.0783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strela do Norte</text:p>
          </table:table-cell>
          <table:table-cell table:style-name="ce3" office:value-type="string" calcext:value-type="string">
            <text:p>13º 52’ 06”</text:p>
          </table:table-cell>
          <table:table-cell table:formula="of:=MID([.C16];1;2)" office:value-type="string" office:string-value="13" calcext:value-type="string">
            <text:p>13</text:p>
          </table:table-cell>
          <table:table-cell table:style-name="ce3" table:formula="of:=MIDB([.C16];4;3)" office:value-type="string" office:string-value=" 52" calcext:value-type="string">
            <text:p><text:s/>52</text:p>
          </table:table-cell>
          <table:table-cell table:style-name="ce5" table:formula="of:=MIDB([.C16];8;3)" office:value-type="string" office:string-value=" 06" calcext:value-type="string">
            <text:p><text:s/>06</text:p>
          </table:table-cell>
          <table:table-cell table:formula="of:=-([.D16]+[.E16]/60+[.F16]/3600)" office:value-type="float" office:value="-13.8683333333333" calcext:value-type="float">
            <text:p>-13.868333333333</text:p>
          </table:table-cell>
          <table:table-cell/>
          <table:table-cell table:style-name="ce3" office:value-type="string" calcext:value-type="string">
            <text:p>49º 04’ 21”</text:p>
          </table:table-cell>
          <table:table-cell table:formula="of:=MID([.I16];1;2)" office:value-type="string" office:string-value="49" calcext:value-type="string">
            <text:p>49</text:p>
          </table:table-cell>
          <table:table-cell table:formula="of:=MIDB([.I16];4;3)" office:value-type="string" office:string-value=" 04" calcext:value-type="string">
            <text:p><text:s/>04</text:p>
          </table:table-cell>
          <table:table-cell table:formula="of:=MIDB([.I16];8;3)" office:value-type="string" office:string-value=" 21" calcext:value-type="string">
            <text:p><text:s/>21</text:p>
          </table:table-cell>
          <table:table-cell table:formula="of:=-([.J16]+[.K16]/60+[.L16]/3600)" office:value-type="float" office:value="-49.0725" calcext:value-type="float">
            <text:p>-49.0725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Terezópolis de Goiás</text:p>
          </table:table-cell>
          <table:table-cell table:style-name="ce3" office:value-type="string" calcext:value-type="string">
            <text:p>16º 23’ 41”</text:p>
          </table:table-cell>
          <table:table-cell table:formula="of:=MID([.C17];1;2)" office:value-type="string" office:string-value="16" calcext:value-type="string">
            <text:p>16</text:p>
          </table:table-cell>
          <table:table-cell table:style-name="ce3" table:formula="of:=MIDB([.C17];4;3)" office:value-type="string" office:string-value=" 23" calcext:value-type="string">
            <text:p><text:s/>23</text:p>
          </table:table-cell>
          <table:table-cell table:style-name="ce5" table:formula="of:=MIDB([.C17];8;3)" office:value-type="string" office:string-value=" 41" calcext:value-type="string">
            <text:p><text:s/>41</text:p>
          </table:table-cell>
          <table:table-cell table:formula="of:=-([.D17]+[.E17]/60+[.F17]/3600)" office:value-type="float" office:value="-16.3947222222222" calcext:value-type="float">
            <text:p>-16.394722222222</text:p>
          </table:table-cell>
          <table:table-cell/>
          <table:table-cell table:style-name="ce3" office:value-type="string" calcext:value-type="string">
            <text:p>49º 04’ 47”</text:p>
          </table:table-cell>
          <table:table-cell table:formula="of:=MID([.I17];1;2)" office:value-type="string" office:string-value="49" calcext:value-type="string">
            <text:p>49</text:p>
          </table:table-cell>
          <table:table-cell table:formula="of:=MIDB([.I17];4;3)" office:value-type="string" office:string-value=" 04" calcext:value-type="string">
            <text:p><text:s/>04</text:p>
          </table:table-cell>
          <table:table-cell table:formula="of:=MIDB([.I17];8;3)" office:value-type="string" office:string-value=" 47" calcext:value-type="string">
            <text:p><text:s/>47</text:p>
          </table:table-cell>
          <table:table-cell table:formula="of:=-([.J17]+[.K17]/60+[.L17]/3600)" office:value-type="float" office:value="-49.0797222222222" calcext:value-type="float">
            <text:p>-49.0797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Amorinópolis</text:p>
          </table:table-cell>
          <table:table-cell table:style-name="ce3" office:value-type="string" calcext:value-type="string">
            <text:p>16º 37’ 09”</text:p>
          </table:table-cell>
          <table:table-cell table:formula="of:=MID([.C18];1;2)" office:value-type="string" office:string-value="16" calcext:value-type="string">
            <text:p>16</text:p>
          </table:table-cell>
          <table:table-cell table:style-name="ce3" table:formula="of:=MIDB([.C18];4;3)" office:value-type="string" office:string-value=" 37" calcext:value-type="string">
            <text:p><text:s/>37</text:p>
          </table:table-cell>
          <table:table-cell table:style-name="ce5" table:formula="of:=MIDB([.C18];8;3)" office:value-type="string" office:string-value=" 09" calcext:value-type="string">
            <text:p><text:s/>09</text:p>
          </table:table-cell>
          <table:table-cell table:formula="of:=-([.D18]+[.E18]/60+[.F18]/3600)" office:value-type="float" office:value="-16.6191666666667" calcext:value-type="float">
            <text:p>-16.619166666667</text:p>
          </table:table-cell>
          <table:table-cell/>
          <table:table-cell table:style-name="ce3" office:value-type="string" calcext:value-type="string">
            <text:p>51º 05’ 37”</text:p>
          </table:table-cell>
          <table:table-cell table:formula="of:=MID([.I18];1;2)" office:value-type="string" office:string-value="51" calcext:value-type="string">
            <text:p>51</text:p>
          </table:table-cell>
          <table:table-cell table:formula="of:=MIDB([.I18];4;3)" office:value-type="string" office:string-value=" 05" calcext:value-type="string">
            <text:p><text:s/>05</text:p>
          </table:table-cell>
          <table:table-cell table:formula="of:=MIDB([.I18];8;3)" office:value-type="string" office:string-value=" 37" calcext:value-type="string">
            <text:p><text:s/>37</text:p>
          </table:table-cell>
          <table:table-cell table:formula="of:=-([.J18]+[.K18]/60+[.L18]/3600)" office:value-type="float" office:value="-51.0936111111111" calcext:value-type="float">
            <text:p>-51.0936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Campo Limpo de Goiás</text:p>
          </table:table-cell>
          <table:table-cell table:style-name="ce3" office:value-type="string" calcext:value-type="string">
            <text:p>16º 17’ 49”</text:p>
          </table:table-cell>
          <table:table-cell table:formula="of:=MID([.C19];1;2)" office:value-type="string" office:string-value="16" calcext:value-type="string">
            <text:p>16</text:p>
          </table:table-cell>
          <table:table-cell table:style-name="ce3" table:formula="of:=MIDB([.C19];4;3)" office:value-type="string" office:string-value=" 17" calcext:value-type="string">
            <text:p><text:s/>17</text:p>
          </table:table-cell>
          <table:table-cell table:style-name="ce5" table:formula="of:=MIDB([.C19];8;3)" office:value-type="string" office:string-value=" 49" calcext:value-type="string">
            <text:p><text:s/>49</text:p>
          </table:table-cell>
          <table:table-cell table:formula="of:=-([.D19]+[.E19]/60+[.F19]/3600)" office:value-type="float" office:value="-16.2969444444444" calcext:value-type="float">
            <text:p>-16.296944444445</text:p>
          </table:table-cell>
          <table:table-cell/>
          <table:table-cell table:style-name="ce3" office:value-type="string" calcext:value-type="string">
            <text:p>49º 05’ 14”</text:p>
          </table:table-cell>
          <table:table-cell table:formula="of:=MID([.I19];1;2)" office:value-type="string" office:string-value="49" calcext:value-type="string">
            <text:p>49</text:p>
          </table:table-cell>
          <table:table-cell table:formula="of:=MIDB([.I19];4;3)" office:value-type="string" office:string-value=" 05" calcext:value-type="string">
            <text:p><text:s/>05</text:p>
          </table:table-cell>
          <table:table-cell table:formula="of:=MIDB([.I19];8;3)" office:value-type="string" office:string-value=" 14" calcext:value-type="string">
            <text:p><text:s/>14</text:p>
          </table:table-cell>
          <table:table-cell table:formula="of:=-([.J19]+[.K19]/60+[.L19]/3600)" office:value-type="float" office:value="-49.0872222222222" calcext:value-type="float">
            <text:p>-49.087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Goiandira</text:p>
          </table:table-cell>
          <table:table-cell table:style-name="ce3" office:value-type="string" calcext:value-type="string">
            <text:p>18º 07’ 54”</text:p>
          </table:table-cell>
          <table:table-cell table:formula="of:=MID([.C20];1;2)" office:value-type="string" office:string-value="18" calcext:value-type="string">
            <text:p>18</text:p>
          </table:table-cell>
          <table:table-cell table:style-name="ce3" table:formula="of:=MIDB([.C20];4;3)" office:value-type="string" office:string-value=" 07" calcext:value-type="string">
            <text:p><text:s/>07</text:p>
          </table:table-cell>
          <table:table-cell table:style-name="ce5" table:formula="of:=MIDB([.C20];8;3)" office:value-type="string" office:string-value=" 54" calcext:value-type="string">
            <text:p><text:s/>54</text:p>
          </table:table-cell>
          <table:table-cell table:formula="of:=-([.D20]+[.E20]/60+[.F20]/3600)" office:value-type="float" office:value="-18.1316666666667" calcext:value-type="float">
            <text:p>-18.131666666667</text:p>
          </table:table-cell>
          <table:table-cell/>
          <table:table-cell table:style-name="ce3" office:value-type="string" calcext:value-type="string">
            <text:p>48º 05’ 06”</text:p>
          </table:table-cell>
          <table:table-cell table:formula="of:=MID([.I20];1;2)" office:value-type="string" office:string-value="48" calcext:value-type="string">
            <text:p>48</text:p>
          </table:table-cell>
          <table:table-cell table:formula="of:=MIDB([.I20];4;3)" office:value-type="string" office:string-value=" 05" calcext:value-type="string">
            <text:p><text:s/>05</text:p>
          </table:table-cell>
          <table:table-cell table:formula="of:=MIDB([.I20];8;3)" office:value-type="string" office:string-value=" 06" calcext:value-type="string">
            <text:p><text:s/>06</text:p>
          </table:table-cell>
          <table:table-cell table:formula="of:=-([.J20]+[.K20]/60+[.L20]/3600)" office:value-type="float" office:value="-48.085" calcext:value-type="float">
            <text:p>-48.085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Morrinhos</text:p>
          </table:table-cell>
          <table:table-cell table:style-name="ce3" office:value-type="string" calcext:value-type="string">
            <text:p>17º 43’ 52”</text:p>
          </table:table-cell>
          <table:table-cell table:formula="of:=MID([.C21];1;2)" office:value-type="string" office:string-value="17" calcext:value-type="string">
            <text:p>17</text:p>
          </table:table-cell>
          <table:table-cell table:style-name="ce3" table:formula="of:=MIDB([.C21];4;3)" office:value-type="string" office:string-value=" 43" calcext:value-type="string">
            <text:p><text:s/>43</text:p>
          </table:table-cell>
          <table:table-cell table:style-name="ce5" table:formula="of:=MIDB([.C21];8;3)" office:value-type="string" office:string-value=" 52" calcext:value-type="string">
            <text:p><text:s/>52</text:p>
          </table:table-cell>
          <table:table-cell table:formula="of:=-([.D21]+[.E21]/60+[.F21]/3600)" office:value-type="float" office:value="-17.7311111111111" calcext:value-type="float">
            <text:p>-17.731111111111</text:p>
          </table:table-cell>
          <table:table-cell/>
          <table:table-cell table:style-name="ce3" office:value-type="string" calcext:value-type="string">
            <text:p>49º 05’ 58”</text:p>
          </table:table-cell>
          <table:table-cell table:formula="of:=MID([.I21];1;2)" office:value-type="string" office:string-value="49" calcext:value-type="string">
            <text:p>49</text:p>
          </table:table-cell>
          <table:table-cell table:formula="of:=MIDB([.I21];4;3)" office:value-type="string" office:string-value=" 05" calcext:value-type="string">
            <text:p><text:s/>05</text:p>
          </table:table-cell>
          <table:table-cell table:formula="of:=MIDB([.I21];8;3)" office:value-type="string" office:string-value=" 58" calcext:value-type="string">
            <text:p><text:s/>58</text:p>
          </table:table-cell>
          <table:table-cell table:formula="of:=-([.J21]+[.K21]/60+[.L21]/3600)" office:value-type="float" office:value="-49.0994444444444" calcext:value-type="float">
            <text:p>-49.099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Senador Canedo</text:p>
          </table:table-cell>
          <table:table-cell table:style-name="ce3" office:value-type="string" calcext:value-type="string">
            <text:p>16º 42’ 29”</text:p>
          </table:table-cell>
          <table:table-cell table:formula="of:=MID([.C22];1;2)" office:value-type="string" office:string-value="16" calcext:value-type="string">
            <text:p>16</text:p>
          </table:table-cell>
          <table:table-cell table:style-name="ce3" table:formula="of:=MIDB([.C22];4;3)" office:value-type="string" office:string-value=" 42" calcext:value-type="string">
            <text:p><text:s/>42</text:p>
          </table:table-cell>
          <table:table-cell table:style-name="ce5" table:formula="of:=MIDB([.C22];8;3)" office:value-type="string" office:string-value=" 29" calcext:value-type="string">
            <text:p><text:s/>29</text:p>
          </table:table-cell>
          <table:table-cell table:formula="of:=-([.D22]+[.E22]/60+[.F22]/3600)" office:value-type="float" office:value="-16.7080555555556" calcext:value-type="float">
            <text:p>-16.708055555556</text:p>
          </table:table-cell>
          <table:table-cell/>
          <table:table-cell table:style-name="ce3" office:value-type="string" calcext:value-type="string">
            <text:p>49º 05’ 35”</text:p>
          </table:table-cell>
          <table:table-cell table:formula="of:=MID([.I22];1;2)" office:value-type="string" office:string-value="49" calcext:value-type="string">
            <text:p>49</text:p>
          </table:table-cell>
          <table:table-cell table:formula="of:=MIDB([.I22];4;3)" office:value-type="string" office:string-value=" 05" calcext:value-type="string">
            <text:p><text:s/>05</text:p>
          </table:table-cell>
          <table:table-cell table:formula="of:=MIDB([.I22];8;3)" office:value-type="string" office:string-value=" 35" calcext:value-type="string">
            <text:p><text:s/>35</text:p>
          </table:table-cell>
          <table:table-cell table:formula="of:=-([.J22]+[.K22]/60+[.L22]/3600)" office:value-type="float" office:value="-49.0930555555556" calcext:value-type="float">
            <text:p>-49.093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Mambaí</text:p>
          </table:table-cell>
          <table:table-cell table:style-name="ce3" office:value-type="string" calcext:value-type="string">
            <text:p>14º 29’ 16”</text:p>
          </table:table-cell>
          <table:table-cell table:formula="of:=MID([.C23];1;2)" office:value-type="string" office:string-value="14" calcext:value-type="string">
            <text:p>14</text:p>
          </table:table-cell>
          <table:table-cell table:style-name="ce3" table:formula="of:=MIDB([.C23];4;3)" office:value-type="string" office:string-value=" 29" calcext:value-type="string">
            <text:p><text:s/>29</text:p>
          </table:table-cell>
          <table:table-cell table:style-name="ce5" table:formula="of:=MIDB([.C23];8;3)" office:value-type="string" office:string-value=" 16" calcext:value-type="string">
            <text:p><text:s/>16</text:p>
          </table:table-cell>
          <table:table-cell table:formula="of:=-([.D23]+[.E23]/60+[.F23]/3600)" office:value-type="float" office:value="-14.4877777777778" calcext:value-type="float">
            <text:p>-14.487777777778</text:p>
          </table:table-cell>
          <table:table-cell/>
          <table:table-cell table:style-name="ce3" office:value-type="string" calcext:value-type="string">
            <text:p>46º 06’ 47”</text:p>
          </table:table-cell>
          <table:table-cell table:formula="of:=MID([.I23];1;2)" office:value-type="string" office:string-value="46" calcext:value-type="string">
            <text:p>46</text:p>
          </table:table-cell>
          <table:table-cell table:formula="of:=MIDB([.I23];4;3)" office:value-type="string" office:string-value=" 06" calcext:value-type="string">
            <text:p><text:s/>06</text:p>
          </table:table-cell>
          <table:table-cell table:formula="of:=MIDB([.I23];8;3)" office:value-type="string" office:string-value=" 47" calcext:value-type="string">
            <text:p><text:s/>47</text:p>
          </table:table-cell>
          <table:table-cell table:formula="of:=-([.J23]+[.K23]/60+[.L23]/3600)" office:value-type="float" office:value="-46.1130555555556" calcext:value-type="float">
            <text:p>-46.113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Santa Fé de Goiás</text:p>
          </table:table-cell>
          <table:table-cell table:style-name="ce3" office:value-type="string" calcext:value-type="string">
            <text:p>15º 46’ 09”</text:p>
          </table:table-cell>
          <table:table-cell table:formula="of:=MID([.C24];1;2)" office:value-type="string" office:string-value="15" calcext:value-type="string">
            <text:p>15</text:p>
          </table:table-cell>
          <table:table-cell table:style-name="ce3" table:formula="of:=MIDB([.C24];4;3)" office:value-type="string" office:string-value=" 46" calcext:value-type="string">
            <text:p><text:s/>46</text:p>
          </table:table-cell>
          <table:table-cell table:style-name="ce5" table:formula="of:=MIDB([.C24];8;3)" office:value-type="string" office:string-value=" 09" calcext:value-type="string">
            <text:p><text:s/>09</text:p>
          </table:table-cell>
          <table:table-cell table:formula="of:=-([.D24]+[.E24]/60+[.F24]/3600)" office:value-type="float" office:value="-15.7691666666667" calcext:value-type="float">
            <text:p>-15.769166666667</text:p>
          </table:table-cell>
          <table:table-cell/>
          <table:table-cell table:style-name="ce3" office:value-type="string" calcext:value-type="string">
            <text:p>51º 06’ 20”</text:p>
          </table:table-cell>
          <table:table-cell table:formula="of:=MID([.I24];1;2)" office:value-type="string" office:string-value="51" calcext:value-type="string">
            <text:p>51</text:p>
          </table:table-cell>
          <table:table-cell table:formula="of:=MIDB([.I24];4;3)" office:value-type="string" office:string-value=" 06" calcext:value-type="string">
            <text:p><text:s/>06</text:p>
          </table:table-cell>
          <table:table-cell table:formula="of:=MIDB([.I24];8;3)" office:value-type="string" office:string-value=" 20" calcext:value-type="string">
            <text:p><text:s/>20</text:p>
          </table:table-cell>
          <table:table-cell table:formula="of:=-([.J24]+[.K24]/60+[.L24]/3600)" office:value-type="float" office:value="-51.1055555555556" calcext:value-type="float">
            <text:p>-51.1055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Caçu</text:p>
          </table:table-cell>
          <table:table-cell table:style-name="ce3" office:value-type="string" calcext:value-type="string">
            <text:p>18º 33’ 24”</text:p>
          </table:table-cell>
          <table:table-cell table:formula="of:=MID([.C25];1;2)" office:value-type="string" office:string-value="18" calcext:value-type="string">
            <text:p>18</text:p>
          </table:table-cell>
          <table:table-cell table:style-name="ce3" table:formula="of:=MIDB([.C25];4;3)" office:value-type="string" office:string-value=" 33" calcext:value-type="string">
            <text:p><text:s/>33</text:p>
          </table:table-cell>
          <table:table-cell table:style-name="ce5" table:formula="of:=MIDB([.C25];8;3)" office:value-type="string" office:string-value=" 24" calcext:value-type="string">
            <text:p><text:s/>24</text:p>
          </table:table-cell>
          <table:table-cell table:formula="of:=-([.D25]+[.E25]/60+[.F25]/3600)" office:value-type="float" office:value="-18.5566666666667" calcext:value-type="float">
            <text:p>-18.556666666667</text:p>
          </table:table-cell>
          <table:table-cell/>
          <table:table-cell table:style-name="ce3" office:value-type="string" calcext:value-type="string">
            <text:p>51º 07’ 51”</text:p>
          </table:table-cell>
          <table:table-cell table:formula="of:=MID([.I25];1;2)" office:value-type="string" office:string-value="51" calcext:value-type="string">
            <text:p>51</text:p>
          </table:table-cell>
          <table:table-cell table:formula="of:=MIDB([.I25];4;3)" office:value-type="string" office:string-value=" 07" calcext:value-type="string">
            <text:p><text:s/>07</text:p>
          </table:table-cell>
          <table:table-cell table:formula="of:=MIDB([.I25];8;3)" office:value-type="string" office:string-value=" 51" calcext:value-type="string">
            <text:p><text:s/>51</text:p>
          </table:table-cell>
          <table:table-cell table:formula="of:=-([.J25]+[.K25]/60+[.L25]/3600)" office:value-type="float" office:value="-51.1308333333333" calcext:value-type="float">
            <text:p>-51.1308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Goianésia</text:p>
          </table:table-cell>
          <table:table-cell table:style-name="ce3" office:value-type="string" calcext:value-type="string">
            <text:p>15º 19’ 03”</text:p>
          </table:table-cell>
          <table:table-cell table:formula="of:=MID([.C26];1;2)" office:value-type="string" office:string-value="15" calcext:value-type="string">
            <text:p>15</text:p>
          </table:table-cell>
          <table:table-cell table:style-name="ce3" table:formula="of:=MIDB([.C26];4;3)" office:value-type="string" office:string-value=" 19" calcext:value-type="string">
            <text:p><text:s/>19</text:p>
          </table:table-cell>
          <table:table-cell table:style-name="ce5" table:formula="of:=MIDB([.C26];8;3)" office:value-type="string" office:string-value=" 03" calcext:value-type="string">
            <text:p><text:s/>03</text:p>
          </table:table-cell>
          <table:table-cell table:formula="of:=-([.D26]+[.E26]/60+[.F26]/3600)" office:value-type="float" office:value="-15.3175" calcext:value-type="float">
            <text:p>-15.317500000000</text:p>
          </table:table-cell>
          <table:table-cell/>
          <table:table-cell table:style-name="ce3" office:value-type="string" calcext:value-type="string">
            <text:p>49º 07’ 03”</text:p>
          </table:table-cell>
          <table:table-cell table:formula="of:=MID([.I26];1;2)" office:value-type="string" office:string-value="49" calcext:value-type="string">
            <text:p>49</text:p>
          </table:table-cell>
          <table:table-cell table:formula="of:=MIDB([.I26];4;3)" office:value-type="string" office:string-value=" 07" calcext:value-type="string">
            <text:p><text:s/>07</text:p>
          </table:table-cell>
          <table:table-cell table:formula="of:=MIDB([.I26];8;3)" office:value-type="string" office:string-value=" 03" calcext:value-type="string">
            <text:p><text:s/>03</text:p>
          </table:table-cell>
          <table:table-cell table:formula="of:=-([.J26]+[.K26]/60+[.L26]/3600)" office:value-type="float" office:value="-49.1175" calcext:value-type="float">
            <text:p>-49.1175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Iporá</text:p>
          </table:table-cell>
          <table:table-cell table:style-name="ce3" office:value-type="string" calcext:value-type="string">
            <text:p>16º 26’ 31”</text:p>
          </table:table-cell>
          <table:table-cell table:formula="of:=MID([.C27];1;2)" office:value-type="string" office:string-value="16" calcext:value-type="string">
            <text:p>16</text:p>
          </table:table-cell>
          <table:table-cell table:style-name="ce3" table:formula="of:=MIDB([.C27];4;3)" office:value-type="string" office:string-value=" 26" calcext:value-type="string">
            <text:p><text:s/>26</text:p>
          </table:table-cell>
          <table:table-cell table:style-name="ce5" table:formula="of:=MIDB([.C27];8;3)" office:value-type="string" office:string-value=" 31" calcext:value-type="string">
            <text:p><text:s/>31</text:p>
          </table:table-cell>
          <table:table-cell table:formula="of:=-([.D27]+[.E27]/60+[.F27]/3600)" office:value-type="float" office:value="-16.4419444444444" calcext:value-type="float">
            <text:p>-16.441944444445</text:p>
          </table:table-cell>
          <table:table-cell/>
          <table:table-cell table:style-name="ce3" office:value-type="string" calcext:value-type="string">
            <text:p>51º 07’ 04”</text:p>
          </table:table-cell>
          <table:table-cell table:formula="of:=MID([.I27];1;2)" office:value-type="string" office:string-value="51" calcext:value-type="string">
            <text:p>51</text:p>
          </table:table-cell>
          <table:table-cell table:formula="of:=MIDB([.I27];4;3)" office:value-type="string" office:string-value=" 07" calcext:value-type="string">
            <text:p><text:s/>07</text:p>
          </table:table-cell>
          <table:table-cell table:formula="of:=MIDB([.I27];8;3)" office:value-type="string" office:string-value=" 04" calcext:value-type="string">
            <text:p><text:s/>04</text:p>
          </table:table-cell>
          <table:table-cell table:formula="of:=-([.J27]+[.K27]/60+[.L27]/3600)" office:value-type="float" office:value="-51.1177777777778" calcext:value-type="float">
            <text:p>-51.1177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Santa Rita do Novo Destino</text:p>
          </table:table-cell>
          <table:table-cell table:style-name="ce3" office:value-type="string" calcext:value-type="string">
            <text:p>15º 08’ 07”</text:p>
          </table:table-cell>
          <table:table-cell table:formula="of:=MID([.C28];1;2)" office:value-type="string" office:string-value="15" calcext:value-type="string">
            <text:p>15</text:p>
          </table:table-cell>
          <table:table-cell table:style-name="ce3" table:formula="of:=MIDB([.C28];4;3)" office:value-type="string" office:string-value=" 08" calcext:value-type="string">
            <text:p><text:s/>08</text:p>
          </table:table-cell>
          <table:table-cell table:style-name="ce5" table:formula="of:=MIDB([.C28];8;3)" office:value-type="string" office:string-value=" 07" calcext:value-type="string">
            <text:p><text:s/>07</text:p>
          </table:table-cell>
          <table:table-cell table:formula="of:=-([.D28]+[.E28]/60+[.F28]/3600)" office:value-type="float" office:value="-15.1352777777778" calcext:value-type="float">
            <text:p>-15.135277777778</text:p>
          </table:table-cell>
          <table:table-cell/>
          <table:table-cell table:style-name="ce3" office:value-type="string" calcext:value-type="string">
            <text:p>49º 07’ 13”</text:p>
          </table:table-cell>
          <table:table-cell table:formula="of:=MID([.I28];1;2)" office:value-type="string" office:string-value="49" calcext:value-type="string">
            <text:p>49</text:p>
          </table:table-cell>
          <table:table-cell table:formula="of:=MIDB([.I28];4;3)" office:value-type="string" office:string-value=" 07" calcext:value-type="string">
            <text:p><text:s/>07</text:p>
          </table:table-cell>
          <table:table-cell table:formula="of:=MIDB([.I28];8;3)" office:value-type="string" office:string-value=" 13" calcext:value-type="string">
            <text:p><text:s/>13</text:p>
          </table:table-cell>
          <table:table-cell table:formula="of:=-([.J28]+[.K28]/60+[.L28]/3600)" office:value-type="float" office:value="-49.1202777777778" calcext:value-type="float">
            <text:p>-49.1202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Aparecida do Rio Doce</text:p>
          </table:table-cell>
          <table:table-cell table:style-name="ce3" office:value-type="string" calcext:value-type="string">
            <text:p>18º 17’ 56”</text:p>
          </table:table-cell>
          <table:table-cell table:formula="of:=MID([.C29];1;2)" office:value-type="string" office:string-value="18" calcext:value-type="string">
            <text:p>18</text:p>
          </table:table-cell>
          <table:table-cell table:style-name="ce3" table:formula="of:=MIDB([.C29];4;3)" office:value-type="string" office:string-value=" 17" calcext:value-type="string">
            <text:p><text:s/>17</text:p>
          </table:table-cell>
          <table:table-cell table:style-name="ce5" table:formula="of:=MIDB([.C29];8;3)" office:value-type="string" office:string-value=" 56" calcext:value-type="string">
            <text:p><text:s/>56</text:p>
          </table:table-cell>
          <table:table-cell table:formula="of:=-([.D29]+[.E29]/60+[.F29]/3600)" office:value-type="float" office:value="-18.2988888888889" calcext:value-type="float">
            <text:p>-18.298888888889</text:p>
          </table:table-cell>
          <table:table-cell/>
          <table:table-cell table:style-name="ce3" office:value-type="string" calcext:value-type="string">
            <text:p>51º 08’ 43”</text:p>
          </table:table-cell>
          <table:table-cell table:formula="of:=MID([.I29];1;2)" office:value-type="string" office:string-value="51" calcext:value-type="string">
            <text:p>51</text:p>
          </table:table-cell>
          <table:table-cell table:formula="of:=MIDB([.I29];4;3)" office:value-type="string" office:string-value=" 08" calcext:value-type="string">
            <text:p><text:s/>08</text:p>
          </table:table-cell>
          <table:table-cell table:formula="of:=MIDB([.I29];8;3)" office:value-type="string" office:string-value=" 43" calcext:value-type="string">
            <text:p><text:s/>43</text:p>
          </table:table-cell>
          <table:table-cell table:formula="of:=-([.J29]+[.K29]/60+[.L29]/3600)" office:value-type="float" office:value="-51.1452777777778" calcext:value-type="float">
            <text:p>-51.1452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15º 56’ 04”</text:p>
          </table:table-cell>
          <table:table-cell table:formula="of:=MID([.C30];1;2)" office:value-type="string" office:string-value="15" calcext:value-type="string">
            <text:p>15</text:p>
          </table:table-cell>
          <table:table-cell table:style-name="ce3" table:formula="of:=MIDB([.C30];4;3)" office:value-type="string" office:string-value=" 56" calcext:value-type="string">
            <text:p><text:s/>56</text:p>
          </table:table-cell>
          <table:table-cell table:style-name="ce5" table:formula="of:=MIDB([.C30];8;3)" office:value-type="string" office:string-value=" 04" calcext:value-type="string">
            <text:p><text:s/>04</text:p>
          </table:table-cell>
          <table:table-cell table:formula="of:=-([.D30]+[.E30]/60+[.F30]/3600)" office:value-type="float" office:value="-15.9344444444444" calcext:value-type="float">
            <text:p>-15.934444444445</text:p>
          </table:table-cell>
          <table:table-cell/>
          <table:table-cell table:style-name="ce3" office:value-type="string" calcext:value-type="string">
            <text:p>50º 08’ 25”</text:p>
          </table:table-cell>
          <table:table-cell table:formula="of:=MID([.I30];1;2)" office:value-type="string" office:string-value="50" calcext:value-type="string">
            <text:p>50</text:p>
          </table:table-cell>
          <table:table-cell table:formula="of:=MIDB([.I30];4;3)" office:value-type="string" office:string-value=" 08" calcext:value-type="string">
            <text:p><text:s/>08</text:p>
          </table:table-cell>
          <table:table-cell table:formula="of:=MIDB([.I30];8;3)" office:value-type="string" office:string-value=" 25" calcext:value-type="string">
            <text:p><text:s/>25</text:p>
          </table:table-cell>
          <table:table-cell table:formula="of:=-([.J30]+[.K30]/60+[.L30]/3600)" office:value-type="float" office:value="-50.1402777777778" calcext:value-type="float">
            <text:p>-50.1402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Jandaia</text:p>
          </table:table-cell>
          <table:table-cell table:style-name="ce3" office:value-type="string" calcext:value-type="string">
            <text:p>17º 02’ 55”</text:p>
          </table:table-cell>
          <table:table-cell table:formula="of:=MID([.C31];1;2)" office:value-type="string" office:string-value="17" calcext:value-type="string">
            <text:p>17</text:p>
          </table:table-cell>
          <table:table-cell table:style-name="ce3" table:formula="of:=MIDB([.C31];4;3)" office:value-type="string" office:string-value=" 02" calcext:value-type="string">
            <text:p><text:s/>02</text:p>
          </table:table-cell>
          <table:table-cell table:style-name="ce5" table:formula="of:=MIDB([.C31];8;3)" office:value-type="string" office:string-value=" 55" calcext:value-type="string">
            <text:p><text:s/>55</text:p>
          </table:table-cell>
          <table:table-cell table:formula="of:=-([.D31]+[.E31]/60+[.F31]/3600)" office:value-type="float" office:value="-17.0486111111111" calcext:value-type="float">
            <text:p>-17.048611111111</text:p>
          </table:table-cell>
          <table:table-cell/>
          <table:table-cell table:style-name="ce3" office:value-type="string" calcext:value-type="string">
            <text:p>50º 08’ 46”</text:p>
          </table:table-cell>
          <table:table-cell table:formula="of:=MID([.I31];1;2)" office:value-type="string" office:string-value="50" calcext:value-type="string">
            <text:p>50</text:p>
          </table:table-cell>
          <table:table-cell table:formula="of:=MIDB([.I31];4;3)" office:value-type="string" office:string-value=" 08" calcext:value-type="string">
            <text:p><text:s/>08</text:p>
          </table:table-cell>
          <table:table-cell table:formula="of:=MIDB([.I31];8;3)" office:value-type="string" office:string-value=" 46" calcext:value-type="string">
            <text:p><text:s/>46</text:p>
          </table:table-cell>
          <table:table-cell table:formula="of:=-([.J31]+[.K31]/60+[.L31]/3600)" office:value-type="float" office:value="-50.1461111111111" calcext:value-type="float">
            <text:p>-50.1461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Porangatu</text:p>
          </table:table-cell>
          <table:table-cell table:style-name="ce3" office:value-type="string" calcext:value-type="string">
            <text:p>13º 26’ 27”</text:p>
          </table:table-cell>
          <table:table-cell table:formula="of:=MID([.C32];1;2)" office:value-type="string" office:string-value="13" calcext:value-type="string">
            <text:p>13</text:p>
          </table:table-cell>
          <table:table-cell table:style-name="ce3" table:formula="of:=MIDB([.C32];4;3)" office:value-type="string" office:string-value=" 26" calcext:value-type="string">
            <text:p><text:s/>26</text:p>
          </table:table-cell>
          <table:table-cell table:style-name="ce5" table:formula="of:=MIDB([.C32];8;3)" office:value-type="string" office:string-value=" 27" calcext:value-type="string">
            <text:p><text:s/>27</text:p>
          </table:table-cell>
          <table:table-cell table:formula="of:=-([.D32]+[.E32]/60+[.F32]/3600)" office:value-type="float" office:value="-13.4408333333333" calcext:value-type="float">
            <text:p>-13.440833333333</text:p>
          </table:table-cell>
          <table:table-cell/>
          <table:table-cell table:style-name="ce3" office:value-type="string" calcext:value-type="string">
            <text:p>49º 08’ 55”</text:p>
          </table:table-cell>
          <table:table-cell table:formula="of:=MID([.I32];1;2)" office:value-type="string" office:string-value="49" calcext:value-type="string">
            <text:p>49</text:p>
          </table:table-cell>
          <table:table-cell table:formula="of:=MIDB([.I32];4;3)" office:value-type="string" office:string-value=" 08" calcext:value-type="string">
            <text:p><text:s/>08</text:p>
          </table:table-cell>
          <table:table-cell table:formula="of:=MIDB([.I32];8;3)" office:value-type="string" office:string-value=" 55" calcext:value-type="string">
            <text:p><text:s/>55</text:p>
          </table:table-cell>
          <table:table-cell table:formula="of:=-([.J32]+[.K32]/60+[.L32]/3600)" office:value-type="float" office:value="-49.1486111111111" calcext:value-type="float">
            <text:p>-49.1486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Turvânia</text:p>
          </table:table-cell>
          <table:table-cell table:style-name="ce3" office:value-type="string" calcext:value-type="string">
            <text:p>16º 36’ 52”</text:p>
          </table:table-cell>
          <table:table-cell table:formula="of:=MID([.C33];1;2)" office:value-type="string" office:string-value="16" calcext:value-type="string">
            <text:p>16</text:p>
          </table:table-cell>
          <table:table-cell table:style-name="ce3" table:formula="of:=MIDB([.C33];4;3)" office:value-type="string" office:string-value=" 36" calcext:value-type="string">
            <text:p><text:s/>36</text:p>
          </table:table-cell>
          <table:table-cell table:style-name="ce5" table:formula="of:=MIDB([.C33];8;3)" office:value-type="string" office:string-value=" 52" calcext:value-type="string">
            <text:p><text:s/>52</text:p>
          </table:table-cell>
          <table:table-cell table:formula="of:=-([.D33]+[.E33]/60+[.F33]/3600)" office:value-type="float" office:value="-16.6144444444444" calcext:value-type="float">
            <text:p>-16.614444444445</text:p>
          </table:table-cell>
          <table:table-cell/>
          <table:table-cell table:style-name="ce3" office:value-type="string" calcext:value-type="string">
            <text:p>50º 08’ 03”</text:p>
          </table:table-cell>
          <table:table-cell table:formula="of:=MID([.I33];1;2)" office:value-type="string" office:string-value="50" calcext:value-type="string">
            <text:p>50</text:p>
          </table:table-cell>
          <table:table-cell table:formula="of:=MIDB([.I33];4;3)" office:value-type="string" office:string-value=" 08" calcext:value-type="string">
            <text:p><text:s/>08</text:p>
          </table:table-cell>
          <table:table-cell table:formula="of:=MIDB([.I33];8;3)" office:value-type="string" office:string-value=" 03" calcext:value-type="string">
            <text:p><text:s/>03</text:p>
          </table:table-cell>
          <table:table-cell table:formula="of:=-([.J33]+[.K33]/60+[.L33]/3600)" office:value-type="float" office:value="-50.1341666666667" calcext:value-type="float">
            <text:p>-50.1341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Uruaçu</text:p>
          </table:table-cell>
          <table:table-cell table:style-name="ce3" office:value-type="string" calcext:value-type="string">
            <text:p>14º 31’ 29”</text:p>
          </table:table-cell>
          <table:table-cell table:formula="of:=MID([.C34];1;2)" office:value-type="string" office:string-value="14" calcext:value-type="string">
            <text:p>14</text:p>
          </table:table-cell>
          <table:table-cell table:style-name="ce3" table:formula="of:=MIDB([.C34];4;3)" office:value-type="string" office:string-value=" 31" calcext:value-type="string">
            <text:p><text:s/>31</text:p>
          </table:table-cell>
          <table:table-cell table:style-name="ce5" table:formula="of:=MIDB([.C34];8;3)" office:value-type="string" office:string-value=" 29" calcext:value-type="string">
            <text:p><text:s/>29</text:p>
          </table:table-cell>
          <table:table-cell table:formula="of:=-([.D34]+[.E34]/60+[.F34]/3600)" office:value-type="float" office:value="-14.5247222222222" calcext:value-type="float">
            <text:p>-14.524722222222</text:p>
          </table:table-cell>
          <table:table-cell/>
          <table:table-cell table:style-name="ce3" office:value-type="string" calcext:value-type="string">
            <text:p>49º 08’ 27”</text:p>
          </table:table-cell>
          <table:table-cell table:formula="of:=MID([.I34];1;2)" office:value-type="string" office:string-value="49" calcext:value-type="string">
            <text:p>49</text:p>
          </table:table-cell>
          <table:table-cell table:formula="of:=MIDB([.I34];4;3)" office:value-type="string" office:string-value=" 08" calcext:value-type="string">
            <text:p><text:s/>08</text:p>
          </table:table-cell>
          <table:table-cell table:formula="of:=MIDB([.I34];8;3)" office:value-type="string" office:string-value=" 27" calcext:value-type="string">
            <text:p><text:s/>27</text:p>
          </table:table-cell>
          <table:table-cell table:formula="of:=-([.J34]+[.K34]/60+[.L34]/3600)" office:value-type="float" office:value="-49.1408333333333" calcext:value-type="float">
            <text:p>-49.1408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Adelândia</text:p>
          </table:table-cell>
          <table:table-cell table:style-name="ce3" office:value-type="string" calcext:value-type="string">
            <text:p>16º 24’ 54”</text:p>
          </table:table-cell>
          <table:table-cell table:formula="of:=MID([.C35];1;2)" office:value-type="string" office:string-value="16" calcext:value-type="string">
            <text:p>16</text:p>
          </table:table-cell>
          <table:table-cell table:style-name="ce3" table:formula="of:=MIDB([.C35];4;3)" office:value-type="string" office:string-value=" 24" calcext:value-type="string">
            <text:p><text:s/>24</text:p>
          </table:table-cell>
          <table:table-cell table:style-name="ce5" table:formula="of:=MIDB([.C35];8;3)" office:value-type="string" office:string-value=" 54" calcext:value-type="string">
            <text:p><text:s/>54</text:p>
          </table:table-cell>
          <table:table-cell table:formula="of:=-([.D35]+[.E35]/60+[.F35]/3600)" office:value-type="float" office:value="-16.415" calcext:value-type="float">
            <text:p>-16.415000000000</text:p>
          </table:table-cell>
          <table:table-cell/>
          <table:table-cell table:style-name="ce3" office:value-type="string" calcext:value-type="string">
            <text:p>50º 09’ 56”</text:p>
          </table:table-cell>
          <table:table-cell table:formula="of:=MID([.I35];1;2)" office:value-type="string" office:string-value="50" calcext:value-type="string">
            <text:p>50</text:p>
          </table:table-cell>
          <table:table-cell table:formula="of:=MIDB([.I35];4;3)" office:value-type="string" office:string-value=" 09" calcext:value-type="string">
            <text:p><text:s/>09</text:p>
          </table:table-cell>
          <table:table-cell table:formula="of:=MIDB([.I35];8;3)" office:value-type="string" office:string-value=" 56" calcext:value-type="string">
            <text:p><text:s/>56</text:p>
          </table:table-cell>
          <table:table-cell table:formula="of:=-([.J35]+[.K35]/60+[.L35]/3600)" office:value-type="float" office:value="-50.1655555555556" calcext:value-type="float">
            <text:p>-50.1655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Britânia</text:p>
          </table:table-cell>
          <table:table-cell table:style-name="ce3" office:value-type="string" calcext:value-type="string">
            <text:p>15º 14’ 28”</text:p>
          </table:table-cell>
          <table:table-cell table:formula="of:=MID([.C36];1;2)" office:value-type="string" office:string-value="15" calcext:value-type="string">
            <text:p>15</text:p>
          </table:table-cell>
          <table:table-cell table:style-name="ce3" table:formula="of:=MIDB([.C36];4;3)" office:value-type="string" office:string-value=" 14" calcext:value-type="string">
            <text:p><text:s/>14</text:p>
          </table:table-cell>
          <table:table-cell table:style-name="ce5" table:formula="of:=MIDB([.C36];8;3)" office:value-type="string" office:string-value=" 28" calcext:value-type="string">
            <text:p><text:s/>28</text:p>
          </table:table-cell>
          <table:table-cell table:formula="of:=-([.D36]+[.E36]/60+[.F36]/3600)" office:value-type="float" office:value="-15.2411111111111" calcext:value-type="float">
            <text:p>-15.241111111111</text:p>
          </table:table-cell>
          <table:table-cell/>
          <table:table-cell table:style-name="ce3" office:value-type="string" calcext:value-type="string">
            <text:p>51º 09’ 38”</text:p>
          </table:table-cell>
          <table:table-cell table:formula="of:=MID([.I36];1;2)" office:value-type="string" office:string-value="51" calcext:value-type="string">
            <text:p>51</text:p>
          </table:table-cell>
          <table:table-cell table:formula="of:=MIDB([.I36];4;3)" office:value-type="string" office:string-value=" 09" calcext:value-type="string">
            <text:p><text:s/>09</text:p>
          </table:table-cell>
          <table:table-cell table:formula="of:=MIDB([.I36];8;3)" office:value-type="string" office:string-value=" 38" calcext:value-type="string">
            <text:p><text:s/>38</text:p>
          </table:table-cell>
          <table:table-cell table:formula="of:=-([.J36]+[.K36]/60+[.L36]/3600)" office:value-type="float" office:value="-51.1605555555556" calcext:value-type="float">
            <text:p>-51.1605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Campinorte</text:p>
          </table:table-cell>
          <table:table-cell table:style-name="ce3" office:value-type="string" calcext:value-type="string">
            <text:p>14º 18’ 41”</text:p>
          </table:table-cell>
          <table:table-cell table:formula="of:=MID([.C37];1;2)" office:value-type="string" office:string-value="14" calcext:value-type="string">
            <text:p>14</text:p>
          </table:table-cell>
          <table:table-cell table:style-name="ce3" table:formula="of:=MIDB([.C37];4;3)" office:value-type="string" office:string-value=" 18" calcext:value-type="string">
            <text:p><text:s/>18</text:p>
          </table:table-cell>
          <table:table-cell table:style-name="ce5" table:formula="of:=MIDB([.C37];8;3)" office:value-type="string" office:string-value=" 41" calcext:value-type="string">
            <text:p><text:s/>41</text:p>
          </table:table-cell>
          <table:table-cell table:formula="of:=-([.D37]+[.E37]/60+[.F37]/3600)" office:value-type="float" office:value="-14.3113888888889" calcext:value-type="float">
            <text:p>-14.311388888889</text:p>
          </table:table-cell>
          <table:table-cell/>
          <table:table-cell table:style-name="ce3" office:value-type="string" calcext:value-type="string">
            <text:p>49º 09’ 04”</text:p>
          </table:table-cell>
          <table:table-cell table:formula="of:=MID([.I37];1;2)" office:value-type="string" office:string-value="49" calcext:value-type="string">
            <text:p>49</text:p>
          </table:table-cell>
          <table:table-cell table:formula="of:=MIDB([.I37];4;3)" office:value-type="string" office:string-value=" 09" calcext:value-type="string">
            <text:p><text:s/>09</text:p>
          </table:table-cell>
          <table:table-cell table:formula="of:=MIDB([.I37];8;3)" office:value-type="string" office:string-value=" 04" calcext:value-type="string">
            <text:p><text:s/>04</text:p>
          </table:table-cell>
          <table:table-cell table:formula="of:=-([.J37]+[.K37]/60+[.L37]/3600)" office:value-type="float" office:value="-49.1511111111111" calcext:value-type="float">
            <text:p>-49.1511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Cumari</text:p>
          </table:table-cell>
          <table:table-cell table:style-name="ce3" office:value-type="string" calcext:value-type="string">
            <text:p>18º 15’ 47”</text:p>
          </table:table-cell>
          <table:table-cell table:formula="of:=MID([.C38];1;2)" office:value-type="string" office:string-value="18" calcext:value-type="string">
            <text:p>18</text:p>
          </table:table-cell>
          <table:table-cell table:style-name="ce3" table:formula="of:=MIDB([.C38];4;3)" office:value-type="string" office:string-value=" 15" calcext:value-type="string">
            <text:p><text:s/>15</text:p>
          </table:table-cell>
          <table:table-cell table:style-name="ce5" table:formula="of:=MIDB([.C38];8;3)" office:value-type="string" office:string-value=" 47" calcext:value-type="string">
            <text:p><text:s/>47</text:p>
          </table:table-cell>
          <table:table-cell table:formula="of:=-([.D38]+[.E38]/60+[.F38]/3600)" office:value-type="float" office:value="-18.2630555555556" calcext:value-type="float">
            <text:p>-18.263055555556</text:p>
          </table:table-cell>
          <table:table-cell/>
          <table:table-cell table:style-name="ce3" office:value-type="string" calcext:value-type="string">
            <text:p>48º 09’ 04”</text:p>
          </table:table-cell>
          <table:table-cell table:formula="of:=MID([.I38];1;2)" office:value-type="string" office:string-value="48" calcext:value-type="string">
            <text:p>48</text:p>
          </table:table-cell>
          <table:table-cell table:formula="of:=MIDB([.I38];4;3)" office:value-type="string" office:string-value=" 09" calcext:value-type="string">
            <text:p><text:s/>09</text:p>
          </table:table-cell>
          <table:table-cell table:formula="of:=MIDB([.I38];8;3)" office:value-type="string" office:string-value=" 04" calcext:value-type="string">
            <text:p><text:s/>04</text:p>
          </table:table-cell>
          <table:table-cell table:formula="of:=-([.J38]+[.K38]/60+[.L38]/3600)" office:value-type="float" office:value="-48.1511111111111" calcext:value-type="float">
            <text:p>-48.1511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Ipameri</text:p>
          </table:table-cell>
          <table:table-cell table:style-name="ce3" office:value-type="string" calcext:value-type="string">
            <text:p>17º 43’ 19”</text:p>
          </table:table-cell>
          <table:table-cell table:formula="of:=MID([.C39];1;2)" office:value-type="string" office:string-value="17" calcext:value-type="string">
            <text:p>17</text:p>
          </table:table-cell>
          <table:table-cell table:style-name="ce3" table:formula="of:=MIDB([.C39];4;3)" office:value-type="string" office:string-value=" 43" calcext:value-type="string">
            <text:p><text:s/>43</text:p>
          </table:table-cell>
          <table:table-cell table:style-name="ce5" table:formula="of:=MIDB([.C39];8;3)" office:value-type="string" office:string-value=" 19" calcext:value-type="string">
            <text:p><text:s/>19</text:p>
          </table:table-cell>
          <table:table-cell table:formula="of:=-([.D39]+[.E39]/60+[.F39]/3600)" office:value-type="float" office:value="-17.7219444444444" calcext:value-type="float">
            <text:p>-17.721944444445</text:p>
          </table:table-cell>
          <table:table-cell/>
          <table:table-cell table:style-name="ce3" office:value-type="string" calcext:value-type="string">
            <text:p>48º 09’ 35”</text:p>
          </table:table-cell>
          <table:table-cell table:formula="of:=MID([.I39];1;2)" office:value-type="string" office:string-value="48" calcext:value-type="string">
            <text:p>48</text:p>
          </table:table-cell>
          <table:table-cell table:formula="of:=MIDB([.I39];4;3)" office:value-type="string" office:string-value=" 09" calcext:value-type="string">
            <text:p><text:s/>09</text:p>
          </table:table-cell>
          <table:table-cell table:formula="of:=MIDB([.I39];8;3)" office:value-type="string" office:string-value=" 35" calcext:value-type="string">
            <text:p><text:s/>35</text:p>
          </table:table-cell>
          <table:table-cell table:formula="of:=-([.J39]+[.K39]/60+[.L39]/3600)" office:value-type="float" office:value="-48.1597222222222" calcext:value-type="float">
            <text:p>-48.1597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Mimoso de Goiás</text:p>
          </table:table-cell>
          <table:table-cell table:style-name="ce3" office:value-type="string" calcext:value-type="string">
            <text:p>15º 03’ 22”</text:p>
          </table:table-cell>
          <table:table-cell table:formula="of:=MID([.C40];1;2)" office:value-type="string" office:string-value="15" calcext:value-type="string">
            <text:p>15</text:p>
          </table:table-cell>
          <table:table-cell table:style-name="ce3" table:formula="of:=MIDB([.C40];4;3)" office:value-type="string" office:string-value=" 03" calcext:value-type="string">
            <text:p><text:s/>03</text:p>
          </table:table-cell>
          <table:table-cell table:style-name="ce5" table:formula="of:=MIDB([.C40];8;3)" office:value-type="string" office:string-value=" 22" calcext:value-type="string">
            <text:p><text:s/>22</text:p>
          </table:table-cell>
          <table:table-cell table:formula="of:=-([.D40]+[.E40]/60+[.F40]/3600)" office:value-type="float" office:value="-15.0561111111111" calcext:value-type="float">
            <text:p>-15.056111111111</text:p>
          </table:table-cell>
          <table:table-cell/>
          <table:table-cell table:style-name="ce3" office:value-type="string" calcext:value-type="string">
            <text:p>48º 09’ 41”</text:p>
          </table:table-cell>
          <table:table-cell table:formula="of:=MID([.I40];1;2)" office:value-type="string" office:string-value="48" calcext:value-type="string">
            <text:p>48</text:p>
          </table:table-cell>
          <table:table-cell table:formula="of:=MIDB([.I40];4;3)" office:value-type="string" office:string-value=" 09" calcext:value-type="string">
            <text:p><text:s/>09</text:p>
          </table:table-cell>
          <table:table-cell table:formula="of:=MIDB([.I40];8;3)" office:value-type="string" office:string-value=" 41" calcext:value-type="string">
            <text:p><text:s/>41</text:p>
          </table:table-cell>
          <table:table-cell table:formula="of:=-([.J40]+[.K40]/60+[.L40]/3600)" office:value-type="float" office:value="-48.1613888888889" calcext:value-type="float">
            <text:p>-48.1613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Palminópolis</text:p>
          </table:table-cell>
          <table:table-cell table:style-name="ce3" office:value-type="string" calcext:value-type="string">
            <text:p>16º 47’ 46”</text:p>
          </table:table-cell>
          <table:table-cell table:formula="of:=MID([.C41];1;2)" office:value-type="string" office:string-value="16" calcext:value-type="string">
            <text:p>16</text:p>
          </table:table-cell>
          <table:table-cell table:style-name="ce3" table:formula="of:=MIDB([.C41];4;3)" office:value-type="string" office:string-value=" 47" calcext:value-type="string">
            <text:p><text:s/>47</text:p>
          </table:table-cell>
          <table:table-cell table:style-name="ce5" table:formula="of:=MIDB([.C41];8;3)" office:value-type="string" office:string-value=" 46" calcext:value-type="string">
            <text:p><text:s/>46</text:p>
          </table:table-cell>
          <table:table-cell table:formula="of:=-([.D41]+[.E41]/60+[.F41]/3600)" office:value-type="float" office:value="-16.7961111111111" calcext:value-type="float">
            <text:p>-16.796111111111</text:p>
          </table:table-cell>
          <table:table-cell/>
          <table:table-cell table:style-name="ce3" office:value-type="string" calcext:value-type="string">
            <text:p>50º 09’ 53”</text:p>
          </table:table-cell>
          <table:table-cell table:formula="of:=MID([.I41];1;2)" office:value-type="string" office:string-value="50" calcext:value-type="string">
            <text:p>50</text:p>
          </table:table-cell>
          <table:table-cell table:formula="of:=MIDB([.I41];4;3)" office:value-type="string" office:string-value=" 09" calcext:value-type="string">
            <text:p><text:s/>09</text:p>
          </table:table-cell>
          <table:table-cell table:formula="of:=MIDB([.I41];8;3)" office:value-type="string" office:string-value=" 53" calcext:value-type="string">
            <text:p><text:s/>53</text:p>
          </table:table-cell>
          <table:table-cell table:formula="of:=-([.J41]+[.K41]/60+[.L41]/3600)" office:value-type="float" office:value="-50.1647222222222" calcext:value-type="float">
            <text:p>-50.1647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Porteirão</text:p>
          </table:table-cell>
          <table:table-cell table:style-name="ce3" office:value-type="string" calcext:value-type="string">
            <text:p>17º 48’ 55”</text:p>
          </table:table-cell>
          <table:table-cell table:formula="of:=MID([.C42];1;2)" office:value-type="string" office:string-value="17" calcext:value-type="string">
            <text:p>17</text:p>
          </table:table-cell>
          <table:table-cell table:style-name="ce3" table:formula="of:=MIDB([.C42];4;3)" office:value-type="string" office:string-value=" 48" calcext:value-type="string">
            <text:p><text:s/>48</text:p>
          </table:table-cell>
          <table:table-cell table:style-name="ce5" table:formula="of:=MIDB([.C42];8;3)" office:value-type="string" office:string-value=" 55" calcext:value-type="string">
            <text:p><text:s/>55</text:p>
          </table:table-cell>
          <table:table-cell table:formula="of:=-([.D42]+[.E42]/60+[.F42]/3600)" office:value-type="float" office:value="-17.8152777777778" calcext:value-type="float">
            <text:p>-17.815277777778</text:p>
          </table:table-cell>
          <table:table-cell/>
          <table:table-cell table:style-name="ce3" office:value-type="string" calcext:value-type="string">
            <text:p>50º 09’ 49”</text:p>
          </table:table-cell>
          <table:table-cell table:formula="of:=MID([.I42];1;2)" office:value-type="string" office:string-value="50" calcext:value-type="string">
            <text:p>50</text:p>
          </table:table-cell>
          <table:table-cell table:formula="of:=MIDB([.I42];4;3)" office:value-type="string" office:string-value=" 09" calcext:value-type="string">
            <text:p><text:s/>09</text:p>
          </table:table-cell>
          <table:table-cell table:formula="of:=MIDB([.I42];8;3)" office:value-type="string" office:string-value=" 49" calcext:value-type="string">
            <text:p><text:s/>49</text:p>
          </table:table-cell>
          <table:table-cell table:formula="of:=-([.J42]+[.K42]/60+[.L42]/3600)" office:value-type="float" office:value="-50.1636111111111" calcext:value-type="float">
            <text:p>-50.1636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São Miguel do Araguaia</text:p>
          </table:table-cell>
          <table:table-cell table:style-name="ce3" office:value-type="string" calcext:value-type="string">
            <text:p>13º 16’ 30”</text:p>
          </table:table-cell>
          <table:table-cell table:formula="of:=MID([.C43];1;2)" office:value-type="string" office:string-value="13" calcext:value-type="string">
            <text:p>13</text:p>
          </table:table-cell>
          <table:table-cell table:style-name="ce3" table:formula="of:=MIDB([.C43];4;3)" office:value-type="string" office:string-value=" 16" calcext:value-type="string">
            <text:p><text:s/>16</text:p>
          </table:table-cell>
          <table:table-cell table:style-name="ce5" table:formula="of:=MIDB([.C43];8;3)" office:value-type="string" office:string-value=" 30" calcext:value-type="string">
            <text:p><text:s/>30</text:p>
          </table:table-cell>
          <table:table-cell table:formula="of:=-([.D43]+[.E43]/60+[.F43]/3600)" office:value-type="float" office:value="-13.275" calcext:value-type="float">
            <text:p>-13.275000000000</text:p>
          </table:table-cell>
          <table:table-cell/>
          <table:table-cell table:style-name="ce3" office:value-type="string" calcext:value-type="string">
            <text:p>50º 09’ 46”</text:p>
          </table:table-cell>
          <table:table-cell table:formula="of:=MID([.I43];1;2)" office:value-type="string" office:string-value="50" calcext:value-type="string">
            <text:p>50</text:p>
          </table:table-cell>
          <table:table-cell table:formula="of:=MIDB([.I43];4;3)" office:value-type="string" office:string-value=" 09" calcext:value-type="string">
            <text:p><text:s/>09</text:p>
          </table:table-cell>
          <table:table-cell table:formula="of:=MIDB([.I43];8;3)" office:value-type="string" office:string-value=" 46" calcext:value-type="string">
            <text:p><text:s/>46</text:p>
          </table:table-cell>
          <table:table-cell table:formula="of:=-([.J43]+[.K43]/60+[.L43]/3600)" office:value-type="float" office:value="-50.1627777777778" calcext:value-type="float">
            <text:p>-50.1627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Bom Jardim de Goiás</text:p>
          </table:table-cell>
          <table:table-cell table:style-name="ce3" office:value-type="string" calcext:value-type="string">
            <text:p>16º 12’ 35”</text:p>
          </table:table-cell>
          <table:table-cell table:formula="of:=MID([.C44];1;2)" office:value-type="string" office:string-value="16" calcext:value-type="string">
            <text:p>16</text:p>
          </table:table-cell>
          <table:table-cell table:style-name="ce3" table:formula="of:=MIDB([.C44];4;3)" office:value-type="string" office:string-value=" 12" calcext:value-type="string">
            <text:p><text:s/>12</text:p>
          </table:table-cell>
          <table:table-cell table:style-name="ce5" table:formula="of:=MIDB([.C44];8;3)" office:value-type="string" office:string-value=" 35" calcext:value-type="string">
            <text:p><text:s/>35</text:p>
          </table:table-cell>
          <table:table-cell table:formula="of:=-([.D44]+[.E44]/60+[.F44]/3600)" office:value-type="float" office:value="-16.2097222222222" calcext:value-type="float">
            <text:p>-16.209722222222</text:p>
          </table:table-cell>
          <table:table-cell/>
          <table:table-cell table:style-name="ce3" office:value-type="string" calcext:value-type="string">
            <text:p>52º 10’ 20”</text:p>
          </table:table-cell>
          <table:table-cell table:formula="of:=MID([.I44];1;2)" office:value-type="string" office:string-value="52" calcext:value-type="string">
            <text:p>52</text:p>
          </table:table-cell>
          <table:table-cell table:formula="of:=MIDB([.I44];4;3)" office:value-type="string" office:string-value=" 10" calcext:value-type="string">
            <text:p><text:s/>10</text:p>
          </table:table-cell>
          <table:table-cell table:formula="of:=MIDB([.I44];8;3)" office:value-type="string" office:string-value=" 20" calcext:value-type="string">
            <text:p><text:s/>20</text:p>
          </table:table-cell>
          <table:table-cell table:formula="of:=-([.J44]+[.K44]/60+[.L44]/3600)" office:value-type="float" office:value="-52.1722222222222" calcext:value-type="float">
            <text:p>-52.172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Damianópolis</text:p>
          </table:table-cell>
          <table:table-cell table:style-name="ce3" office:value-type="string" calcext:value-type="string">
            <text:p>14º 33’ 50”</text:p>
          </table:table-cell>
          <table:table-cell table:formula="of:=MID([.C45];1;2)" office:value-type="string" office:string-value="14" calcext:value-type="string">
            <text:p>14</text:p>
          </table:table-cell>
          <table:table-cell table:style-name="ce3" table:formula="of:=MIDB([.C45];4;3)" office:value-type="string" office:string-value=" 33" calcext:value-type="string">
            <text:p><text:s/>33</text:p>
          </table:table-cell>
          <table:table-cell table:style-name="ce5" table:formula="of:=MIDB([.C45];8;3)" office:value-type="string" office:string-value=" 50" calcext:value-type="string">
            <text:p><text:s/>50</text:p>
          </table:table-cell>
          <table:table-cell table:formula="of:=-([.D45]+[.E45]/60+[.F45]/3600)" office:value-type="float" office:value="-14.5638888888889" calcext:value-type="float">
            <text:p>-14.563888888889</text:p>
          </table:table-cell>
          <table:table-cell/>
          <table:table-cell table:style-name="ce3" office:value-type="string" calcext:value-type="string">
            <text:p>46º 10’ 38”</text:p>
          </table:table-cell>
          <table:table-cell table:formula="of:=MID([.I45];1;2)" office:value-type="string" office:string-value="46" calcext:value-type="string">
            <text:p>46</text:p>
          </table:table-cell>
          <table:table-cell table:formula="of:=MIDB([.I45];4;3)" office:value-type="string" office:string-value=" 10" calcext:value-type="string">
            <text:p><text:s/>10</text:p>
          </table:table-cell>
          <table:table-cell table:formula="of:=MIDB([.I45];8;3)" office:value-type="string" office:string-value=" 38" calcext:value-type="string">
            <text:p><text:s/>38</text:p>
          </table:table-cell>
          <table:table-cell table:formula="of:=-([.J45]+[.K45]/60+[.L45]/3600)" office:value-type="float" office:value="-46.1772222222222" calcext:value-type="float">
            <text:p>-46.177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Mara Rosa</text:p>
          </table:table-cell>
          <table:table-cell table:style-name="ce3" office:value-type="string" calcext:value-type="string">
            <text:p>14º 00’ 59”</text:p>
          </table:table-cell>
          <table:table-cell table:formula="of:=MID([.C46];1;2)" office:value-type="string" office:string-value="14" calcext:value-type="string">
            <text:p>14</text:p>
          </table:table-cell>
          <table:table-cell table:style-name="ce3" table:formula="of:=MIDB([.C46];4;3)" office:value-type="string" office:string-value=" 00" calcext:value-type="string">
            <text:p><text:s/>00</text:p>
          </table:table-cell>
          <table:table-cell table:style-name="ce5" table:formula="of:=MIDB([.C46];8;3)" office:value-type="string" office:string-value=" 59" calcext:value-type="string">
            <text:p><text:s/>59</text:p>
          </table:table-cell>
          <table:table-cell table:formula="of:=-([.D46]+[.E46]/60+[.F46]/3600)" office:value-type="float" office:value="-14.0163888888889" calcext:value-type="float">
            <text:p>-14.016388888889</text:p>
          </table:table-cell>
          <table:table-cell/>
          <table:table-cell table:style-name="ce3" office:value-type="string" calcext:value-type="string">
            <text:p>49º 10’ 38”</text:p>
          </table:table-cell>
          <table:table-cell table:formula="of:=MID([.I46];1;2)" office:value-type="string" office:string-value="49" calcext:value-type="string">
            <text:p>49</text:p>
          </table:table-cell>
          <table:table-cell table:formula="of:=MIDB([.I46];4;3)" office:value-type="string" office:string-value=" 10" calcext:value-type="string">
            <text:p><text:s/>10</text:p>
          </table:table-cell>
          <table:table-cell table:formula="of:=MIDB([.I46];8;3)" office:value-type="string" office:string-value=" 38" calcext:value-type="string">
            <text:p><text:s/>38</text:p>
          </table:table-cell>
          <table:table-cell table:formula="of:=-([.J46]+[.K46]/60+[.L46]/3600)" office:value-type="float" office:value="-49.1772222222222" calcext:value-type="float">
            <text:p>-49.177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Montividiu</text:p>
          </table:table-cell>
          <table:table-cell table:style-name="ce3" office:value-type="string" calcext:value-type="string">
            <text:p>17º 26’ 39”</text:p>
          </table:table-cell>
          <table:table-cell table:formula="of:=MID([.C47];1;2)" office:value-type="string" office:string-value="17" calcext:value-type="string">
            <text:p>17</text:p>
          </table:table-cell>
          <table:table-cell table:style-name="ce3" table:formula="of:=MIDB([.C47];4;3)" office:value-type="string" office:string-value=" 26" calcext:value-type="string">
            <text:p><text:s/>26</text:p>
          </table:table-cell>
          <table:table-cell table:style-name="ce5" table:formula="of:=MIDB([.C47];8;3)" office:value-type="string" office:string-value=" 39" calcext:value-type="string">
            <text:p><text:s/>39</text:p>
          </table:table-cell>
          <table:table-cell table:formula="of:=-([.D47]+[.E47]/60+[.F47]/3600)" office:value-type="float" office:value="-17.4441666666667" calcext:value-type="float">
            <text:p>-17.444166666667</text:p>
          </table:table-cell>
          <table:table-cell/>
          <table:table-cell table:style-name="ce3" office:value-type="string" calcext:value-type="string">
            <text:p>51º 10’ 29”</text:p>
          </table:table-cell>
          <table:table-cell table:formula="of:=MID([.I47];1;2)" office:value-type="string" office:string-value="51" calcext:value-type="string">
            <text:p>51</text:p>
          </table:table-cell>
          <table:table-cell table:formula="of:=MIDB([.I47];4;3)" office:value-type="string" office:string-value=" 10" calcext:value-type="string">
            <text:p><text:s/>10</text:p>
          </table:table-cell>
          <table:table-cell table:formula="of:=MIDB([.I47];8;3)" office:value-type="string" office:string-value=" 29" calcext:value-type="string">
            <text:p><text:s/>29</text:p>
          </table:table-cell>
          <table:table-cell table:formula="of:=-([.J47]+[.K47]/60+[.L47]/3600)" office:value-type="float" office:value="-51.1747222222222" calcext:value-type="float">
            <text:p>-51.1747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Ouro Verde de Goiás</text:p>
          </table:table-cell>
          <table:table-cell table:style-name="ce3" office:value-type="string" calcext:value-type="string">
            <text:p>16º 13’ 13”</text:p>
          </table:table-cell>
          <table:table-cell table:formula="of:=MID([.C48];1;2)" office:value-type="string" office:string-value="16" calcext:value-type="string">
            <text:p>16</text:p>
          </table:table-cell>
          <table:table-cell table:style-name="ce3" table:formula="of:=MIDB([.C48];4;3)" office:value-type="string" office:string-value=" 13" calcext:value-type="string">
            <text:p><text:s/>13</text:p>
          </table:table-cell>
          <table:table-cell table:style-name="ce5" table:formula="of:=MIDB([.C48];8;3)" office:value-type="string" office:string-value=" 13" calcext:value-type="string">
            <text:p><text:s/>13</text:p>
          </table:table-cell>
          <table:table-cell table:formula="of:=-([.D48]+[.E48]/60+[.F48]/3600)" office:value-type="float" office:value="-16.2202777777778" calcext:value-type="float">
            <text:p>-16.220277777778</text:p>
          </table:table-cell>
          <table:table-cell/>
          <table:table-cell table:style-name="ce3" office:value-type="string" calcext:value-type="string">
            <text:p>49º 11’ 36”</text:p>
          </table:table-cell>
          <table:table-cell table:formula="of:=MID([.I48];1;2)" office:value-type="string" office:string-value="49" calcext:value-type="string">
            <text:p>49</text:p>
          </table:table-cell>
          <table:table-cell table:formula="of:=MIDB([.I48];4;3)" office:value-type="string" office:string-value=" 11" calcext:value-type="string">
            <text:p><text:s/>11</text:p>
          </table:table-cell>
          <table:table-cell table:formula="of:=MIDB([.I48];8;3)" office:value-type="string" office:string-value=" 36" calcext:value-type="string">
            <text:p><text:s/>36</text:p>
          </table:table-cell>
          <table:table-cell table:formula="of:=-([.J48]+[.K48]/60+[.L48]/3600)" office:value-type="float" office:value="-49.1933333333333" calcext:value-type="float">
            <text:p>-49.1933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Itumbiara</text:p>
          </table:table-cell>
          <table:table-cell table:style-name="ce3" office:value-type="string" calcext:value-type="string">
            <text:p>18º 25’ 09”</text:p>
          </table:table-cell>
          <table:table-cell table:formula="of:=MID([.C49];1;2)" office:value-type="string" office:string-value="18" calcext:value-type="string">
            <text:p>18</text:p>
          </table:table-cell>
          <table:table-cell table:style-name="ce3" table:formula="of:=MIDB([.C49];4;3)" office:value-type="string" office:string-value=" 25" calcext:value-type="string">
            <text:p><text:s/>25</text:p>
          </table:table-cell>
          <table:table-cell table:style-name="ce5" table:formula="of:=MIDB([.C49];8;3)" office:value-type="string" office:string-value=" 09" calcext:value-type="string">
            <text:p><text:s/>09</text:p>
          </table:table-cell>
          <table:table-cell table:formula="of:=-([.D49]+[.E49]/60+[.F49]/3600)" office:value-type="float" office:value="-18.4191666666667" calcext:value-type="float">
            <text:p>-18.419166666667</text:p>
          </table:table-cell>
          <table:table-cell/>
          <table:table-cell table:style-name="ce3" office:value-type="string" calcext:value-type="string">
            <text:p>49º 12’ 55”</text:p>
          </table:table-cell>
          <table:table-cell table:formula="of:=MID([.I49];1;2)" office:value-type="string" office:string-value="49" calcext:value-type="string">
            <text:p>49</text:p>
          </table:table-cell>
          <table:table-cell table:formula="of:=MIDB([.I49];4;3)" office:value-type="string" office:string-value=" 12" calcext:value-type="string">
            <text:p><text:s/>12</text:p>
          </table:table-cell>
          <table:table-cell table:formula="of:=MIDB([.I49];8;3)" office:value-type="string" office:string-value=" 55" calcext:value-type="string">
            <text:p><text:s/>55</text:p>
          </table:table-cell>
          <table:table-cell table:formula="of:=-([.J49]+[.K49]/60+[.L49]/3600)" office:value-type="float" office:value="-49.2152777777778" calcext:value-type="float">
            <text:p>-49.2152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Mossâmedes</text:p>
          </table:table-cell>
          <table:table-cell table:style-name="ce3" office:value-type="string" calcext:value-type="string">
            <text:p>16º 07’ 36”</text:p>
          </table:table-cell>
          <table:table-cell table:formula="of:=MID([.C50];1;2)" office:value-type="string" office:string-value="16" calcext:value-type="string">
            <text:p>16</text:p>
          </table:table-cell>
          <table:table-cell table:style-name="ce3" table:formula="of:=MIDB([.C50];4;3)" office:value-type="string" office:string-value=" 07" calcext:value-type="string">
            <text:p><text:s/>07</text:p>
          </table:table-cell>
          <table:table-cell table:style-name="ce5" table:formula="of:=MIDB([.C50];8;3)" office:value-type="string" office:string-value=" 36" calcext:value-type="string">
            <text:p><text:s/>36</text:p>
          </table:table-cell>
          <table:table-cell table:formula="of:=-([.D50]+[.E50]/60+[.F50]/3600)" office:value-type="float" office:value="-16.1266666666667" calcext:value-type="float">
            <text:p>-16.126666666667</text:p>
          </table:table-cell>
          <table:table-cell/>
          <table:table-cell table:style-name="ce3" office:value-type="string" calcext:value-type="string">
            <text:p>50º 12’ 54”</text:p>
          </table:table-cell>
          <table:table-cell table:formula="of:=MID([.I50];1;2)" office:value-type="string" office:string-value="50" calcext:value-type="string">
            <text:p>50</text:p>
          </table:table-cell>
          <table:table-cell table:formula="of:=MIDB([.I50];4;3)" office:value-type="string" office:string-value=" 12" calcext:value-type="string">
            <text:p><text:s/>12</text:p>
          </table:table-cell>
          <table:table-cell table:formula="of:=MIDB([.I50];8;3)" office:value-type="string" office:string-value=" 54" calcext:value-type="string">
            <text:p><text:s/>54</text:p>
          </table:table-cell>
          <table:table-cell table:formula="of:=-([.J50]+[.K50]/60+[.L50]/3600)" office:value-type="float" office:value="-50.215" calcext:value-type="float">
            <text:p>-50.215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Santa Rita do Araguaia</text:p>
          </table:table-cell>
          <table:table-cell table:style-name="ce3" office:value-type="string" calcext:value-type="string">
            <text:p>17º 19’ 32”</text:p>
          </table:table-cell>
          <table:table-cell table:formula="of:=MID([.C51];1;2)" office:value-type="string" office:string-value="17" calcext:value-type="string">
            <text:p>17</text:p>
          </table:table-cell>
          <table:table-cell table:style-name="ce3" table:formula="of:=MIDB([.C51];4;3)" office:value-type="string" office:string-value=" 19" calcext:value-type="string">
            <text:p><text:s/>19</text:p>
          </table:table-cell>
          <table:table-cell table:style-name="ce5" table:formula="of:=MIDB([.C51];8;3)" office:value-type="string" office:string-value=" 32" calcext:value-type="string">
            <text:p><text:s/>32</text:p>
          </table:table-cell>
          <table:table-cell table:formula="of:=-([.D51]+[.E51]/60+[.F51]/3600)" office:value-type="float" office:value="-17.3255555555556" calcext:value-type="float">
            <text:p>-17.325555555556</text:p>
          </table:table-cell>
          <table:table-cell/>
          <table:table-cell table:style-name="ce3" office:value-type="string" calcext:value-type="string">
            <text:p>53º 12’ 19”</text:p>
          </table:table-cell>
          <table:table-cell table:formula="of:=MID([.I51];1;2)" office:value-type="string" office:string-value="53" calcext:value-type="string">
            <text:p>53</text:p>
          </table:table-cell>
          <table:table-cell table:formula="of:=MIDB([.I51];4;3)" office:value-type="string" office:string-value=" 12" calcext:value-type="string">
            <text:p><text:s/>12</text:p>
          </table:table-cell>
          <table:table-cell table:formula="of:=MIDB([.I51];8;3)" office:value-type="string" office:string-value=" 19" calcext:value-type="string">
            <text:p><text:s/>19</text:p>
          </table:table-cell>
          <table:table-cell table:formula="of:=-([.J51]+[.K51]/60+[.L51]/3600)" office:value-type="float" office:value="-53.2052777777778" calcext:value-type="float">
            <text:p>-53.2052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Urutaí</text:p>
          </table:table-cell>
          <table:table-cell table:style-name="ce3" office:value-type="string" calcext:value-type="string">
            <text:p>17º 27’ 49”</text:p>
          </table:table-cell>
          <table:table-cell table:formula="of:=MID([.C52];1;2)" office:value-type="string" office:string-value="17" calcext:value-type="string">
            <text:p>17</text:p>
          </table:table-cell>
          <table:table-cell table:style-name="ce3" table:formula="of:=MIDB([.C52];4;3)" office:value-type="string" office:string-value=" 27" calcext:value-type="string">
            <text:p><text:s/>27</text:p>
          </table:table-cell>
          <table:table-cell table:style-name="ce5" table:formula="of:=MIDB([.C52];8;3)" office:value-type="string" office:string-value=" 49" calcext:value-type="string">
            <text:p><text:s/>49</text:p>
          </table:table-cell>
          <table:table-cell table:formula="of:=-([.D52]+[.E52]/60+[.F52]/3600)" office:value-type="float" office:value="-17.4636111111111" calcext:value-type="float">
            <text:p>-17.463611111111</text:p>
          </table:table-cell>
          <table:table-cell/>
          <table:table-cell table:style-name="ce3" office:value-type="string" calcext:value-type="string">
            <text:p>48º 12’ 06”</text:p>
          </table:table-cell>
          <table:table-cell table:formula="of:=MID([.I52];1;2)" office:value-type="string" office:string-value="48" calcext:value-type="string">
            <text:p>48</text:p>
          </table:table-cell>
          <table:table-cell table:formula="of:=MIDB([.I52];4;3)" office:value-type="string" office:string-value=" 12" calcext:value-type="string">
            <text:p><text:s/>12</text:p>
          </table:table-cell>
          <table:table-cell table:formula="of:=MIDB([.I52];8;3)" office:value-type="string" office:string-value=" 06" calcext:value-type="string">
            <text:p><text:s/>06</text:p>
          </table:table-cell>
          <table:table-cell table:formula="of:=-([.J52]+[.K52]/60+[.L52]/3600)" office:value-type="float" office:value="-48.2016666666667" calcext:value-type="float">
            <text:p>-48.201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Anhanguera</text:p>
          </table:table-cell>
          <table:table-cell table:style-name="ce3" office:value-type="string" calcext:value-type="string">
            <text:p>18º 20’ 14”</text:p>
          </table:table-cell>
          <table:table-cell table:formula="of:=MID([.C53];1;2)" office:value-type="string" office:string-value="18" calcext:value-type="string">
            <text:p>18</text:p>
          </table:table-cell>
          <table:table-cell table:style-name="ce3" table:formula="of:=MIDB([.C53];4;3)" office:value-type="string" office:string-value=" 20" calcext:value-type="string">
            <text:p><text:s/>20</text:p>
          </table:table-cell>
          <table:table-cell table:style-name="ce5" table:formula="of:=MIDB([.C53];8;3)" office:value-type="string" office:string-value=" 14" calcext:value-type="string">
            <text:p><text:s/>14</text:p>
          </table:table-cell>
          <table:table-cell table:formula="of:=-([.D53]+[.E53]/60+[.F53]/3600)" office:value-type="float" office:value="-18.3372222222222" calcext:value-type="float">
            <text:p>-18.337222222222</text:p>
          </table:table-cell>
          <table:table-cell/>
          <table:table-cell table:style-name="ce3" office:value-type="string" calcext:value-type="string">
            <text:p>48º 13’ 09”</text:p>
          </table:table-cell>
          <table:table-cell table:formula="of:=MID([.I53];1;2)" office:value-type="string" office:string-value="48" calcext:value-type="string">
            <text:p>48</text:p>
          </table:table-cell>
          <table:table-cell table:formula="of:=MIDB([.I53];4;3)" office:value-type="string" office:string-value=" 13" calcext:value-type="string">
            <text:p><text:s/>13</text:p>
          </table:table-cell>
          <table:table-cell table:formula="of:=MIDB([.I53];8;3)" office:value-type="string" office:string-value=" 09" calcext:value-type="string">
            <text:p><text:s/>09</text:p>
          </table:table-cell>
          <table:table-cell table:formula="of:=-([.J53]+[.K53]/60+[.L53]/3600)" office:value-type="float" office:value="-48.2191666666667" calcext:value-type="float">
            <text:p>-48.2191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Castelândia</text:p>
          </table:table-cell>
          <table:table-cell table:style-name="ce3" office:value-type="string" calcext:value-type="string">
            <text:p>18º 05’ 40”</text:p>
          </table:table-cell>
          <table:table-cell table:formula="of:=MID([.C54];1;2)" office:value-type="string" office:string-value="18" calcext:value-type="string">
            <text:p>18</text:p>
          </table:table-cell>
          <table:table-cell table:style-name="ce3" table:formula="of:=MIDB([.C54];4;3)" office:value-type="string" office:string-value=" 05" calcext:value-type="string">
            <text:p><text:s/>05</text:p>
          </table:table-cell>
          <table:table-cell table:style-name="ce5" table:formula="of:=MIDB([.C54];8;3)" office:value-type="string" office:string-value=" 40" calcext:value-type="string">
            <text:p><text:s/>40</text:p>
          </table:table-cell>
          <table:table-cell table:formula="of:=-([.D54]+[.E54]/60+[.F54]/3600)" office:value-type="float" office:value="-18.0944444444444" calcext:value-type="float">
            <text:p>-18.094444444445</text:p>
          </table:table-cell>
          <table:table-cell/>
          <table:table-cell table:style-name="ce3" office:value-type="string" calcext:value-type="string">
            <text:p>50º 13’ 24”</text:p>
          </table:table-cell>
          <table:table-cell table:formula="of:=MID([.I54];1;2)" office:value-type="string" office:string-value="50" calcext:value-type="string">
            <text:p>50</text:p>
          </table:table-cell>
          <table:table-cell table:formula="of:=MIDB([.I54];4;3)" office:value-type="string" office:string-value=" 13" calcext:value-type="string">
            <text:p><text:s/>13</text:p>
          </table:table-cell>
          <table:table-cell table:formula="of:=MIDB([.I54];8;3)" office:value-type="string" office:string-value=" 24" calcext:value-type="string">
            <text:p><text:s/>24</text:p>
          </table:table-cell>
          <table:table-cell table:formula="of:=-([.J54]+[.K54]/60+[.L54]/3600)" office:value-type="float" office:value="-50.2233333333333" calcext:value-type="float">
            <text:p>-50.2233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Hidrolândia</text:p>
          </table:table-cell>
          <table:table-cell table:style-name="ce3" office:value-type="string" calcext:value-type="string">
            <text:p>16º 57’ 44”</text:p>
          </table:table-cell>
          <table:table-cell table:formula="of:=MID([.C55];1;2)" office:value-type="string" office:string-value="16" calcext:value-type="string">
            <text:p>16</text:p>
          </table:table-cell>
          <table:table-cell table:style-name="ce3" table:formula="of:=MIDB([.C55];4;3)" office:value-type="string" office:string-value=" 57" calcext:value-type="string">
            <text:p><text:s/>57</text:p>
          </table:table-cell>
          <table:table-cell table:style-name="ce5" table:formula="of:=MIDB([.C55];8;3)" office:value-type="string" office:string-value=" 44" calcext:value-type="string">
            <text:p><text:s/>44</text:p>
          </table:table-cell>
          <table:table-cell table:formula="of:=-([.D55]+[.E55]/60+[.F55]/3600)" office:value-type="float" office:value="-16.9622222222222" calcext:value-type="float">
            <text:p>-16.962222222222</text:p>
          </table:table-cell>
          <table:table-cell/>
          <table:table-cell table:style-name="ce3" office:value-type="string" calcext:value-type="string">
            <text:p>49º 13’ 41”</text:p>
          </table:table-cell>
          <table:table-cell table:formula="of:=MID([.I55];1;2)" office:value-type="string" office:string-value="49" calcext:value-type="string">
            <text:p>49</text:p>
          </table:table-cell>
          <table:table-cell table:formula="of:=MIDB([.I55];4;3)" office:value-type="string" office:string-value=" 13" calcext:value-type="string">
            <text:p><text:s/>13</text:p>
          </table:table-cell>
          <table:table-cell table:formula="of:=MIDB([.I55];8;3)" office:value-type="string" office:string-value=" 41" calcext:value-type="string">
            <text:p><text:s/>41</text:p>
          </table:table-cell>
          <table:table-cell table:formula="of:=-([.J55]+[.K55]/60+[.L55]/3600)" office:value-type="float" office:value="-49.2280555555556" calcext:value-type="float">
            <text:p>-49.228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Minaçu</text:p>
          </table:table-cell>
          <table:table-cell table:style-name="ce3" office:value-type="string" calcext:value-type="string">
            <text:p>13º 31’ 59”</text:p>
          </table:table-cell>
          <table:table-cell table:formula="of:=MID([.C56];1;2)" office:value-type="string" office:string-value="13" calcext:value-type="string">
            <text:p>13</text:p>
          </table:table-cell>
          <table:table-cell table:style-name="ce3" table:formula="of:=MIDB([.C56];4;3)" office:value-type="string" office:string-value=" 31" calcext:value-type="string">
            <text:p><text:s/>31</text:p>
          </table:table-cell>
          <table:table-cell table:style-name="ce5" table:formula="of:=MIDB([.C56];8;3)" office:value-type="string" office:string-value=" 59" calcext:value-type="string">
            <text:p><text:s/>59</text:p>
          </table:table-cell>
          <table:table-cell table:formula="of:=-([.D56]+[.E56]/60+[.F56]/3600)" office:value-type="float" office:value="-13.5330555555556" calcext:value-type="float">
            <text:p>-13.533055555556</text:p>
          </table:table-cell>
          <table:table-cell/>
          <table:table-cell table:style-name="ce3" office:value-type="string" calcext:value-type="string">
            <text:p>48º 13’ 12”</text:p>
          </table:table-cell>
          <table:table-cell table:formula="of:=MID([.I56];1;2)" office:value-type="string" office:string-value="48" calcext:value-type="string">
            <text:p>48</text:p>
          </table:table-cell>
          <table:table-cell table:formula="of:=MIDB([.I56];4;3)" office:value-type="string" office:string-value=" 13" calcext:value-type="string">
            <text:p><text:s/>13</text:p>
          </table:table-cell>
          <table:table-cell table:formula="of:=MIDB([.I56];8;3)" office:value-type="string" office:string-value=" 12" calcext:value-type="string">
            <text:p><text:s/>12</text:p>
          </table:table-cell>
          <table:table-cell table:formula="of:=-([.J56]+[.K56]/60+[.L56]/3600)" office:value-type="float" office:value="-48.22" calcext:value-type="float">
            <text:p>-48.220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Nerópolis</text:p>
          </table:table-cell>
          <table:table-cell table:style-name="ce3" office:value-type="string" calcext:value-type="string">
            <text:p>16º 24’ 23”</text:p>
          </table:table-cell>
          <table:table-cell table:formula="of:=MID([.C57];1;2)" office:value-type="string" office:string-value="16" calcext:value-type="string">
            <text:p>16</text:p>
          </table:table-cell>
          <table:table-cell table:style-name="ce3" table:formula="of:=MIDB([.C57];4;3)" office:value-type="string" office:string-value=" 24" calcext:value-type="string">
            <text:p><text:s/>24</text:p>
          </table:table-cell>
          <table:table-cell table:style-name="ce5" table:formula="of:=MIDB([.C57];8;3)" office:value-type="string" office:string-value=" 23" calcext:value-type="string">
            <text:p><text:s/>23</text:p>
          </table:table-cell>
          <table:table-cell table:formula="of:=-([.D57]+[.E57]/60+[.F57]/3600)" office:value-type="float" office:value="-16.4063888888889" calcext:value-type="float">
            <text:p>-16.406388888889</text:p>
          </table:table-cell>
          <table:table-cell/>
          <table:table-cell table:style-name="ce3" office:value-type="string" calcext:value-type="string">
            <text:p>49º 13’ 07”</text:p>
          </table:table-cell>
          <table:table-cell table:formula="of:=MID([.I57];1;2)" office:value-type="string" office:string-value="49" calcext:value-type="string">
            <text:p>49</text:p>
          </table:table-cell>
          <table:table-cell table:formula="of:=MIDB([.I57];4;3)" office:value-type="string" office:string-value=" 13" calcext:value-type="string">
            <text:p><text:s/>13</text:p>
          </table:table-cell>
          <table:table-cell table:formula="of:=MIDB([.I57];8;3)" office:value-type="string" office:string-value=" 07" calcext:value-type="string">
            <text:p><text:s/>07</text:p>
          </table:table-cell>
          <table:table-cell table:formula="of:=-([.J57]+[.K57]/60+[.L57]/3600)" office:value-type="float" office:value="-49.2186111111111" calcext:value-type="float">
            <text:p>-49.2186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Aparecida de Goiânia</text:p>
          </table:table-cell>
          <table:table-cell table:style-name="ce3" office:value-type="string" calcext:value-type="string">
            <text:p>16º 49’ 24”</text:p>
          </table:table-cell>
          <table:table-cell table:formula="of:=MID([.C58];1;2)" office:value-type="string" office:string-value="16" calcext:value-type="string">
            <text:p>16</text:p>
          </table:table-cell>
          <table:table-cell table:style-name="ce3" table:formula="of:=MIDB([.C58];4;3)" office:value-type="string" office:string-value=" 49" calcext:value-type="string">
            <text:p><text:s/>49</text:p>
          </table:table-cell>
          <table:table-cell table:style-name="ce5" table:formula="of:=MIDB([.C58];8;3)" office:value-type="string" office:string-value=" 24" calcext:value-type="string">
            <text:p><text:s/>24</text:p>
          </table:table-cell>
          <table:table-cell table:formula="of:=-([.D58]+[.E58]/60+[.F58]/3600)" office:value-type="float" office:value="-16.8233333333333" calcext:value-type="float">
            <text:p>-16.823333333333</text:p>
          </table:table-cell>
          <table:table-cell/>
          <table:table-cell table:style-name="ce3" office:value-type="string" calcext:value-type="string">
            <text:p>49º 14’ 38”</text:p>
          </table:table-cell>
          <table:table-cell table:formula="of:=MID([.I58];1;2)" office:value-type="string" office:string-value="49" calcext:value-type="string">
            <text:p>49</text:p>
          </table:table-cell>
          <table:table-cell table:formula="of:=MIDB([.I58];4;3)" office:value-type="string" office:string-value=" 14" calcext:value-type="string">
            <text:p><text:s/>14</text:p>
          </table:table-cell>
          <table:table-cell table:formula="of:=MIDB([.I58];8;3)" office:value-type="string" office:string-value=" 38" calcext:value-type="string">
            <text:p><text:s/>38</text:p>
          </table:table-cell>
          <table:table-cell table:formula="of:=-([.J58]+[.K58]/60+[.L58]/3600)" office:value-type="float" office:value="-49.2438888888889" calcext:value-type="float">
            <text:p>-49.2438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Professor Jamil</text:p>
          </table:table-cell>
          <table:table-cell table:style-name="ce3" office:value-type="string" calcext:value-type="string">
            <text:p>17º 14’ 55”</text:p>
          </table:table-cell>
          <table:table-cell table:formula="of:=MID([.C59];1;2)" office:value-type="string" office:string-value="17" calcext:value-type="string">
            <text:p>17</text:p>
          </table:table-cell>
          <table:table-cell table:style-name="ce3" table:formula="of:=MIDB([.C59];4;3)" office:value-type="string" office:string-value=" 14" calcext:value-type="string">
            <text:p><text:s/>14</text:p>
          </table:table-cell>
          <table:table-cell table:style-name="ce5" table:formula="of:=MIDB([.C59];8;3)" office:value-type="string" office:string-value=" 55" calcext:value-type="string">
            <text:p><text:s/>55</text:p>
          </table:table-cell>
          <table:table-cell table:formula="of:=-([.D59]+[.E59]/60+[.F59]/3600)" office:value-type="float" office:value="-17.2486111111111" calcext:value-type="float">
            <text:p>-17.248611111111</text:p>
          </table:table-cell>
          <table:table-cell/>
          <table:table-cell table:style-name="ce3" office:value-type="string" calcext:value-type="string">
            <text:p>49º 14’ 30”</text:p>
          </table:table-cell>
          <table:table-cell table:formula="of:=MID([.I59];1;2)" office:value-type="string" office:string-value="49" calcext:value-type="string">
            <text:p>49</text:p>
          </table:table-cell>
          <table:table-cell table:formula="of:=MIDB([.I59];4;3)" office:value-type="string" office:string-value=" 14" calcext:value-type="string">
            <text:p><text:s/>14</text:p>
          </table:table-cell>
          <table:table-cell table:formula="of:=MIDB([.I59];8;3)" office:value-type="string" office:string-value=" 30" calcext:value-type="string">
            <text:p><text:s/>30</text:p>
          </table:table-cell>
          <table:table-cell table:formula="of:=-([.J59]+[.K59]/60+[.L59]/3600)" office:value-type="float" office:value="-49.2416666666667" calcext:value-type="float">
            <text:p>-49.241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Aragarças</text:p>
          </table:table-cell>
          <table:table-cell table:style-name="ce3" office:value-type="string" calcext:value-type="string">
            <text:p>15º 53’ 51”</text:p>
          </table:table-cell>
          <table:table-cell table:formula="of:=MID([.C60];1;2)" office:value-type="string" office:string-value="15" calcext:value-type="string">
            <text:p>15</text:p>
          </table:table-cell>
          <table:table-cell table:style-name="ce3" table:formula="of:=MIDB([.C60];4;3)" office:value-type="string" office:string-value=" 53" calcext:value-type="string">
            <text:p><text:s/>53</text:p>
          </table:table-cell>
          <table:table-cell table:style-name="ce5" table:formula="of:=MIDB([.C60];8;3)" office:value-type="string" office:string-value=" 51" calcext:value-type="string">
            <text:p><text:s/>51</text:p>
          </table:table-cell>
          <table:table-cell table:formula="of:=-([.D60]+[.E60]/60+[.F60]/3600)" office:value-type="float" office:value="-15.8975" calcext:value-type="float">
            <text:p>-15.897500000000</text:p>
          </table:table-cell>
          <table:table-cell/>
          <table:table-cell table:style-name="ce3" office:value-type="string" calcext:value-type="string">
            <text:p>52º 15’ 03”</text:p>
          </table:table-cell>
          <table:table-cell table:formula="of:=MID([.I60];1;2)" office:value-type="string" office:string-value="52" calcext:value-type="string">
            <text:p>52</text:p>
          </table:table-cell>
          <table:table-cell table:formula="of:=MIDB([.I60];4;3)" office:value-type="string" office:string-value=" 15" calcext:value-type="string">
            <text:p><text:s/>15</text:p>
          </table:table-cell>
          <table:table-cell table:formula="of:=MIDB([.I60];8;3)" office:value-type="string" office:string-value=" 03" calcext:value-type="string">
            <text:p><text:s/>03</text:p>
          </table:table-cell>
          <table:table-cell table:formula="of:=-([.J60]+[.K60]/60+[.L60]/3600)" office:value-type="float" office:value="-52.2508333333333" calcext:value-type="float">
            <text:p>-52.2508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Diorama</text:p>
          </table:table-cell>
          <table:table-cell table:style-name="ce3" office:value-type="string" calcext:value-type="string">
            <text:p>16º 14’ 03”</text:p>
          </table:table-cell>
          <table:table-cell table:formula="of:=MID([.C61];1;2)" office:value-type="string" office:string-value="16" calcext:value-type="string">
            <text:p>16</text:p>
          </table:table-cell>
          <table:table-cell table:style-name="ce3" table:formula="of:=MIDB([.C61];4;3)" office:value-type="string" office:string-value=" 14" calcext:value-type="string">
            <text:p><text:s/>14</text:p>
          </table:table-cell>
          <table:table-cell table:style-name="ce5" table:formula="of:=MIDB([.C61];8;3)" office:value-type="string" office:string-value=" 03" calcext:value-type="string">
            <text:p><text:s/>03</text:p>
          </table:table-cell>
          <table:table-cell table:formula="of:=-([.D61]+[.E61]/60+[.F61]/3600)" office:value-type="float" office:value="-16.2341666666667" calcext:value-type="float">
            <text:p>-16.234166666667</text:p>
          </table:table-cell>
          <table:table-cell/>
          <table:table-cell table:style-name="ce3" office:value-type="string" calcext:value-type="string">
            <text:p>51º 15’ 20”</text:p>
          </table:table-cell>
          <table:table-cell table:formula="of:=MID([.I61];1;2)" office:value-type="string" office:string-value="51" calcext:value-type="string">
            <text:p>51</text:p>
          </table:table-cell>
          <table:table-cell table:formula="of:=MIDB([.I61];4;3)" office:value-type="string" office:string-value=" 15" calcext:value-type="string">
            <text:p><text:s/>15</text:p>
          </table:table-cell>
          <table:table-cell table:formula="of:=MIDB([.I61];8;3)" office:value-type="string" office:string-value=" 20" calcext:value-type="string">
            <text:p><text:s/>20</text:p>
          </table:table-cell>
          <table:table-cell table:formula="of:=-([.J61]+[.K61]/60+[.L61]/3600)" office:value-type="float" office:value="-51.2555555555556" calcext:value-type="float">
            <text:p>-51.2555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6º 40’ 43”</text:p>
          </table:table-cell>
          <table:table-cell table:formula="of:=MID([.C62];1;2)" office:value-type="string" office:string-value="16" calcext:value-type="string">
            <text:p>16</text:p>
          </table:table-cell>
          <table:table-cell table:style-name="ce3" table:formula="of:=MIDB([.C62];4;3)" office:value-type="string" office:string-value=" 40" calcext:value-type="string">
            <text:p><text:s/>40</text:p>
          </table:table-cell>
          <table:table-cell table:style-name="ce5" table:formula="of:=MIDB([.C62];8;3)" office:value-type="string" office:string-value=" 43" calcext:value-type="string">
            <text:p><text:s/>43</text:p>
          </table:table-cell>
          <table:table-cell table:formula="of:=-([.D62]+[.E62]/60+[.F62]/3600)" office:value-type="float" office:value="-16.6786111111111" calcext:value-type="float">
            <text:p>-16.678611111111</text:p>
          </table:table-cell>
          <table:table-cell/>
          <table:table-cell table:style-name="ce3" office:value-type="string" calcext:value-type="string">
            <text:p>49º 15’ 14”</text:p>
          </table:table-cell>
          <table:table-cell table:formula="of:=MID([.I62];1;2)" office:value-type="string" office:string-value="49" calcext:value-type="string">
            <text:p>49</text:p>
          </table:table-cell>
          <table:table-cell table:formula="of:=MIDB([.I62];4;3)" office:value-type="string" office:string-value=" 15" calcext:value-type="string">
            <text:p><text:s/>15</text:p>
          </table:table-cell>
          <table:table-cell table:formula="of:=MIDB([.I62];8;3)" office:value-type="string" office:string-value=" 14" calcext:value-type="string">
            <text:p><text:s/>14</text:p>
          </table:table-cell>
          <table:table-cell table:formula="of:=-([.J62]+[.K62]/60+[.L62]/3600)" office:value-type="float" office:value="-49.2538888888889" calcext:value-type="float">
            <text:p>-49.2538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Nova Aurora</text:p>
          </table:table-cell>
          <table:table-cell table:style-name="ce3" office:value-type="string" calcext:value-type="string">
            <text:p>18º 03’ 27”</text:p>
          </table:table-cell>
          <table:table-cell table:formula="of:=MID([.C63];1;2)" office:value-type="string" office:string-value="18" calcext:value-type="string">
            <text:p>18</text:p>
          </table:table-cell>
          <table:table-cell table:style-name="ce3" table:formula="of:=MIDB([.C63];4;3)" office:value-type="string" office:string-value=" 03" calcext:value-type="string">
            <text:p><text:s/>03</text:p>
          </table:table-cell>
          <table:table-cell table:style-name="ce5" table:formula="of:=MIDB([.C63];8;3)" office:value-type="string" office:string-value=" 27" calcext:value-type="string">
            <text:p><text:s/>27</text:p>
          </table:table-cell>
          <table:table-cell table:formula="of:=-([.D63]+[.E63]/60+[.F63]/3600)" office:value-type="float" office:value="-18.0575" calcext:value-type="float">
            <text:p>-18.057500000000</text:p>
          </table:table-cell>
          <table:table-cell/>
          <table:table-cell table:style-name="ce3" office:value-type="string" calcext:value-type="string">
            <text:p>48º 15’ 13”</text:p>
          </table:table-cell>
          <table:table-cell table:formula="of:=MID([.I63];1;2)" office:value-type="string" office:string-value="48" calcext:value-type="string">
            <text:p>48</text:p>
          </table:table-cell>
          <table:table-cell table:formula="of:=MIDB([.I63];4;3)" office:value-type="string" office:string-value=" 15" calcext:value-type="string">
            <text:p><text:s/>15</text:p>
          </table:table-cell>
          <table:table-cell table:formula="of:=MIDB([.I63];8;3)" office:value-type="string" office:string-value=" 13" calcext:value-type="string">
            <text:p><text:s/>13</text:p>
          </table:table-cell>
          <table:table-cell table:formula="of:=-([.J63]+[.K63]/60+[.L63]/3600)" office:value-type="float" office:value="-48.2536111111111" calcext:value-type="float">
            <text:p>-48.2536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Santo Antônio do Descoberto</text:p>
          </table:table-cell>
          <table:table-cell table:style-name="ce3" office:value-type="string" calcext:value-type="string">
            <text:p>15º 56’ 23”</text:p>
          </table:table-cell>
          <table:table-cell table:formula="of:=MID([.C64];1;2)" office:value-type="string" office:string-value="15" calcext:value-type="string">
            <text:p>15</text:p>
          </table:table-cell>
          <table:table-cell table:style-name="ce3" table:formula="of:=MIDB([.C64];4;3)" office:value-type="string" office:string-value=" 56" calcext:value-type="string">
            <text:p><text:s/>56</text:p>
          </table:table-cell>
          <table:table-cell table:style-name="ce5" table:formula="of:=MIDB([.C64];8;3)" office:value-type="string" office:string-value=" 23" calcext:value-type="string">
            <text:p><text:s/>23</text:p>
          </table:table-cell>
          <table:table-cell table:formula="of:=-([.D64]+[.E64]/60+[.F64]/3600)" office:value-type="float" office:value="-15.9397222222222" calcext:value-type="float">
            <text:p>-15.939722222222</text:p>
          </table:table-cell>
          <table:table-cell/>
          <table:table-cell table:style-name="ce3" office:value-type="string" calcext:value-type="string">
            <text:p>48º 15’ 18”</text:p>
          </table:table-cell>
          <table:table-cell table:formula="of:=MID([.I64];1;2)" office:value-type="string" office:string-value="48" calcext:value-type="string">
            <text:p>48</text:p>
          </table:table-cell>
          <table:table-cell table:formula="of:=MIDB([.I64];4;3)" office:value-type="string" office:string-value=" 15" calcext:value-type="string">
            <text:p><text:s/>15</text:p>
          </table:table-cell>
          <table:table-cell table:formula="of:=MIDB([.I64];8;3)" office:value-type="string" office:string-value=" 18" calcext:value-type="string">
            <text:p><text:s/>18</text:p>
          </table:table-cell>
          <table:table-cell table:formula="of:=-([.J64]+[.K64]/60+[.L64]/3600)" office:value-type="float" office:value="-48.255" calcext:value-type="float">
            <text:p>-48.255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São Francisco de Goiás</text:p>
          </table:table-cell>
          <table:table-cell table:style-name="ce3" office:value-type="string" calcext:value-type="string">
            <text:p>15º 55’ 50”</text:p>
          </table:table-cell>
          <table:table-cell table:formula="of:=MID([.C65];1;2)" office:value-type="string" office:string-value="15" calcext:value-type="string">
            <text:p>15</text:p>
          </table:table-cell>
          <table:table-cell table:style-name="ce3" table:formula="of:=MIDB([.C65];4;3)" office:value-type="string" office:string-value=" 55" calcext:value-type="string">
            <text:p><text:s/>55</text:p>
          </table:table-cell>
          <table:table-cell table:style-name="ce5" table:formula="of:=MIDB([.C65];8;3)" office:value-type="string" office:string-value=" 50" calcext:value-type="string">
            <text:p><text:s/>50</text:p>
          </table:table-cell>
          <table:table-cell table:formula="of:=-([.D65]+[.E65]/60+[.F65]/3600)" office:value-type="float" office:value="-15.9305555555556" calcext:value-type="float">
            <text:p>-15.930555555556</text:p>
          </table:table-cell>
          <table:table-cell/>
          <table:table-cell table:style-name="ce3" office:value-type="string" calcext:value-type="string">
            <text:p>49º 15’ 40”</text:p>
          </table:table-cell>
          <table:table-cell table:formula="of:=MID([.I65];1;2)" office:value-type="string" office:string-value="49" calcext:value-type="string">
            <text:p>49</text:p>
          </table:table-cell>
          <table:table-cell table:formula="of:=MIDB([.I65];4;3)" office:value-type="string" office:string-value=" 15" calcext:value-type="string">
            <text:p><text:s/>15</text:p>
          </table:table-cell>
          <table:table-cell table:formula="of:=MIDB([.I65];8;3)" office:value-type="string" office:string-value=" 40" calcext:value-type="string">
            <text:p><text:s/>40</text:p>
          </table:table-cell>
          <table:table-cell table:formula="of:=-([.J65]+[.K65]/60+[.L65]/3600)" office:value-type="float" office:value="-49.2611111111111" calcext:value-type="float">
            <text:p>-49.2611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Sítio D'Abadia</text:p>
          </table:table-cell>
          <table:table-cell table:style-name="ce3" office:value-type="string" calcext:value-type="string">
            <text:p>14º 48’ 19”</text:p>
          </table:table-cell>
          <table:table-cell table:formula="of:=MID([.C66];1;2)" office:value-type="string" office:string-value="14" calcext:value-type="string">
            <text:p>14</text:p>
          </table:table-cell>
          <table:table-cell table:style-name="ce3" table:formula="of:=MIDB([.C66];4;3)" office:value-type="string" office:string-value=" 48" calcext:value-type="string">
            <text:p><text:s/>48</text:p>
          </table:table-cell>
          <table:table-cell table:style-name="ce5" table:formula="of:=MIDB([.C66];8;3)" office:value-type="string" office:string-value=" 19" calcext:value-type="string">
            <text:p><text:s/>19</text:p>
          </table:table-cell>
          <table:table-cell table:formula="of:=-([.D66]+[.E66]/60+[.F66]/3600)" office:value-type="float" office:value="-14.8052777777778" calcext:value-type="float">
            <text:p>-14.805277777778</text:p>
          </table:table-cell>
          <table:table-cell/>
          <table:table-cell table:style-name="ce3" office:value-type="string" calcext:value-type="string">
            <text:p>46º 15’ 11”</text:p>
          </table:table-cell>
          <table:table-cell table:formula="of:=MID([.I66];1;2)" office:value-type="string" office:string-value="46" calcext:value-type="string">
            <text:p>46</text:p>
          </table:table-cell>
          <table:table-cell table:formula="of:=MIDB([.I66];4;3)" office:value-type="string" office:string-value=" 15" calcext:value-type="string">
            <text:p><text:s/>15</text:p>
          </table:table-cell>
          <table:table-cell table:formula="of:=MIDB([.I66];8;3)" office:value-type="string" office:string-value=" 11" calcext:value-type="string">
            <text:p><text:s/>11</text:p>
          </table:table-cell>
          <table:table-cell table:formula="of:=-([.J66]+[.K66]/60+[.L66]/3600)" office:value-type="float" office:value="-46.2530555555556" calcext:value-type="float">
            <text:p>-46.253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Teresina de Goiás</text:p>
          </table:table-cell>
          <table:table-cell table:style-name="ce3" office:value-type="string" calcext:value-type="string">
            <text:p>13º 46’ 35”</text:p>
          </table:table-cell>
          <table:table-cell table:formula="of:=MID([.C67];1;2)" office:value-type="string" office:string-value="13" calcext:value-type="string">
            <text:p>13</text:p>
          </table:table-cell>
          <table:table-cell table:style-name="ce3" table:formula="of:=MIDB([.C67];4;3)" office:value-type="string" office:string-value=" 46" calcext:value-type="string">
            <text:p><text:s/>46</text:p>
          </table:table-cell>
          <table:table-cell table:style-name="ce5" table:formula="of:=MIDB([.C67];8;3)" office:value-type="string" office:string-value=" 35" calcext:value-type="string">
            <text:p><text:s/>35</text:p>
          </table:table-cell>
          <table:table-cell table:formula="of:=-([.D67]+[.E67]/60+[.F67]/3600)" office:value-type="float" office:value="-13.7763888888889" calcext:value-type="float">
            <text:p>-13.776388888889</text:p>
          </table:table-cell>
          <table:table-cell/>
          <table:table-cell table:style-name="ce3" office:value-type="string" calcext:value-type="string">
            <text:p>47º 15’ 53”</text:p>
          </table:table-cell>
          <table:table-cell table:formula="of:=MID([.I67];1;2)" office:value-type="string" office:string-value="47" calcext:value-type="string">
            <text:p>47</text:p>
          </table:table-cell>
          <table:table-cell table:formula="of:=MIDB([.I67];4;3)" office:value-type="string" office:string-value=" 15" calcext:value-type="string">
            <text:p><text:s/>15</text:p>
          </table:table-cell>
          <table:table-cell table:formula="of:=MIDB([.I67];8;3)" office:value-type="string" office:string-value=" 53" calcext:value-type="string">
            <text:p><text:s/>53</text:p>
          </table:table-cell>
          <table:table-cell table:formula="of:=-([.J67]+[.K67]/60+[.L67]/3600)" office:value-type="float" office:value="-47.2647222222222" calcext:value-type="float">
            <text:p>-47.2647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Águas Lindas de Goiás</text:p>
          </table:table-cell>
          <table:table-cell table:style-name="ce3" office:value-type="string" calcext:value-type="string">
            <text:p>15º 45’ 43”</text:p>
          </table:table-cell>
          <table:table-cell table:formula="of:=MID([.C68];1;2)" office:value-type="string" office:string-value="15" calcext:value-type="string">
            <text:p>15</text:p>
          </table:table-cell>
          <table:table-cell table:style-name="ce3" table:formula="of:=MIDB([.C68];4;3)" office:value-type="string" office:string-value=" 45" calcext:value-type="string">
            <text:p><text:s/>45</text:p>
          </table:table-cell>
          <table:table-cell table:style-name="ce5" table:formula="of:=MIDB([.C68];8;3)" office:value-type="string" office:string-value=" 43" calcext:value-type="string">
            <text:p><text:s/>43</text:p>
          </table:table-cell>
          <table:table-cell table:formula="of:=-([.D68]+[.E68]/60+[.F68]/3600)" office:value-type="float" office:value="-15.7619444444444" calcext:value-type="float">
            <text:p>-15.761944444445</text:p>
          </table:table-cell>
          <table:table-cell/>
          <table:table-cell table:style-name="ce3" office:value-type="string" calcext:value-type="string">
            <text:p>48º 16’ 54”</text:p>
          </table:table-cell>
          <table:table-cell table:formula="of:=MID([.I68];1;2)" office:value-type="string" office:string-value="48" calcext:value-type="string">
            <text:p>48</text:p>
          </table:table-cell>
          <table:table-cell table:formula="of:=MIDB([.I68];4;3)" office:value-type="string" office:string-value=" 16" calcext:value-type="string">
            <text:p><text:s/>16</text:p>
          </table:table-cell>
          <table:table-cell table:formula="of:=MIDB([.I68];8;3)" office:value-type="string" office:string-value=" 54" calcext:value-type="string">
            <text:p><text:s/>54</text:p>
          </table:table-cell>
          <table:table-cell table:formula="of:=-([.J68]+[.K68]/60+[.L68]/3600)" office:value-type="float" office:value="-48.2816666666667" calcext:value-type="float">
            <text:p>-48.281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Mundo Novo</text:p>
          </table:table-cell>
          <table:table-cell table:style-name="ce3" office:value-type="string" calcext:value-type="string">
            <text:p>13º 46’ 34”</text:p>
          </table:table-cell>
          <table:table-cell table:formula="of:=MID([.C69];1;2)" office:value-type="string" office:string-value="13" calcext:value-type="string">
            <text:p>13</text:p>
          </table:table-cell>
          <table:table-cell table:style-name="ce3" table:formula="of:=MIDB([.C69];4;3)" office:value-type="string" office:string-value=" 46" calcext:value-type="string">
            <text:p><text:s/>46</text:p>
          </table:table-cell>
          <table:table-cell table:style-name="ce5" table:formula="of:=MIDB([.C69];8;3)" office:value-type="string" office:string-value=" 34" calcext:value-type="string">
            <text:p><text:s/>34</text:p>
          </table:table-cell>
          <table:table-cell table:formula="of:=-([.D69]+[.E69]/60+[.F69]/3600)" office:value-type="float" office:value="-13.7761111111111" calcext:value-type="float">
            <text:p>-13.776111111111</text:p>
          </table:table-cell>
          <table:table-cell/>
          <table:table-cell table:style-name="ce3" office:value-type="string" calcext:value-type="string">
            <text:p>50º 16’ 52”</text:p>
          </table:table-cell>
          <table:table-cell table:formula="of:=MID([.I69];1;2)" office:value-type="string" office:string-value="50" calcext:value-type="string">
            <text:p>50</text:p>
          </table:table-cell>
          <table:table-cell table:formula="of:=MIDB([.I69];4;3)" office:value-type="string" office:string-value=" 16" calcext:value-type="string">
            <text:p><text:s/>16</text:p>
          </table:table-cell>
          <table:table-cell table:formula="of:=MIDB([.I69];8;3)" office:value-type="string" office:string-value=" 52" calcext:value-type="string">
            <text:p><text:s/>52</text:p>
          </table:table-cell>
          <table:table-cell table:formula="of:=-([.J69]+[.K69]/60+[.L69]/3600)" office:value-type="float" office:value="-50.2811111111111" calcext:value-type="float">
            <text:p>-50.2811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Mutunópolis</text:p>
          </table:table-cell>
          <table:table-cell table:style-name="ce3" office:value-type="string" calcext:value-type="string">
            <text:p>13º 43’ 57”</text:p>
          </table:table-cell>
          <table:table-cell table:formula="of:=MID([.C70];1;2)" office:value-type="string" office:string-value="13" calcext:value-type="string">
            <text:p>13</text:p>
          </table:table-cell>
          <table:table-cell table:style-name="ce3" table:formula="of:=MIDB([.C70];4;3)" office:value-type="string" office:string-value=" 43" calcext:value-type="string">
            <text:p><text:s/>43</text:p>
          </table:table-cell>
          <table:table-cell table:style-name="ce5" table:formula="of:=MIDB([.C70];8;3)" office:value-type="string" office:string-value=" 57" calcext:value-type="string">
            <text:p><text:s/>57</text:p>
          </table:table-cell>
          <table:table-cell table:formula="of:=-([.D70]+[.E70]/60+[.F70]/3600)" office:value-type="float" office:value="-13.7325" calcext:value-type="float">
            <text:p>-13.732500000000</text:p>
          </table:table-cell>
          <table:table-cell/>
          <table:table-cell table:style-name="ce3" office:value-type="string" calcext:value-type="string">
            <text:p>49º 16’ 30”</text:p>
          </table:table-cell>
          <table:table-cell table:formula="of:=MID([.I70];1;2)" office:value-type="string" office:string-value="49" calcext:value-type="string">
            <text:p>49</text:p>
          </table:table-cell>
          <table:table-cell table:formula="of:=MIDB([.I70];4;3)" office:value-type="string" office:string-value=" 16" calcext:value-type="string">
            <text:p><text:s/>16</text:p>
          </table:table-cell>
          <table:table-cell table:formula="of:=MIDB([.I70];8;3)" office:value-type="string" office:string-value=" 30" calcext:value-type="string">
            <text:p><text:s/>30</text:p>
          </table:table-cell>
          <table:table-cell table:formula="of:=-([.J70]+[.K70]/60+[.L70]/3600)" office:value-type="float" office:value="-49.275" calcext:value-type="float">
            <text:p>-49.275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Pires do Rio</text:p>
          </table:table-cell>
          <table:table-cell table:style-name="ce3" office:value-type="string" calcext:value-type="string">
            <text:p>17º 17’ 59”</text:p>
          </table:table-cell>
          <table:table-cell table:formula="of:=MID([.C71];1;2)" office:value-type="string" office:string-value="17" calcext:value-type="string">
            <text:p>17</text:p>
          </table:table-cell>
          <table:table-cell table:style-name="ce3" table:formula="of:=MIDB([.C71];4;3)" office:value-type="string" office:string-value=" 17" calcext:value-type="string">
            <text:p><text:s/>17</text:p>
          </table:table-cell>
          <table:table-cell table:style-name="ce5" table:formula="of:=MIDB([.C71];8;3)" office:value-type="string" office:string-value=" 59" calcext:value-type="string">
            <text:p><text:s/>59</text:p>
          </table:table-cell>
          <table:table-cell table:formula="of:=-([.D71]+[.E71]/60+[.F71]/3600)" office:value-type="float" office:value="-17.2997222222222" calcext:value-type="float">
            <text:p>-17.299722222222</text:p>
          </table:table-cell>
          <table:table-cell/>
          <table:table-cell table:style-name="ce3" office:value-type="string" calcext:value-type="string">
            <text:p>48º 16’ 46”</text:p>
          </table:table-cell>
          <table:table-cell table:formula="of:=MID([.I71];1;2)" office:value-type="string" office:string-value="48" calcext:value-type="string">
            <text:p>48</text:p>
          </table:table-cell>
          <table:table-cell table:formula="of:=MIDB([.I71];4;3)" office:value-type="string" office:string-value=" 16" calcext:value-type="string">
            <text:p><text:s/>16</text:p>
          </table:table-cell>
          <table:table-cell table:formula="of:=MIDB([.I71];8;3)" office:value-type="string" office:string-value=" 46" calcext:value-type="string">
            <text:p><text:s/>46</text:p>
          </table:table-cell>
          <table:table-cell table:formula="of:=-([.J71]+[.K71]/60+[.L71]/3600)" office:value-type="float" office:value="-48.2794444444444" calcext:value-type="float">
            <text:p>-48.279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Amaralina</text:p>
          </table:table-cell>
          <table:table-cell table:style-name="ce3" office:value-type="string" calcext:value-type="string">
            <text:p>13º 55’ 35”</text:p>
          </table:table-cell>
          <table:table-cell table:formula="of:=MID([.C72];1;2)" office:value-type="string" office:string-value="13" calcext:value-type="string">
            <text:p>13</text:p>
          </table:table-cell>
          <table:table-cell table:style-name="ce3" table:formula="of:=MIDB([.C72];4;3)" office:value-type="string" office:string-value=" 55" calcext:value-type="string">
            <text:p><text:s/>55</text:p>
          </table:table-cell>
          <table:table-cell table:style-name="ce5" table:formula="of:=MIDB([.C72];8;3)" office:value-type="string" office:string-value=" 35" calcext:value-type="string">
            <text:p><text:s/>35</text:p>
          </table:table-cell>
          <table:table-cell table:formula="of:=-([.D72]+[.E72]/60+[.F72]/3600)" office:value-type="float" office:value="-13.9263888888889" calcext:value-type="float">
            <text:p>-13.926388888889</text:p>
          </table:table-cell>
          <table:table-cell/>
          <table:table-cell table:style-name="ce3" office:value-type="string" calcext:value-type="string">
            <text:p>49º 17’ 50”</text:p>
          </table:table-cell>
          <table:table-cell table:formula="of:=MID([.I72];1;2)" office:value-type="string" office:string-value="49" calcext:value-type="string">
            <text:p>49</text:p>
          </table:table-cell>
          <table:table-cell table:formula="of:=MIDB([.I72];4;3)" office:value-type="string" office:string-value=" 17" calcext:value-type="string">
            <text:p><text:s/>17</text:p>
          </table:table-cell>
          <table:table-cell table:formula="of:=MIDB([.I72];8;3)" office:value-type="string" office:string-value=" 50" calcext:value-type="string">
            <text:p><text:s/>50</text:p>
          </table:table-cell>
          <table:table-cell table:formula="of:=-([.J72]+[.K72]/60+[.L72]/3600)" office:value-type="float" office:value="-49.2972222222222" calcext:value-type="float">
            <text:p>-49.297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Orizona</text:p>
          </table:table-cell>
          <table:table-cell table:style-name="ce3" office:value-type="string" calcext:value-type="string">
            <text:p>17º 01’ 53”</text:p>
          </table:table-cell>
          <table:table-cell table:formula="of:=MID([.C73];1;2)" office:value-type="string" office:string-value="17" calcext:value-type="string">
            <text:p>17</text:p>
          </table:table-cell>
          <table:table-cell table:style-name="ce3" table:formula="of:=MIDB([.C73];4;3)" office:value-type="string" office:string-value=" 01" calcext:value-type="string">
            <text:p><text:s/>01</text:p>
          </table:table-cell>
          <table:table-cell table:style-name="ce5" table:formula="of:=MIDB([.C73];8;3)" office:value-type="string" office:string-value=" 53" calcext:value-type="string">
            <text:p><text:s/>53</text:p>
          </table:table-cell>
          <table:table-cell table:formula="of:=-([.D73]+[.E73]/60+[.F73]/3600)" office:value-type="float" office:value="-17.0313888888889" calcext:value-type="float">
            <text:p>-17.031388888889</text:p>
          </table:table-cell>
          <table:table-cell/>
          <table:table-cell table:style-name="ce3" office:value-type="string" calcext:value-type="string">
            <text:p>48º 17’ 45”</text:p>
          </table:table-cell>
          <table:table-cell table:formula="of:=MID([.I73];1;2)" office:value-type="string" office:string-value="48" calcext:value-type="string">
            <text:p>48</text:p>
          </table:table-cell>
          <table:table-cell table:formula="of:=MIDB([.I73];4;3)" office:value-type="string" office:string-value=" 17" calcext:value-type="string">
            <text:p><text:s/>17</text:p>
          </table:table-cell>
          <table:table-cell table:formula="of:=MIDB([.I73];8;3)" office:value-type="string" office:string-value=" 45" calcext:value-type="string">
            <text:p><text:s/>45</text:p>
          </table:table-cell>
          <table:table-cell table:formula="of:=-([.J73]+[.K73]/60+[.L73]/3600)" office:value-type="float" office:value="-48.2958333333333" calcext:value-type="float">
            <text:p>-48.2958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Padre Bernardo</text:p>
          </table:table-cell>
          <table:table-cell table:style-name="ce3" office:value-type="string" calcext:value-type="string">
            <text:p>15º 09’ 37”</text:p>
          </table:table-cell>
          <table:table-cell table:formula="of:=MID([.C74];1;2)" office:value-type="string" office:string-value="15" calcext:value-type="string">
            <text:p>15</text:p>
          </table:table-cell>
          <table:table-cell table:style-name="ce3" table:formula="of:=MIDB([.C74];4;3)" office:value-type="string" office:string-value=" 09" calcext:value-type="string">
            <text:p><text:s/>09</text:p>
          </table:table-cell>
          <table:table-cell table:style-name="ce5" table:formula="of:=MIDB([.C74];8;3)" office:value-type="string" office:string-value=" 37" calcext:value-type="string">
            <text:p><text:s/>37</text:p>
          </table:table-cell>
          <table:table-cell table:formula="of:=-([.D74]+[.E74]/60+[.F74]/3600)" office:value-type="float" office:value="-15.1602777777778" calcext:value-type="float">
            <text:p>-15.160277777778</text:p>
          </table:table-cell>
          <table:table-cell/>
          <table:table-cell table:style-name="ce3" office:value-type="string" calcext:value-type="string">
            <text:p>48º 17’ 02”</text:p>
          </table:table-cell>
          <table:table-cell table:formula="of:=MID([.I74];1;2)" office:value-type="string" office:string-value="48" calcext:value-type="string">
            <text:p>48</text:p>
          </table:table-cell>
          <table:table-cell table:formula="of:=MIDB([.I74];4;3)" office:value-type="string" office:string-value=" 17" calcext:value-type="string">
            <text:p><text:s/>17</text:p>
          </table:table-cell>
          <table:table-cell table:formula="of:=MIDB([.I74];8;3)" office:value-type="string" office:string-value=" 02" calcext:value-type="string">
            <text:p><text:s/>02</text:p>
          </table:table-cell>
          <table:table-cell table:formula="of:=-([.J74]+[.K74]/60+[.L74]/3600)" office:value-type="float" office:value="-48.2838888888889" calcext:value-type="float">
            <text:p>-48.2838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Firminópolis</text:p>
          </table:table-cell>
          <table:table-cell table:style-name="ce3" office:value-type="string" calcext:value-type="string">
            <text:p>16º 34’ 55”</text:p>
          </table:table-cell>
          <table:table-cell table:formula="of:=MID([.C75];1;2)" office:value-type="string" office:string-value="16" calcext:value-type="string">
            <text:p>16</text:p>
          </table:table-cell>
          <table:table-cell table:style-name="ce3" table:formula="of:=MIDB([.C75];4;3)" office:value-type="string" office:string-value=" 34" calcext:value-type="string">
            <text:p><text:s/>34</text:p>
          </table:table-cell>
          <table:table-cell table:style-name="ce5" table:formula="of:=MIDB([.C75];8;3)" office:value-type="string" office:string-value=" 55" calcext:value-type="string">
            <text:p><text:s/>55</text:p>
          </table:table-cell>
          <table:table-cell table:formula="of:=-([.D75]+[.E75]/60+[.F75]/3600)" office:value-type="float" office:value="-16.5819444444444" calcext:value-type="float">
            <text:p>-16.581944444445</text:p>
          </table:table-cell>
          <table:table-cell/>
          <table:table-cell table:style-name="ce3" office:value-type="string" calcext:value-type="string">
            <text:p>50º 18’ 18”</text:p>
          </table:table-cell>
          <table:table-cell table:formula="of:=MID([.I75];1;2)" office:value-type="string" office:string-value="50" calcext:value-type="string">
            <text:p>50</text:p>
          </table:table-cell>
          <table:table-cell table:formula="of:=MIDB([.I75];4;3)" office:value-type="string" office:string-value=" 18" calcext:value-type="string">
            <text:p><text:s/>18</text:p>
          </table:table-cell>
          <table:table-cell table:formula="of:=MIDB([.I75];8;3)" office:value-type="string" office:string-value=" 18" calcext:value-type="string">
            <text:p><text:s/>18</text:p>
          </table:table-cell>
          <table:table-cell table:formula="of:=-([.J75]+[.K75]/60+[.L75]/3600)" office:value-type="float" office:value="-50.305" calcext:value-type="float">
            <text:p>-50.305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Sanclerlândia</text:p>
          </table:table-cell>
          <table:table-cell table:style-name="ce3" office:value-type="string" calcext:value-type="string">
            <text:p>16º 11’ 51”</text:p>
          </table:table-cell>
          <table:table-cell table:formula="of:=MID([.C76];1;2)" office:value-type="string" office:string-value="16" calcext:value-type="string">
            <text:p>16</text:p>
          </table:table-cell>
          <table:table-cell table:style-name="ce3" table:formula="of:=MIDB([.C76];4;3)" office:value-type="string" office:string-value=" 11" calcext:value-type="string">
            <text:p><text:s/>11</text:p>
          </table:table-cell>
          <table:table-cell table:style-name="ce5" table:formula="of:=MIDB([.C76];8;3)" office:value-type="string" office:string-value=" 51" calcext:value-type="string">
            <text:p><text:s/>51</text:p>
          </table:table-cell>
          <table:table-cell table:formula="of:=-([.D76]+[.E76]/60+[.F76]/3600)" office:value-type="float" office:value="-16.1975" calcext:value-type="float">
            <text:p>-16.197500000000</text:p>
          </table:table-cell>
          <table:table-cell/>
          <table:table-cell table:style-name="ce3" office:value-type="string" calcext:value-type="string">
            <text:p>50º 18’ 52”</text:p>
          </table:table-cell>
          <table:table-cell table:formula="of:=MID([.I76];1;2)" office:value-type="string" office:string-value="50" calcext:value-type="string">
            <text:p>50</text:p>
          </table:table-cell>
          <table:table-cell table:formula="of:=MIDB([.I76];4;3)" office:value-type="string" office:string-value=" 18" calcext:value-type="string">
            <text:p><text:s/>18</text:p>
          </table:table-cell>
          <table:table-cell table:formula="of:=MIDB([.I76];8;3)" office:value-type="string" office:string-value=" 52" calcext:value-type="string">
            <text:p><text:s/>52</text:p>
          </table:table-cell>
          <table:table-cell table:formula="of:=-([.J76]+[.K76]/60+[.L76]/3600)" office:value-type="float" office:value="-50.3144444444444" calcext:value-type="float">
            <text:p>-50.314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Santo Antônio de Goiás</text:p>
          </table:table-cell>
          <table:table-cell table:style-name="ce3" office:value-type="string" calcext:value-type="string">
            <text:p>16º 29’ 01”</text:p>
          </table:table-cell>
          <table:table-cell table:formula="of:=MID([.C77];1;2)" office:value-type="string" office:string-value="16" calcext:value-type="string">
            <text:p>16</text:p>
          </table:table-cell>
          <table:table-cell table:style-name="ce3" table:formula="of:=MIDB([.C77];4;3)" office:value-type="string" office:string-value=" 29" calcext:value-type="string">
            <text:p><text:s/>29</text:p>
          </table:table-cell>
          <table:table-cell table:style-name="ce5" table:formula="of:=MIDB([.C77];8;3)" office:value-type="string" office:string-value=" 01" calcext:value-type="string">
            <text:p><text:s/>01</text:p>
          </table:table-cell>
          <table:table-cell table:formula="of:=-([.D77]+[.E77]/60+[.F77]/3600)" office:value-type="float" office:value="-16.4836111111111" calcext:value-type="float">
            <text:p>-16.483611111111</text:p>
          </table:table-cell>
          <table:table-cell/>
          <table:table-cell table:style-name="ce3" office:value-type="string" calcext:value-type="string">
            <text:p>49º 18’ 40”</text:p>
          </table:table-cell>
          <table:table-cell table:formula="of:=MID([.I77];1;2)" office:value-type="string" office:string-value="49" calcext:value-type="string">
            <text:p>49</text:p>
          </table:table-cell>
          <table:table-cell table:formula="of:=MIDB([.I77];4;3)" office:value-type="string" office:string-value=" 18" calcext:value-type="string">
            <text:p><text:s/>18</text:p>
          </table:table-cell>
          <table:table-cell table:formula="of:=MIDB([.I77];8;3)" office:value-type="string" office:string-value=" 40" calcext:value-type="string">
            <text:p><text:s/>40</text:p>
          </table:table-cell>
          <table:table-cell table:formula="of:=-([.J77]+[.K77]/60+[.L77]/3600)" office:value-type="float" office:value="-49.3111111111111" calcext:value-type="float">
            <text:p>-49.3111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Turvelândia</text:p>
          </table:table-cell>
          <table:table-cell table:style-name="ce3" office:value-type="string" calcext:value-type="string">
            <text:p>17º 51’ 10”</text:p>
          </table:table-cell>
          <table:table-cell table:formula="of:=MID([.C78];1;2)" office:value-type="string" office:string-value="17" calcext:value-type="string">
            <text:p>17</text:p>
          </table:table-cell>
          <table:table-cell table:style-name="ce3" table:formula="of:=MIDB([.C78];4;3)" office:value-type="string" office:string-value=" 51" calcext:value-type="string">
            <text:p><text:s/>51</text:p>
          </table:table-cell>
          <table:table-cell table:style-name="ce5" table:formula="of:=MIDB([.C78];8;3)" office:value-type="string" office:string-value=" 10" calcext:value-type="string">
            <text:p><text:s/>10</text:p>
          </table:table-cell>
          <table:table-cell table:formula="of:=-([.D78]+[.E78]/60+[.F78]/3600)" office:value-type="float" office:value="-17.8527777777778" calcext:value-type="float">
            <text:p>-17.852777777778</text:p>
          </table:table-cell>
          <table:table-cell/>
          <table:table-cell table:style-name="ce3" office:value-type="string" calcext:value-type="string">
            <text:p>50º 18’ 08”</text:p>
          </table:table-cell>
          <table:table-cell table:formula="of:=MID([.I78];1;2)" office:value-type="string" office:string-value="50" calcext:value-type="string">
            <text:p>50</text:p>
          </table:table-cell>
          <table:table-cell table:formula="of:=MIDB([.I78];4;3)" office:value-type="string" office:string-value=" 18" calcext:value-type="string">
            <text:p><text:s/>18</text:p>
          </table:table-cell>
          <table:table-cell table:formula="of:=MIDB([.I78];8;3)" office:value-type="string" office:string-value=" 08" calcext:value-type="string">
            <text:p><text:s/>08</text:p>
          </table:table-cell>
          <table:table-cell table:formula="of:=-([.J78]+[.K78]/60+[.L78]/3600)" office:value-type="float" office:value="-50.3022222222222" calcext:value-type="float">
            <text:p>-50.302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Doverlândia</text:p>
          </table:table-cell>
          <table:table-cell table:style-name="ce3" office:value-type="string" calcext:value-type="string">
            <text:p>16º 43’ 13”</text:p>
          </table:table-cell>
          <table:table-cell table:formula="of:=MID([.C79];1;2)" office:value-type="string" office:string-value="16" calcext:value-type="string">
            <text:p>16</text:p>
          </table:table-cell>
          <table:table-cell table:style-name="ce3" table:formula="of:=MIDB([.C79];4;3)" office:value-type="string" office:string-value=" 43" calcext:value-type="string">
            <text:p><text:s/>43</text:p>
          </table:table-cell>
          <table:table-cell table:style-name="ce5" table:formula="of:=MIDB([.C79];8;3)" office:value-type="string" office:string-value=" 13" calcext:value-type="string">
            <text:p><text:s/>13</text:p>
          </table:table-cell>
          <table:table-cell table:formula="of:=-([.D79]+[.E79]/60+[.F79]/3600)" office:value-type="float" office:value="-16.7202777777778" calcext:value-type="float">
            <text:p>-16.720277777778</text:p>
          </table:table-cell>
          <table:table-cell/>
          <table:table-cell table:style-name="ce3" office:value-type="string" calcext:value-type="string">
            <text:p>52º 19’ 10”</text:p>
          </table:table-cell>
          <table:table-cell table:formula="of:=MID([.I79];1;2)" office:value-type="string" office:string-value="52" calcext:value-type="string">
            <text:p>52</text:p>
          </table:table-cell>
          <table:table-cell table:formula="of:=MIDB([.I79];4;3)" office:value-type="string" office:string-value=" 19" calcext:value-type="string">
            <text:p><text:s/>19</text:p>
          </table:table-cell>
          <table:table-cell table:formula="of:=MIDB([.I79];8;3)" office:value-type="string" office:string-value=" 10" calcext:value-type="string">
            <text:p><text:s/>10</text:p>
          </table:table-cell>
          <table:table-cell table:formula="of:=-([.J79]+[.K79]/60+[.L79]/3600)" office:value-type="float" office:value="-52.3194444444445" calcext:value-type="float">
            <text:p>-52.319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Nova Crixás</text:p>
          </table:table-cell>
          <table:table-cell table:style-name="ce3" office:value-type="string" calcext:value-type="string">
            <text:p>14º 05’ 55”</text:p>
          </table:table-cell>
          <table:table-cell table:formula="of:=MID([.C80];1;2)" office:value-type="string" office:string-value="14" calcext:value-type="string">
            <text:p>14</text:p>
          </table:table-cell>
          <table:table-cell table:style-name="ce3" table:formula="of:=MIDB([.C80];4;3)" office:value-type="string" office:string-value=" 05" calcext:value-type="string">
            <text:p><text:s/>05</text:p>
          </table:table-cell>
          <table:table-cell table:style-name="ce5" table:formula="of:=MIDB([.C80];8;3)" office:value-type="string" office:string-value=" 55" calcext:value-type="string">
            <text:p><text:s/>55</text:p>
          </table:table-cell>
          <table:table-cell table:formula="of:=-([.D80]+[.E80]/60+[.F80]/3600)" office:value-type="float" office:value="-14.0986111111111" calcext:value-type="float">
            <text:p>-14.098611111111</text:p>
          </table:table-cell>
          <table:table-cell/>
          <table:table-cell table:style-name="ce3" office:value-type="string" calcext:value-type="string">
            <text:p>50º 19’ 36”</text:p>
          </table:table-cell>
          <table:table-cell table:formula="of:=MID([.I80];1;2)" office:value-type="string" office:string-value="50" calcext:value-type="string">
            <text:p>50</text:p>
          </table:table-cell>
          <table:table-cell table:formula="of:=MIDB([.I80];4;3)" office:value-type="string" office:string-value=" 19" calcext:value-type="string">
            <text:p><text:s/>19</text:p>
          </table:table-cell>
          <table:table-cell table:formula="of:=MIDB([.I80];8;3)" office:value-type="string" office:string-value=" 36" calcext:value-type="string">
            <text:p><text:s/>36</text:p>
          </table:table-cell>
          <table:table-cell table:formula="of:=-([.J80]+[.K80]/60+[.L80]/3600)" office:value-type="float" office:value="-50.3266666666667" calcext:value-type="float">
            <text:p>-50.326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Nova Veneza</text:p>
          </table:table-cell>
          <table:table-cell table:style-name="ce3" office:value-type="string" calcext:value-type="string">
            <text:p>16º 22’ 15”</text:p>
          </table:table-cell>
          <table:table-cell table:formula="of:=MID([.C81];1;2)" office:value-type="string" office:string-value="16" calcext:value-type="string">
            <text:p>16</text:p>
          </table:table-cell>
          <table:table-cell table:style-name="ce3" table:formula="of:=MIDB([.C81];4;3)" office:value-type="string" office:string-value=" 22" calcext:value-type="string">
            <text:p><text:s/>22</text:p>
          </table:table-cell>
          <table:table-cell table:style-name="ce5" table:formula="of:=MIDB([.C81];8;3)" office:value-type="string" office:string-value=" 15" calcext:value-type="string">
            <text:p><text:s/>15</text:p>
          </table:table-cell>
          <table:table-cell table:formula="of:=-([.D81]+[.E81]/60+[.F81]/3600)" office:value-type="float" office:value="-16.3708333333333" calcext:value-type="float">
            <text:p>-16.370833333333</text:p>
          </table:table-cell>
          <table:table-cell/>
          <table:table-cell table:style-name="ce3" office:value-type="string" calcext:value-type="string">
            <text:p>49º 19’ 23”</text:p>
          </table:table-cell>
          <table:table-cell table:formula="of:=MID([.I81];1;2)" office:value-type="string" office:string-value="49" calcext:value-type="string">
            <text:p>49</text:p>
          </table:table-cell>
          <table:table-cell table:formula="of:=MIDB([.I81];4;3)" office:value-type="string" office:string-value=" 19" calcext:value-type="string">
            <text:p><text:s/>19</text:p>
          </table:table-cell>
          <table:table-cell table:formula="of:=MIDB([.I81];8;3)" office:value-type="string" office:string-value=" 23" calcext:value-type="string">
            <text:p><text:s/>23</text:p>
          </table:table-cell>
          <table:table-cell table:formula="of:=-([.J81]+[.K81]/60+[.L81]/3600)" office:value-type="float" office:value="-49.3230555555556" calcext:value-type="float">
            <text:p>-49.323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São Domingos</text:p>
          </table:table-cell>
          <table:table-cell table:style-name="ce3" office:value-type="string" calcext:value-type="string">
            <text:p>13º 23’ 54”</text:p>
          </table:table-cell>
          <table:table-cell table:formula="of:=MID([.C82];1;2)" office:value-type="string" office:string-value="13" calcext:value-type="string">
            <text:p>13</text:p>
          </table:table-cell>
          <table:table-cell table:style-name="ce3" table:formula="of:=MIDB([.C82];4;3)" office:value-type="string" office:string-value=" 23" calcext:value-type="string">
            <text:p><text:s/>23</text:p>
          </table:table-cell>
          <table:table-cell table:style-name="ce5" table:formula="of:=MIDB([.C82];8;3)" office:value-type="string" office:string-value=" 54" calcext:value-type="string">
            <text:p><text:s/>54</text:p>
          </table:table-cell>
          <table:table-cell table:formula="of:=-([.D82]+[.E82]/60+[.F82]/3600)" office:value-type="float" office:value="-13.3983333333333" calcext:value-type="float">
            <text:p>-13.398333333333</text:p>
          </table:table-cell>
          <table:table-cell/>
          <table:table-cell table:style-name="ce3" office:value-type="string" calcext:value-type="string">
            <text:p>46º 19’ 06”</text:p>
          </table:table-cell>
          <table:table-cell table:formula="of:=MID([.I82];1;2)" office:value-type="string" office:string-value="46" calcext:value-type="string">
            <text:p>46</text:p>
          </table:table-cell>
          <table:table-cell table:formula="of:=MIDB([.I82];4;3)" office:value-type="string" office:string-value=" 19" calcext:value-type="string">
            <text:p><text:s/>19</text:p>
          </table:table-cell>
          <table:table-cell table:formula="of:=MIDB([.I82];8;3)" office:value-type="string" office:string-value=" 06" calcext:value-type="string">
            <text:p><text:s/>06</text:p>
          </table:table-cell>
          <table:table-cell table:formula="of:=-([.J82]+[.K82]/60+[.L82]/3600)" office:value-type="float" office:value="-46.3183333333333" calcext:value-type="float">
            <text:p>-46.3183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São Luiz do Norte</text:p>
          </table:table-cell>
          <table:table-cell table:style-name="ce3" office:value-type="string" calcext:value-type="string">
            <text:p>14º 51’ 45”</text:p>
          </table:table-cell>
          <table:table-cell table:formula="of:=MID([.C83];1;2)" office:value-type="string" office:string-value="14" calcext:value-type="string">
            <text:p>14</text:p>
          </table:table-cell>
          <table:table-cell table:style-name="ce3" table:formula="of:=MIDB([.C83];4;3)" office:value-type="string" office:string-value=" 51" calcext:value-type="string">
            <text:p><text:s/>51</text:p>
          </table:table-cell>
          <table:table-cell table:style-name="ce5" table:formula="of:=MIDB([.C83];8;3)" office:value-type="string" office:string-value=" 45" calcext:value-type="string">
            <text:p><text:s/>45</text:p>
          </table:table-cell>
          <table:table-cell table:formula="of:=-([.D83]+[.E83]/60+[.F83]/3600)" office:value-type="float" office:value="-14.8625" calcext:value-type="float">
            <text:p>-14.862500000000</text:p>
          </table:table-cell>
          <table:table-cell/>
          <table:table-cell table:style-name="ce3" office:value-type="string" calcext:value-type="string">
            <text:p>49º 19’ 46”</text:p>
          </table:table-cell>
          <table:table-cell table:formula="of:=MID([.I83];1;2)" office:value-type="string" office:string-value="49" calcext:value-type="string">
            <text:p>49</text:p>
          </table:table-cell>
          <table:table-cell table:formula="of:=MIDB([.I83];4;3)" office:value-type="string" office:string-value=" 19" calcext:value-type="string">
            <text:p><text:s/>19</text:p>
          </table:table-cell>
          <table:table-cell table:formula="of:=MIDB([.I83];8;3)" office:value-type="string" office:string-value=" 46" calcext:value-type="string">
            <text:p><text:s/>46</text:p>
          </table:table-cell>
          <table:table-cell table:formula="of:=-([.J83]+[.K83]/60+[.L83]/3600)" office:value-type="float" office:value="-49.3294444444445" calcext:value-type="float">
            <text:p>-49.329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Alto Horizonte</text:p>
          </table:table-cell>
          <table:table-cell table:style-name="ce3" office:value-type="string" calcext:value-type="string">
            <text:p>14º 11’ 44”</text:p>
          </table:table-cell>
          <table:table-cell table:formula="of:=MID([.C84];1;2)" office:value-type="string" office:string-value="14" calcext:value-type="string">
            <text:p>14</text:p>
          </table:table-cell>
          <table:table-cell table:style-name="ce3" table:formula="of:=MIDB([.C84];4;3)" office:value-type="string" office:string-value=" 11" calcext:value-type="string">
            <text:p><text:s/>11</text:p>
          </table:table-cell>
          <table:table-cell table:style-name="ce5" table:formula="of:=MIDB([.C84];8;3)" office:value-type="string" office:string-value=" 44" calcext:value-type="string">
            <text:p><text:s/>44</text:p>
          </table:table-cell>
          <table:table-cell table:formula="of:=-([.D84]+[.E84]/60+[.F84]/3600)" office:value-type="float" office:value="-14.1955555555556" calcext:value-type="float">
            <text:p>-14.195555555556</text:p>
          </table:table-cell>
          <table:table-cell/>
          <table:table-cell table:style-name="ce3" office:value-type="string" calcext:value-type="string">
            <text:p>49º 20’ 19”</text:p>
          </table:table-cell>
          <table:table-cell table:formula="of:=MID([.I84];1;2)" office:value-type="string" office:string-value="49" calcext:value-type="string">
            <text:p>49</text:p>
          </table:table-cell>
          <table:table-cell table:formula="of:=MIDB([.I84];4;3)" office:value-type="string" office:string-value=" 20" calcext:value-type="string">
            <text:p><text:s/>20</text:p>
          </table:table-cell>
          <table:table-cell table:formula="of:=MIDB([.I84];8;3)" office:value-type="string" office:string-value=" 19" calcext:value-type="string">
            <text:p><text:s/>19</text:p>
          </table:table-cell>
          <table:table-cell table:formula="of:=-([.J84]+[.K84]/60+[.L84]/3600)" office:value-type="float" office:value="-49.3386111111111" calcext:value-type="float">
            <text:p>-49.3386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Formosa</text:p>
          </table:table-cell>
          <table:table-cell table:style-name="ce3" office:value-type="string" calcext:value-type="string">
            <text:p>15º 32’ 14”</text:p>
          </table:table-cell>
          <table:table-cell table:formula="of:=MID([.C85];1;2)" office:value-type="string" office:string-value="15" calcext:value-type="string">
            <text:p>15</text:p>
          </table:table-cell>
          <table:table-cell table:style-name="ce3" table:formula="of:=MIDB([.C85];4;3)" office:value-type="string" office:string-value=" 32" calcext:value-type="string">
            <text:p><text:s/>32</text:p>
          </table:table-cell>
          <table:table-cell table:style-name="ce5" table:formula="of:=MIDB([.C85];8;3)" office:value-type="string" office:string-value=" 14" calcext:value-type="string">
            <text:p><text:s/>14</text:p>
          </table:table-cell>
          <table:table-cell table:formula="of:=-([.D85]+[.E85]/60+[.F85]/3600)" office:value-type="float" office:value="-15.5372222222222" calcext:value-type="float">
            <text:p>-15.537222222222</text:p>
          </table:table-cell>
          <table:table-cell/>
          <table:table-cell table:style-name="ce3" office:value-type="string" calcext:value-type="string">
            <text:p>47º 20’ 04”</text:p>
          </table:table-cell>
          <table:table-cell table:formula="of:=MID([.I85];1;2)" office:value-type="string" office:string-value="47" calcext:value-type="string">
            <text:p>47</text:p>
          </table:table-cell>
          <table:table-cell table:formula="of:=MIDB([.I85];4;3)" office:value-type="string" office:string-value=" 20" calcext:value-type="string">
            <text:p><text:s/>20</text:p>
          </table:table-cell>
          <table:table-cell table:formula="of:=MIDB([.I85];8;3)" office:value-type="string" office:string-value=" 04" calcext:value-type="string">
            <text:p><text:s/>04</text:p>
          </table:table-cell>
          <table:table-cell table:formula="of:=-([.J85]+[.K85]/60+[.L85]/3600)" office:value-type="float" office:value="-47.3344444444444" calcext:value-type="float">
            <text:p>-47.334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Itarumã</text:p>
          </table:table-cell>
          <table:table-cell table:style-name="ce3" office:value-type="string" calcext:value-type="string">
            <text:p>18º 46’ 09”</text:p>
          </table:table-cell>
          <table:table-cell table:formula="of:=MID([.C86];1;2)" office:value-type="string" office:string-value="18" calcext:value-type="string">
            <text:p>18</text:p>
          </table:table-cell>
          <table:table-cell table:style-name="ce3" table:formula="of:=MIDB([.C86];4;3)" office:value-type="string" office:string-value=" 46" calcext:value-type="string">
            <text:p><text:s/>46</text:p>
          </table:table-cell>
          <table:table-cell table:style-name="ce5" table:formula="of:=MIDB([.C86];8;3)" office:value-type="string" office:string-value=" 09" calcext:value-type="string">
            <text:p><text:s/>09</text:p>
          </table:table-cell>
          <table:table-cell table:formula="of:=-([.D86]+[.E86]/60+[.F86]/3600)" office:value-type="float" office:value="-18.7691666666667" calcext:value-type="float">
            <text:p>-18.769166666667</text:p>
          </table:table-cell>
          <table:table-cell/>
          <table:table-cell table:style-name="ce3" office:value-type="string" calcext:value-type="string">
            <text:p>51º 20’ 53”</text:p>
          </table:table-cell>
          <table:table-cell table:formula="of:=MID([.I86];1;2)" office:value-type="string" office:string-value="51" calcext:value-type="string">
            <text:p>51</text:p>
          </table:table-cell>
          <table:table-cell table:formula="of:=MIDB([.I86];4;3)" office:value-type="string" office:string-value=" 20" calcext:value-type="string">
            <text:p><text:s/>20</text:p>
          </table:table-cell>
          <table:table-cell table:formula="of:=MIDB([.I86];8;3)" office:value-type="string" office:string-value=" 53" calcext:value-type="string">
            <text:p><text:s/>53</text:p>
          </table:table-cell>
          <table:table-cell table:formula="of:=-([.J86]+[.K86]/60+[.L86]/3600)" office:value-type="float" office:value="-51.3480555555556" calcext:value-type="float">
            <text:p>-51.348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Jaraguá</text:p>
          </table:table-cell>
          <table:table-cell table:style-name="ce3" office:value-type="string" calcext:value-type="string">
            <text:p>15º 45’ 25”</text:p>
          </table:table-cell>
          <table:table-cell table:formula="of:=MID([.C87];1;2)" office:value-type="string" office:string-value="15" calcext:value-type="string">
            <text:p>15</text:p>
          </table:table-cell>
          <table:table-cell table:style-name="ce3" table:formula="of:=MIDB([.C87];4;3)" office:value-type="string" office:string-value=" 45" calcext:value-type="string">
            <text:p><text:s/>45</text:p>
          </table:table-cell>
          <table:table-cell table:style-name="ce5" table:formula="of:=MIDB([.C87];8;3)" office:value-type="string" office:string-value=" 25" calcext:value-type="string">
            <text:p><text:s/>25</text:p>
          </table:table-cell>
          <table:table-cell table:formula="of:=-([.D87]+[.E87]/60+[.F87]/3600)" office:value-type="float" office:value="-15.7569444444444" calcext:value-type="float">
            <text:p>-15.756944444445</text:p>
          </table:table-cell>
          <table:table-cell/>
          <table:table-cell table:style-name="ce3" office:value-type="string" calcext:value-type="string">
            <text:p>49º 20’ 04”</text:p>
          </table:table-cell>
          <table:table-cell table:formula="of:=MID([.I87];1;2)" office:value-type="string" office:string-value="49" calcext:value-type="string">
            <text:p>49</text:p>
          </table:table-cell>
          <table:table-cell table:formula="of:=MIDB([.I87];4;3)" office:value-type="string" office:string-value=" 20" calcext:value-type="string">
            <text:p><text:s/>20</text:p>
          </table:table-cell>
          <table:table-cell table:formula="of:=MIDB([.I87];8;3)" office:value-type="string" office:string-value=" 04" calcext:value-type="string">
            <text:p><text:s/>04</text:p>
          </table:table-cell>
          <table:table-cell table:formula="of:=-([.J87]+[.K87]/60+[.L87]/3600)" office:value-type="float" office:value="-49.3344444444444" calcext:value-type="float">
            <text:p>-49.334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Maurilândia</text:p>
          </table:table-cell>
          <table:table-cell table:style-name="ce3" office:value-type="string" calcext:value-type="string">
            <text:p>17º 58’ 15”</text:p>
          </table:table-cell>
          <table:table-cell table:formula="of:=MID([.C88];1;2)" office:value-type="string" office:string-value="17" calcext:value-type="string">
            <text:p>17</text:p>
          </table:table-cell>
          <table:table-cell table:style-name="ce3" table:formula="of:=MIDB([.C88];4;3)" office:value-type="string" office:string-value=" 58" calcext:value-type="string">
            <text:p><text:s/>58</text:p>
          </table:table-cell>
          <table:table-cell table:style-name="ce5" table:formula="of:=MIDB([.C88];8;3)" office:value-type="string" office:string-value=" 15" calcext:value-type="string">
            <text:p><text:s/>15</text:p>
          </table:table-cell>
          <table:table-cell table:formula="of:=-([.D88]+[.E88]/60+[.F88]/3600)" office:value-type="float" office:value="-17.9708333333333" calcext:value-type="float">
            <text:p>-17.970833333333</text:p>
          </table:table-cell>
          <table:table-cell/>
          <table:table-cell table:style-name="ce3" office:value-type="string" calcext:value-type="string">
            <text:p>50º 20’ 19”</text:p>
          </table:table-cell>
          <table:table-cell table:formula="of:=MID([.I88];1;2)" office:value-type="string" office:string-value="50" calcext:value-type="string">
            <text:p>50</text:p>
          </table:table-cell>
          <table:table-cell table:formula="of:=MIDB([.I88];4;3)" office:value-type="string" office:string-value=" 20" calcext:value-type="string">
            <text:p><text:s/>20</text:p>
          </table:table-cell>
          <table:table-cell table:formula="of:=MIDB([.I88];8;3)" office:value-type="string" office:string-value=" 19" calcext:value-type="string">
            <text:p><text:s/>19</text:p>
          </table:table-cell>
          <table:table-cell table:formula="of:=-([.J88]+[.K88]/60+[.L88]/3600)" office:value-type="float" office:value="-50.3386111111111" calcext:value-type="float">
            <text:p>-50.3386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Petrolina de Goiás</text:p>
          </table:table-cell>
          <table:table-cell table:style-name="ce3" office:value-type="string" calcext:value-type="string">
            <text:p>16º 05’ 42”</text:p>
          </table:table-cell>
          <table:table-cell table:formula="of:=MID([.C89];1;2)" office:value-type="string" office:string-value="16" calcext:value-type="string">
            <text:p>16</text:p>
          </table:table-cell>
          <table:table-cell table:style-name="ce3" table:formula="of:=MIDB([.C89];4;3)" office:value-type="string" office:string-value=" 05" calcext:value-type="string">
            <text:p><text:s/>05</text:p>
          </table:table-cell>
          <table:table-cell table:style-name="ce5" table:formula="of:=MIDB([.C89];8;3)" office:value-type="string" office:string-value=" 42" calcext:value-type="string">
            <text:p><text:s/>42</text:p>
          </table:table-cell>
          <table:table-cell table:formula="of:=-([.D89]+[.E89]/60+[.F89]/3600)" office:value-type="float" office:value="-16.095" calcext:value-type="float">
            <text:p>-16.095000000000</text:p>
          </table:table-cell>
          <table:table-cell/>
          <table:table-cell table:style-name="ce3" office:value-type="string" calcext:value-type="string">
            <text:p>49º 20’ 17”</text:p>
          </table:table-cell>
          <table:table-cell table:formula="of:=MID([.I89];1;2)" office:value-type="string" office:string-value="49" calcext:value-type="string">
            <text:p>49</text:p>
          </table:table-cell>
          <table:table-cell table:formula="of:=MIDB([.I89];4;3)" office:value-type="string" office:string-value=" 20" calcext:value-type="string">
            <text:p><text:s/>20</text:p>
          </table:table-cell>
          <table:table-cell table:formula="of:=MIDB([.I89];8;3)" office:value-type="string" office:string-value=" 17" calcext:value-type="string">
            <text:p><text:s/>17</text:p>
          </table:table-cell>
          <table:table-cell table:formula="of:=-([.J89]+[.K89]/60+[.L89]/3600)" office:value-type="float" office:value="-49.3380555555556" calcext:value-type="float">
            <text:p>-49.338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Faina</text:p>
          </table:table-cell>
          <table:table-cell table:style-name="ce3" office:value-type="string" calcext:value-type="string">
            <text:p>15º 26’ 46”</text:p>
          </table:table-cell>
          <table:table-cell table:formula="of:=MID([.C90];1;2)" office:value-type="string" office:string-value="15" calcext:value-type="string">
            <text:p>15</text:p>
          </table:table-cell>
          <table:table-cell table:style-name="ce3" table:formula="of:=MIDB([.C90];4;3)" office:value-type="string" office:string-value=" 26" calcext:value-type="string">
            <text:p><text:s/>26</text:p>
          </table:table-cell>
          <table:table-cell table:style-name="ce5" table:formula="of:=MIDB([.C90];8;3)" office:value-type="string" office:string-value=" 46" calcext:value-type="string">
            <text:p><text:s/>46</text:p>
          </table:table-cell>
          <table:table-cell table:formula="of:=-([.D90]+[.E90]/60+[.F90]/3600)" office:value-type="float" office:value="-15.4461111111111" calcext:value-type="float">
            <text:p>-15.446111111111</text:p>
          </table:table-cell>
          <table:table-cell/>
          <table:table-cell table:style-name="ce3" office:value-type="string" calcext:value-type="string">
            <text:p>50º 21’ 38”</text:p>
          </table:table-cell>
          <table:table-cell table:formula="of:=MID([.I90];1;2)" office:value-type="string" office:string-value="50" calcext:value-type="string">
            <text:p>50</text:p>
          </table:table-cell>
          <table:table-cell table:formula="of:=MIDB([.I90];4;3)" office:value-type="string" office:string-value=" 21" calcext:value-type="string">
            <text:p><text:s/>21</text:p>
          </table:table-cell>
          <table:table-cell table:formula="of:=MIDB([.I90];8;3)" office:value-type="string" office:string-value=" 38" calcext:value-type="string">
            <text:p><text:s/>38</text:p>
          </table:table-cell>
          <table:table-cell table:formula="of:=-([.J90]+[.K90]/60+[.L90]/3600)" office:value-type="float" office:value="-50.3605555555556" calcext:value-type="float">
            <text:p>-50.3605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Goiatuba</text:p>
          </table:table-cell>
          <table:table-cell table:style-name="ce3" office:value-type="string" calcext:value-type="string">
            <text:p>18º 00’ 44”</text:p>
          </table:table-cell>
          <table:table-cell table:formula="of:=MID([.C91];1;2)" office:value-type="string" office:string-value="18" calcext:value-type="string">
            <text:p>18</text:p>
          </table:table-cell>
          <table:table-cell table:style-name="ce3" table:formula="of:=MIDB([.C91];4;3)" office:value-type="string" office:string-value=" 00" calcext:value-type="string">
            <text:p><text:s/>00</text:p>
          </table:table-cell>
          <table:table-cell table:style-name="ce5" table:formula="of:=MIDB([.C91];8;3)" office:value-type="string" office:string-value=" 44" calcext:value-type="string">
            <text:p><text:s/>44</text:p>
          </table:table-cell>
          <table:table-cell table:formula="of:=-([.D91]+[.E91]/60+[.F91]/3600)" office:value-type="float" office:value="-18.0122222222222" calcext:value-type="float">
            <text:p>-18.012222222222</text:p>
          </table:table-cell>
          <table:table-cell/>
          <table:table-cell table:style-name="ce3" office:value-type="string" calcext:value-type="string">
            <text:p>49º 21’ 25”</text:p>
          </table:table-cell>
          <table:table-cell table:formula="of:=MID([.I91];1;2)" office:value-type="string" office:string-value="49" calcext:value-type="string">
            <text:p>49</text:p>
          </table:table-cell>
          <table:table-cell table:formula="of:=MIDB([.I91];4;3)" office:value-type="string" office:string-value=" 21" calcext:value-type="string">
            <text:p><text:s/>21</text:p>
          </table:table-cell>
          <table:table-cell table:formula="of:=MIDB([.I91];8;3)" office:value-type="string" office:string-value=" 25" calcext:value-type="string">
            <text:p><text:s/>25</text:p>
          </table:table-cell>
          <table:table-cell table:formula="of:=-([.J91]+[.K91]/60+[.L91]/3600)" office:value-type="float" office:value="-49.3569444444444" calcext:value-type="float">
            <text:p>-49.3569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Panamá</text:p>
          </table:table-cell>
          <table:table-cell table:style-name="ce3" office:value-type="string" calcext:value-type="string">
            <text:p>18º 10’ 36”</text:p>
          </table:table-cell>
          <table:table-cell table:formula="of:=MID([.C92];1;2)" office:value-type="string" office:string-value="18" calcext:value-type="string">
            <text:p>18</text:p>
          </table:table-cell>
          <table:table-cell table:style-name="ce3" table:formula="of:=MIDB([.C92];4;3)" office:value-type="string" office:string-value=" 10" calcext:value-type="string">
            <text:p><text:s/>10</text:p>
          </table:table-cell>
          <table:table-cell table:style-name="ce5" table:formula="of:=MIDB([.C92];8;3)" office:value-type="string" office:string-value=" 36" calcext:value-type="string">
            <text:p><text:s/>36</text:p>
          </table:table-cell>
          <table:table-cell table:formula="of:=-([.D92]+[.E92]/60+[.F92]/3600)" office:value-type="float" office:value="-18.1766666666667" calcext:value-type="float">
            <text:p>-18.176666666667</text:p>
          </table:table-cell>
          <table:table-cell/>
          <table:table-cell table:style-name="ce3" office:value-type="string" calcext:value-type="string">
            <text:p>49º 21’ 15”</text:p>
          </table:table-cell>
          <table:table-cell table:formula="of:=MID([.I92];1;2)" office:value-type="string" office:string-value="49" calcext:value-type="string">
            <text:p>49</text:p>
          </table:table-cell>
          <table:table-cell table:formula="of:=MIDB([.I92];4;3)" office:value-type="string" office:string-value=" 21" calcext:value-type="string">
            <text:p><text:s/>21</text:p>
          </table:table-cell>
          <table:table-cell table:formula="of:=MIDB([.I92];8;3)" office:value-type="string" office:string-value=" 15" calcext:value-type="string">
            <text:p><text:s/>15</text:p>
          </table:table-cell>
          <table:table-cell table:formula="of:=-([.J92]+[.K92]/60+[.L92]/3600)" office:value-type="float" office:value="-49.3541666666667" calcext:value-type="float">
            <text:p>-49.3541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Acreúna</text:p>
          </table:table-cell>
          <table:table-cell table:style-name="ce3" office:value-type="string" calcext:value-type="string">
            <text:p>17º 23’ 44”</text:p>
          </table:table-cell>
          <table:table-cell table:formula="of:=MID([.C93];1;2)" office:value-type="string" office:string-value="17" calcext:value-type="string">
            <text:p>17</text:p>
          </table:table-cell>
          <table:table-cell table:style-name="ce3" table:formula="of:=MIDB([.C93];4;3)" office:value-type="string" office:string-value=" 23" calcext:value-type="string">
            <text:p><text:s/>23</text:p>
          </table:table-cell>
          <table:table-cell table:style-name="ce5" table:formula="of:=MIDB([.C93];8;3)" office:value-type="string" office:string-value=" 44" calcext:value-type="string">
            <text:p><text:s/>44</text:p>
          </table:table-cell>
          <table:table-cell table:formula="of:=-([.D93]+[.E93]/60+[.F93]/3600)" office:value-type="float" office:value="-17.3955555555556" calcext:value-type="float">
            <text:p>-17.395555555556</text:p>
          </table:table-cell>
          <table:table-cell/>
          <table:table-cell table:style-name="ce3" office:value-type="string" calcext:value-type="string">
            <text:p>50º 22’ 37”</text:p>
          </table:table-cell>
          <table:table-cell table:formula="of:=MID([.I93];1;2)" office:value-type="string" office:string-value="50" calcext:value-type="string">
            <text:p>50</text:p>
          </table:table-cell>
          <table:table-cell table:formula="of:=MIDB([.I93];4;3)" office:value-type="string" office:string-value=" 22" calcext:value-type="string">
            <text:p><text:s/>22</text:p>
          </table:table-cell>
          <table:table-cell table:formula="of:=MIDB([.I93];8;3)" office:value-type="string" office:string-value=" 37" calcext:value-type="string">
            <text:p><text:s/>37</text:p>
          </table:table-cell>
          <table:table-cell table:formula="of:=-([.J93]+[.K93]/60+[.L93]/3600)" office:value-type="float" office:value="-50.3769444444445" calcext:value-type="float">
            <text:p>-50.3769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Cromínia</text:p>
          </table:table-cell>
          <table:table-cell table:style-name="ce3" office:value-type="string" calcext:value-type="string">
            <text:p>17º 17’ 12”</text:p>
          </table:table-cell>
          <table:table-cell table:formula="of:=MID([.C94];1;2)" office:value-type="string" office:string-value="17" calcext:value-type="string">
            <text:p>17</text:p>
          </table:table-cell>
          <table:table-cell table:style-name="ce3" table:formula="of:=MIDB([.C94];4;3)" office:value-type="string" office:string-value=" 17" calcext:value-type="string">
            <text:p><text:s/>17</text:p>
          </table:table-cell>
          <table:table-cell table:style-name="ce5" table:formula="of:=MIDB([.C94];8;3)" office:value-type="string" office:string-value=" 12" calcext:value-type="string">
            <text:p><text:s/>12</text:p>
          </table:table-cell>
          <table:table-cell table:formula="of:=-([.D94]+[.E94]/60+[.F94]/3600)" office:value-type="float" office:value="-17.2866666666667" calcext:value-type="float">
            <text:p>-17.286666666667</text:p>
          </table:table-cell>
          <table:table-cell/>
          <table:table-cell table:style-name="ce3" office:value-type="string" calcext:value-type="string">
            <text:p>49º 22’ 53”</text:p>
          </table:table-cell>
          <table:table-cell table:formula="of:=MID([.I94];1;2)" office:value-type="string" office:string-value="49" calcext:value-type="string">
            <text:p>49</text:p>
          </table:table-cell>
          <table:table-cell table:formula="of:=MIDB([.I94];4;3)" office:value-type="string" office:string-value=" 22" calcext:value-type="string">
            <text:p><text:s/>22</text:p>
          </table:table-cell>
          <table:table-cell table:formula="of:=MIDB([.I94];8;3)" office:value-type="string" office:string-value=" 53" calcext:value-type="string">
            <text:p><text:s/>53</text:p>
          </table:table-cell>
          <table:table-cell table:formula="of:=-([.J94]+[.K94]/60+[.L94]/3600)" office:value-type="float" office:value="-49.3813888888889" calcext:value-type="float">
            <text:p>-49.3813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Damolândia</text:p>
          </table:table-cell>
          <table:table-cell table:style-name="ce3" office:value-type="string" calcext:value-type="string">
            <text:p>16º 15’ 09”</text:p>
          </table:table-cell>
          <table:table-cell table:formula="of:=MID([.C95];1;2)" office:value-type="string" office:string-value="16" calcext:value-type="string">
            <text:p>16</text:p>
          </table:table-cell>
          <table:table-cell table:style-name="ce3" table:formula="of:=MIDB([.C95];4;3)" office:value-type="string" office:string-value=" 15" calcext:value-type="string">
            <text:p><text:s/>15</text:p>
          </table:table-cell>
          <table:table-cell table:style-name="ce5" table:formula="of:=MIDB([.C95];8;3)" office:value-type="string" office:string-value=" 09" calcext:value-type="string">
            <text:p><text:s/>09</text:p>
          </table:table-cell>
          <table:table-cell table:formula="of:=-([.D95]+[.E95]/60+[.F95]/3600)" office:value-type="float" office:value="-16.2525" calcext:value-type="float">
            <text:p>-16.252500000000</text:p>
          </table:table-cell>
          <table:table-cell/>
          <table:table-cell table:style-name="ce3" office:value-type="string" calcext:value-type="string">
            <text:p>49º 22’ 12”</text:p>
          </table:table-cell>
          <table:table-cell table:formula="of:=MID([.I95];1;2)" office:value-type="string" office:string-value="49" calcext:value-type="string">
            <text:p>49</text:p>
          </table:table-cell>
          <table:table-cell table:formula="of:=MIDB([.I95];4;3)" office:value-type="string" office:string-value=" 22" calcext:value-type="string">
            <text:p><text:s/>22</text:p>
          </table:table-cell>
          <table:table-cell table:formula="of:=MIDB([.I95];8;3)" office:value-type="string" office:string-value=" 12" calcext:value-type="string">
            <text:p><text:s/>12</text:p>
          </table:table-cell>
          <table:table-cell table:formula="of:=-([.J95]+[.K95]/60+[.L95]/3600)" office:value-type="float" office:value="-49.37" calcext:value-type="float">
            <text:p>-49.370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Jesúpolis</text:p>
          </table:table-cell>
          <table:table-cell table:style-name="ce3" office:value-type="string" calcext:value-type="string">
            <text:p>15º 57’ 05”</text:p>
          </table:table-cell>
          <table:table-cell table:formula="of:=MID([.C96];1;2)" office:value-type="string" office:string-value="15" calcext:value-type="string">
            <text:p>15</text:p>
          </table:table-cell>
          <table:table-cell table:style-name="ce3" table:formula="of:=MIDB([.C96];4;3)" office:value-type="string" office:string-value=" 57" calcext:value-type="string">
            <text:p><text:s/>57</text:p>
          </table:table-cell>
          <table:table-cell table:style-name="ce5" table:formula="of:=MIDB([.C96];8;3)" office:value-type="string" office:string-value=" 05" calcext:value-type="string">
            <text:p><text:s/>05</text:p>
          </table:table-cell>
          <table:table-cell table:formula="of:=-([.D96]+[.E96]/60+[.F96]/3600)" office:value-type="float" office:value="-15.9513888888889" calcext:value-type="float">
            <text:p>-15.951388888889</text:p>
          </table:table-cell>
          <table:table-cell/>
          <table:table-cell table:style-name="ce3" office:value-type="string" calcext:value-type="string">
            <text:p>49º 22’ 26”</text:p>
          </table:table-cell>
          <table:table-cell table:formula="of:=MID([.I96];1;2)" office:value-type="string" office:string-value="49" calcext:value-type="string">
            <text:p>49</text:p>
          </table:table-cell>
          <table:table-cell table:formula="of:=MIDB([.I96];4;3)" office:value-type="string" office:string-value=" 22" calcext:value-type="string">
            <text:p><text:s/>22</text:p>
          </table:table-cell>
          <table:table-cell table:formula="of:=MIDB([.I96];8;3)" office:value-type="string" office:string-value=" 26" calcext:value-type="string">
            <text:p><text:s/>26</text:p>
          </table:table-cell>
          <table:table-cell table:formula="of:=-([.J96]+[.K96]/60+[.L96]/3600)" office:value-type="float" office:value="-49.3738888888889" calcext:value-type="float">
            <text:p>-49.3738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Posse</text:p>
          </table:table-cell>
          <table:table-cell table:style-name="ce3" office:value-type="string" calcext:value-type="string">
            <text:p>14º 05’ 35”</text:p>
          </table:table-cell>
          <table:table-cell table:formula="of:=MID([.C97];1;2)" office:value-type="string" office:string-value="14" calcext:value-type="string">
            <text:p>14</text:p>
          </table:table-cell>
          <table:table-cell table:style-name="ce3" table:formula="of:=MIDB([.C97];4;3)" office:value-type="string" office:string-value=" 05" calcext:value-type="string">
            <text:p><text:s/>05</text:p>
          </table:table-cell>
          <table:table-cell table:style-name="ce5" table:formula="of:=MIDB([.C97];8;3)" office:value-type="string" office:string-value=" 35" calcext:value-type="string">
            <text:p><text:s/>35</text:p>
          </table:table-cell>
          <table:table-cell table:formula="of:=-([.D97]+[.E97]/60+[.F97]/3600)" office:value-type="float" office:value="-14.0930555555556" calcext:value-type="float">
            <text:p>-14.093055555556</text:p>
          </table:table-cell>
          <table:table-cell/>
          <table:table-cell table:style-name="ce3" office:value-type="string" calcext:value-type="string">
            <text:p>46º 22’ 10“</text:p>
          </table:table-cell>
          <table:table-cell table:formula="of:=MID([.I97];1;2)" office:value-type="string" office:string-value="46" calcext:value-type="string">
            <text:p>46</text:p>
          </table:table-cell>
          <table:table-cell table:formula="of:=MIDB([.I97];4;3)" office:value-type="string" office:string-value=" 22" calcext:value-type="string">
            <text:p><text:s/>22</text:p>
          </table:table-cell>
          <table:table-cell table:formula="of:=MIDB([.I97];8;3)" office:value-type="string" office:string-value=" 10" calcext:value-type="string">
            <text:p><text:s/>10</text:p>
          </table:table-cell>
          <table:table-cell table:formula="of:=-([.J97]+[.K97]/60+[.L97]/3600)" office:value-type="float" office:value="-46.3694444444444" calcext:value-type="float">
            <text:p>-46.369444444445</text:p>
          </table:table-cell>
          <table:table-cell table:number-columns-repeated="100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São Luís de Montes Belos</text:p>
          </table:table-cell>
          <table:table-cell table:style-name="ce3" office:value-type="string" calcext:value-type="string">
            <text:p>16º 31’ 30”</text:p>
          </table:table-cell>
          <table:table-cell table:formula="of:=MID([.C98];1;2)" office:value-type="string" office:string-value="16" calcext:value-type="string">
            <text:p>16</text:p>
          </table:table-cell>
          <table:table-cell table:style-name="ce3" table:formula="of:=MIDB([.C98];4;3)" office:value-type="string" office:string-value=" 31" calcext:value-type="string">
            <text:p><text:s/>31</text:p>
          </table:table-cell>
          <table:table-cell table:style-name="ce5" table:formula="of:=MIDB([.C98];8;3)" office:value-type="string" office:string-value=" 30" calcext:value-type="string">
            <text:p><text:s/>30</text:p>
          </table:table-cell>
          <table:table-cell table:formula="of:=-([.D98]+[.E98]/60+[.F98]/3600)" office:value-type="float" office:value="-16.525" calcext:value-type="float">
            <text:p>-16.525000000000</text:p>
          </table:table-cell>
          <table:table-cell/>
          <table:table-cell table:style-name="ce3" office:value-type="string" calcext:value-type="string">
            <text:p>50º 22’ 20”</text:p>
          </table:table-cell>
          <table:table-cell table:formula="of:=MID([.I98];1;2)" office:value-type="string" office:string-value="50" calcext:value-type="string">
            <text:p>50</text:p>
          </table:table-cell>
          <table:table-cell table:formula="of:=MIDB([.I98];4;3)" office:value-type="string" office:string-value=" 22" calcext:value-type="string">
            <text:p><text:s/>22</text:p>
          </table:table-cell>
          <table:table-cell table:formula="of:=MIDB([.I98];8;3)" office:value-type="string" office:string-value=" 20" calcext:value-type="string">
            <text:p><text:s/>20</text:p>
          </table:table-cell>
          <table:table-cell table:formula="of:=-([.J98]+[.K98]/60+[.L98]/3600)" office:value-type="float" office:value="-50.3722222222222" calcext:value-type="float">
            <text:p>-50.372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Brazabrantes</text:p>
          </table:table-cell>
          <table:table-cell table:style-name="ce3" office:value-type="string" calcext:value-type="string">
            <text:p>16º 25’ 50”</text:p>
          </table:table-cell>
          <table:table-cell table:formula="of:=MID([.C99];1;2)" office:value-type="string" office:string-value="16" calcext:value-type="string">
            <text:p>16</text:p>
          </table:table-cell>
          <table:table-cell table:style-name="ce3" table:formula="of:=MIDB([.C99];4;3)" office:value-type="string" office:string-value=" 25" calcext:value-type="string">
            <text:p><text:s/>25</text:p>
          </table:table-cell>
          <table:table-cell table:style-name="ce5" table:formula="of:=MIDB([.C99];8;3)" office:value-type="string" office:string-value=" 50" calcext:value-type="string">
            <text:p><text:s/>50</text:p>
          </table:table-cell>
          <table:table-cell table:formula="of:=-([.D99]+[.E99]/60+[.F99]/3600)" office:value-type="float" office:value="-16.4305555555556" calcext:value-type="float">
            <text:p>-16.430555555556</text:p>
          </table:table-cell>
          <table:table-cell/>
          <table:table-cell table:style-name="ce3" office:value-type="string" calcext:value-type="string">
            <text:p>49º 23’ 21”</text:p>
          </table:table-cell>
          <table:table-cell table:formula="of:=MID([.I99];1;2)" office:value-type="string" office:string-value="49" calcext:value-type="string">
            <text:p>49</text:p>
          </table:table-cell>
          <table:table-cell table:formula="of:=MIDB([.I99];4;3)" office:value-type="string" office:string-value=" 23" calcext:value-type="string">
            <text:p><text:s/>23</text:p>
          </table:table-cell>
          <table:table-cell table:formula="of:=MIDB([.I99];8;3)" office:value-type="string" office:string-value=" 21" calcext:value-type="string">
            <text:p><text:s/>21</text:p>
          </table:table-cell>
          <table:table-cell table:formula="of:=-([.J99]+[.K99]/60+[.L99]/3600)" office:value-type="float" office:value="-49.3891666666667" calcext:value-type="float">
            <text:p>-49.3891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Divinópolis de Goiás</text:p>
          </table:table-cell>
          <table:table-cell table:style-name="ce3" office:value-type="string" calcext:value-type="string">
            <text:p>13º 17’ 42”</text:p>
          </table:table-cell>
          <table:table-cell table:formula="of:=MID([.C100];1;2)" office:value-type="string" office:string-value="13" calcext:value-type="string">
            <text:p>13</text:p>
          </table:table-cell>
          <table:table-cell table:style-name="ce3" table:formula="of:=MIDB([.C100];4;3)" office:value-type="string" office:string-value=" 17" calcext:value-type="string">
            <text:p><text:s/>17</text:p>
          </table:table-cell>
          <table:table-cell table:style-name="ce5" table:formula="of:=MIDB([.C100];8;3)" office:value-type="string" office:string-value=" 42" calcext:value-type="string">
            <text:p><text:s/>42</text:p>
          </table:table-cell>
          <table:table-cell table:formula="of:=-([.D100]+[.E100]/60+[.F100]/3600)" office:value-type="float" office:value="-13.295" calcext:value-type="float">
            <text:p>-13.295000000000</text:p>
          </table:table-cell>
          <table:table-cell/>
          <table:table-cell table:style-name="ce3" office:value-type="string" calcext:value-type="string">
            <text:p>46º 23’ 35”</text:p>
          </table:table-cell>
          <table:table-cell table:formula="of:=MID([.I100];1;2)" office:value-type="string" office:string-value="46" calcext:value-type="string">
            <text:p>46</text:p>
          </table:table-cell>
          <table:table-cell table:formula="of:=MIDB([.I100];4;3)" office:value-type="string" office:string-value=" 23" calcext:value-type="string">
            <text:p><text:s/>23</text:p>
          </table:table-cell>
          <table:table-cell table:formula="of:=MIDB([.I100];8;3)" office:value-type="string" office:string-value=" 35" calcext:value-type="string">
            <text:p><text:s/>35</text:p>
          </table:table-cell>
          <table:table-cell table:formula="of:=-([.J100]+[.K100]/60+[.L100]/3600)" office:value-type="float" office:value="-46.3930555555556" calcext:value-type="float">
            <text:p>-46.393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Lagoa Santa</text:p>
          </table:table-cell>
          <table:table-cell table:style-name="ce3" office:value-type="string" calcext:value-type="string">
            <text:p>19º 10’ 54”</text:p>
          </table:table-cell>
          <table:table-cell table:formula="of:=MID([.C101];1;2)" office:value-type="string" office:string-value="19" calcext:value-type="string">
            <text:p>19</text:p>
          </table:table-cell>
          <table:table-cell table:style-name="ce3" table:formula="of:=MIDB([.C101];4;3)" office:value-type="string" office:string-value=" 10" calcext:value-type="string">
            <text:p><text:s/>10</text:p>
          </table:table-cell>
          <table:table-cell table:style-name="ce5" table:formula="of:=MIDB([.C101];8;3)" office:value-type="string" office:string-value=" 54" calcext:value-type="string">
            <text:p><text:s/>54</text:p>
          </table:table-cell>
          <table:table-cell table:formula="of:=-([.D101]+[.E101]/60+[.F101]/3600)" office:value-type="float" office:value="-19.1816666666667" calcext:value-type="float">
            <text:p>-19.181666666667</text:p>
          </table:table-cell>
          <table:table-cell/>
          <table:table-cell table:style-name="ce3" office:value-type="string" calcext:value-type="string">
            <text:p>51º 23’ 53”</text:p>
          </table:table-cell>
          <table:table-cell table:formula="of:=MID([.I101];1;2)" office:value-type="string" office:string-value="51" calcext:value-type="string">
            <text:p>51</text:p>
          </table:table-cell>
          <table:table-cell table:formula="of:=MIDB([.I101];4;3)" office:value-type="string" office:string-value=" 23" calcext:value-type="string">
            <text:p><text:s/>23</text:p>
          </table:table-cell>
          <table:table-cell table:formula="of:=MIDB([.I101];8;3)" office:value-type="string" office:string-value=" 53" calcext:value-type="string">
            <text:p><text:s/>53</text:p>
          </table:table-cell>
          <table:table-cell table:formula="of:=-([.J101]+[.K101]/60+[.L101]/3600)" office:value-type="float" office:value="-51.3980555555556" calcext:value-type="float">
            <text:p>-51.398055555556</text:p>
          </table:table-cell>
          <table:table-cell table:number-columns-repeated="100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Montes Claros de Goiás</text:p>
          </table:table-cell>
          <table:table-cell table:style-name="ce3" office:value-type="string" calcext:value-type="string">
            <text:p>16º 00’ 28”</text:p>
          </table:table-cell>
          <table:table-cell table:formula="of:=MID([.C102];1;2)" office:value-type="string" office:string-value="16" calcext:value-type="string">
            <text:p>16</text:p>
          </table:table-cell>
          <table:table-cell table:style-name="ce3" table:formula="of:=MIDB([.C102];4;3)" office:value-type="string" office:string-value=" 00" calcext:value-type="string">
            <text:p><text:s/>00</text:p>
          </table:table-cell>
          <table:table-cell table:style-name="ce5" table:formula="of:=MIDB([.C102];8;3)" office:value-type="string" office:string-value=" 28" calcext:value-type="string">
            <text:p><text:s/>28</text:p>
          </table:table-cell>
          <table:table-cell table:formula="of:=-([.D102]+[.E102]/60+[.F102]/3600)" office:value-type="float" office:value="-16.0077777777778" calcext:value-type="float">
            <text:p>-16.007777777778</text:p>
          </table:table-cell>
          <table:table-cell/>
          <table:table-cell table:style-name="ce3" office:value-type="string" calcext:value-type="string">
            <text:p>51º 23’ 48”</text:p>
          </table:table-cell>
          <table:table-cell table:formula="of:=MID([.I102];1;2)" office:value-type="string" office:string-value="51" calcext:value-type="string">
            <text:p>51</text:p>
          </table:table-cell>
          <table:table-cell table:formula="of:=MIDB([.I102];4;3)" office:value-type="string" office:string-value=" 23" calcext:value-type="string">
            <text:p><text:s/>23</text:p>
          </table:table-cell>
          <table:table-cell table:formula="of:=MIDB([.I102];8;3)" office:value-type="string" office:string-value=" 48" calcext:value-type="string">
            <text:p><text:s/>48</text:p>
          </table:table-cell>
          <table:table-cell table:formula="of:=-([.J102]+[.K102]/60+[.L102]/3600)" office:value-type="float" office:value="-51.3966666666667" calcext:value-type="float">
            <text:p>-51.396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Nova Iguaçu de Goiás</text:p>
          </table:table-cell>
          <table:table-cell table:style-name="ce3" office:value-type="string" calcext:value-type="string">
            <text:p>14º 17’ 16”</text:p>
          </table:table-cell>
          <table:table-cell table:formula="of:=MID([.C103];1;2)" office:value-type="string" office:string-value="14" calcext:value-type="string">
            <text:p>14</text:p>
          </table:table-cell>
          <table:table-cell table:style-name="ce3" table:formula="of:=MIDB([.C103];4;3)" office:value-type="string" office:string-value=" 17" calcext:value-type="string">
            <text:p><text:s/>17</text:p>
          </table:table-cell>
          <table:table-cell table:style-name="ce5" table:formula="of:=MIDB([.C103];8;3)" office:value-type="string" office:string-value=" 16" calcext:value-type="string">
            <text:p><text:s/>16</text:p>
          </table:table-cell>
          <table:table-cell table:formula="of:=-([.D103]+[.E103]/60+[.F103]/3600)" office:value-type="float" office:value="-14.2877777777778" calcext:value-type="float">
            <text:p>-14.287777777778</text:p>
          </table:table-cell>
          <table:table-cell/>
          <table:table-cell table:style-name="ce3" office:value-type="string" calcext:value-type="string">
            <text:p>49º 23’ 15”</text:p>
          </table:table-cell>
          <table:table-cell table:formula="of:=MID([.I103];1;2)" office:value-type="string" office:string-value="49" calcext:value-type="string">
            <text:p>49</text:p>
          </table:table-cell>
          <table:table-cell table:formula="of:=MIDB([.I103];4;3)" office:value-type="string" office:string-value=" 23" calcext:value-type="string">
            <text:p><text:s/>23</text:p>
          </table:table-cell>
          <table:table-cell table:formula="of:=MIDB([.I103];8;3)" office:value-type="string" office:string-value=" 15" calcext:value-type="string">
            <text:p><text:s/>15</text:p>
          </table:table-cell>
          <table:table-cell table:formula="of:=-([.J103]+[.K103]/60+[.L103]/3600)" office:value-type="float" office:value="-49.3875" calcext:value-type="float">
            <text:p>-49.3875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São João da Paraúna</text:p>
          </table:table-cell>
          <table:table-cell table:style-name="ce3" office:value-type="string" calcext:value-type="string">
            <text:p>16º 48’ 53”</text:p>
          </table:table-cell>
          <table:table-cell table:formula="of:=MID([.C104];1;2)" office:value-type="string" office:string-value="16" calcext:value-type="string">
            <text:p>16</text:p>
          </table:table-cell>
          <table:table-cell table:style-name="ce3" table:formula="of:=MIDB([.C104];4;3)" office:value-type="string" office:string-value=" 48" calcext:value-type="string">
            <text:p><text:s/>48</text:p>
          </table:table-cell>
          <table:table-cell table:style-name="ce5" table:formula="of:=MIDB([.C104];8;3)" office:value-type="string" office:string-value=" 53" calcext:value-type="string">
            <text:p><text:s/>53</text:p>
          </table:table-cell>
          <table:table-cell table:formula="of:=-([.D104]+[.E104]/60+[.F104]/3600)" office:value-type="float" office:value="-16.8147222222222" calcext:value-type="float">
            <text:p>-16.814722222222</text:p>
          </table:table-cell>
          <table:table-cell/>
          <table:table-cell table:style-name="ce3" office:value-type="string" calcext:value-type="string">
            <text:p>50º 24’ 36”</text:p>
          </table:table-cell>
          <table:table-cell table:formula="of:=MID([.I104];1;2)" office:value-type="string" office:string-value="50" calcext:value-type="string">
            <text:p>50</text:p>
          </table:table-cell>
          <table:table-cell table:formula="of:=MIDB([.I104];4;3)" office:value-type="string" office:string-value=" 24" calcext:value-type="string">
            <text:p><text:s/>24</text:p>
          </table:table-cell>
          <table:table-cell table:formula="of:=MIDB([.I104];8;3)" office:value-type="string" office:string-value=" 36" calcext:value-type="string">
            <text:p><text:s/>36</text:p>
          </table:table-cell>
          <table:table-cell table:formula="of:=-([.J104]+[.K104]/60+[.L104]/3600)" office:value-type="float" office:value="-50.41" calcext:value-type="float">
            <text:p>-50.410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Buriti de Goiás</text:p>
          </table:table-cell>
          <table:table-cell table:style-name="ce3" office:value-type="string" calcext:value-type="string">
            <text:p>16º 10’ 51”</text:p>
          </table:table-cell>
          <table:table-cell table:formula="of:=MID([.C105];1;2)" office:value-type="string" office:string-value="16" calcext:value-type="string">
            <text:p>16</text:p>
          </table:table-cell>
          <table:table-cell table:style-name="ce3" table:formula="of:=MIDB([.C105];4;3)" office:value-type="string" office:string-value=" 10" calcext:value-type="string">
            <text:p><text:s/>10</text:p>
          </table:table-cell>
          <table:table-cell table:style-name="ce5" table:formula="of:=MIDB([.C105];8;3)" office:value-type="string" office:string-value=" 51" calcext:value-type="string">
            <text:p><text:s/>51</text:p>
          </table:table-cell>
          <table:table-cell table:formula="of:=-([.D105]+[.E105]/60+[.F105]/3600)" office:value-type="float" office:value="-16.1808333333333" calcext:value-type="float">
            <text:p>-16.180833333333</text:p>
          </table:table-cell>
          <table:table-cell/>
          <table:table-cell table:style-name="ce3" office:value-type="string" calcext:value-type="string">
            <text:p>50º 25’ 52”</text:p>
          </table:table-cell>
          <table:table-cell table:formula="of:=MID([.I105];1;2)" office:value-type="string" office:string-value="50" calcext:value-type="string">
            <text:p>50</text:p>
          </table:table-cell>
          <table:table-cell table:formula="of:=MIDB([.I105];4;3)" office:value-type="string" office:string-value=" 25" calcext:value-type="string">
            <text:p><text:s/>25</text:p>
          </table:table-cell>
          <table:table-cell table:formula="of:=MIDB([.I105];8;3)" office:value-type="string" office:string-value=" 52" calcext:value-type="string">
            <text:p><text:s/>52</text:p>
          </table:table-cell>
          <table:table-cell table:formula="of:=-([.J105]+[.K105]/60+[.L105]/3600)" office:value-type="float" office:value="-50.4311111111111" calcext:value-type="float">
            <text:p>-50.4311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Goianira</text:p>
          </table:table-cell>
          <table:table-cell table:style-name="ce3" office:value-type="string" calcext:value-type="string">
            <text:p>16º 29’ 46”</text:p>
          </table:table-cell>
          <table:table-cell table:formula="of:=MID([.C106];1;2)" office:value-type="string" office:string-value="16" calcext:value-type="string">
            <text:p>16</text:p>
          </table:table-cell>
          <table:table-cell table:style-name="ce3" table:formula="of:=MIDB([.C106];4;3)" office:value-type="string" office:string-value=" 29" calcext:value-type="string">
            <text:p><text:s/>29</text:p>
          </table:table-cell>
          <table:table-cell table:style-name="ce5" table:formula="of:=MIDB([.C106];8;3)" office:value-type="string" office:string-value=" 46" calcext:value-type="string">
            <text:p><text:s/>46</text:p>
          </table:table-cell>
          <table:table-cell table:formula="of:=-([.D106]+[.E106]/60+[.F106]/3600)" office:value-type="float" office:value="-16.4961111111111" calcext:value-type="float">
            <text:p>-16.496111111111</text:p>
          </table:table-cell>
          <table:table-cell/>
          <table:table-cell table:style-name="ce3" office:value-type="string" calcext:value-type="string">
            <text:p>49º 25’ 35”</text:p>
          </table:table-cell>
          <table:table-cell table:formula="of:=MID([.I106];1;2)" office:value-type="string" office:string-value="49" calcext:value-type="string">
            <text:p>49</text:p>
          </table:table-cell>
          <table:table-cell table:formula="of:=MIDB([.I106];4;3)" office:value-type="string" office:string-value=" 25" calcext:value-type="string">
            <text:p><text:s/>25</text:p>
          </table:table-cell>
          <table:table-cell table:formula="of:=MIDB([.I106];8;3)" office:value-type="string" office:string-value=" 35" calcext:value-type="string">
            <text:p><text:s/>35</text:p>
          </table:table-cell>
          <table:table-cell table:formula="of:=-([.J106]+[.K106]/60+[.L106]/3600)" office:value-type="float" office:value="-49.4263888888889" calcext:value-type="float">
            <text:p>-49.4263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Palmelo</text:p>
          </table:table-cell>
          <table:table-cell table:style-name="ce3" office:value-type="string" calcext:value-type="string">
            <text:p>17º 19’ 28”</text:p>
          </table:table-cell>
          <table:table-cell table:formula="of:=MID([.C107];1;2)" office:value-type="string" office:string-value="17" calcext:value-type="string">
            <text:p>17</text:p>
          </table:table-cell>
          <table:table-cell table:style-name="ce3" table:formula="of:=MIDB([.C107];4;3)" office:value-type="string" office:string-value=" 19" calcext:value-type="string">
            <text:p><text:s/>19</text:p>
          </table:table-cell>
          <table:table-cell table:style-name="ce5" table:formula="of:=MIDB([.C107];8;3)" office:value-type="string" office:string-value=" 28" calcext:value-type="string">
            <text:p><text:s/>28</text:p>
          </table:table-cell>
          <table:table-cell table:formula="of:=-([.D107]+[.E107]/60+[.F107]/3600)" office:value-type="float" office:value="-17.3244444444444" calcext:value-type="float">
            <text:p>-17.324444444445</text:p>
          </table:table-cell>
          <table:table-cell/>
          <table:table-cell table:style-name="ce3" office:value-type="string" calcext:value-type="string">
            <text:p>48º 25’ 24”</text:p>
          </table:table-cell>
          <table:table-cell table:formula="of:=MID([.I107];1;2)" office:value-type="string" office:string-value="48" calcext:value-type="string">
            <text:p>48</text:p>
          </table:table-cell>
          <table:table-cell table:formula="of:=MIDB([.I107];4;3)" office:value-type="string" office:string-value=" 25" calcext:value-type="string">
            <text:p><text:s/>25</text:p>
          </table:table-cell>
          <table:table-cell table:formula="of:=MIDB([.I107];8;3)" office:value-type="string" office:string-value=" 24" calcext:value-type="string">
            <text:p><text:s/>24</text:p>
          </table:table-cell>
          <table:table-cell table:formula="of:=-([.J107]+[.K107]/60+[.L107]/3600)" office:value-type="float" office:value="-48.4233333333333" calcext:value-type="float">
            <text:p>-48.4233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Santa Isabel</text:p>
          </table:table-cell>
          <table:table-cell table:style-name="ce3" office:value-type="string" calcext:value-type="string">
            <text:p>15º 17’ 53”</text:p>
          </table:table-cell>
          <table:table-cell table:formula="of:=MID([.C108];1;2)" office:value-type="string" office:string-value="15" calcext:value-type="string">
            <text:p>15</text:p>
          </table:table-cell>
          <table:table-cell table:style-name="ce3" table:formula="of:=MIDB([.C108];4;3)" office:value-type="string" office:string-value=" 17" calcext:value-type="string">
            <text:p><text:s/>17</text:p>
          </table:table-cell>
          <table:table-cell table:style-name="ce5" table:formula="of:=MIDB([.C108];8;3)" office:value-type="string" office:string-value=" 53" calcext:value-type="string">
            <text:p><text:s/>53</text:p>
          </table:table-cell>
          <table:table-cell table:formula="of:=-([.D108]+[.E108]/60+[.F108]/3600)" office:value-type="float" office:value="-15.2980555555556" calcext:value-type="float">
            <text:p>-15.298055555556</text:p>
          </table:table-cell>
          <table:table-cell/>
          <table:table-cell table:style-name="ce3" office:value-type="string" calcext:value-type="string">
            <text:p>49º 25’ 36”</text:p>
          </table:table-cell>
          <table:table-cell table:formula="of:=MID([.I108];1;2)" office:value-type="string" office:string-value="49" calcext:value-type="string">
            <text:p>49</text:p>
          </table:table-cell>
          <table:table-cell table:formula="of:=MIDB([.I108];4;3)" office:value-type="string" office:string-value=" 25" calcext:value-type="string">
            <text:p><text:s/>25</text:p>
          </table:table-cell>
          <table:table-cell table:formula="of:=MIDB([.I108];8;3)" office:value-type="string" office:string-value=" 36" calcext:value-type="string">
            <text:p><text:s/>36</text:p>
          </table:table-cell>
          <table:table-cell table:formula="of:=-([.J108]+[.K108]/60+[.L108]/3600)" office:value-type="float" office:value="-49.4266666666667" calcext:value-type="float">
            <text:p>-49.426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Abadia de Goiás</text:p>
          </table:table-cell>
          <table:table-cell table:style-name="ce3" office:value-type="string" calcext:value-type="string">
            <text:p>16º 45’ 26”</text:p>
          </table:table-cell>
          <table:table-cell table:formula="of:=MID([.C109];1;2)" office:value-type="string" office:string-value="16" calcext:value-type="string">
            <text:p>16</text:p>
          </table:table-cell>
          <table:table-cell table:style-name="ce3" table:formula="of:=MIDB([.C109];4;3)" office:value-type="string" office:string-value=" 45" calcext:value-type="string">
            <text:p><text:s/>45</text:p>
          </table:table-cell>
          <table:table-cell table:style-name="ce5" table:formula="of:=MIDB([.C109];8;3)" office:value-type="string" office:string-value=" 26" calcext:value-type="string">
            <text:p><text:s/>26</text:p>
          </table:table-cell>
          <table:table-cell table:formula="of:=-([.D109]+[.E109]/60+[.F109]/3600)" office:value-type="float" office:value="-16.7572222222222" calcext:value-type="float">
            <text:p>-16.757222222222</text:p>
          </table:table-cell>
          <table:table-cell/>
          <table:table-cell table:style-name="ce3" office:value-type="string" calcext:value-type="string">
            <text:p>49º 26’ 15”</text:p>
          </table:table-cell>
          <table:table-cell table:formula="of:=MID([.I109];1;2)" office:value-type="string" office:string-value="49" calcext:value-type="string">
            <text:p>49</text:p>
          </table:table-cell>
          <table:table-cell table:formula="of:=MIDB([.I109];4;3)" office:value-type="string" office:string-value=" 26" calcext:value-type="string">
            <text:p><text:s/>26</text:p>
          </table:table-cell>
          <table:table-cell table:formula="of:=MIDB([.I109];8;3)" office:value-type="string" office:string-value=" 15" calcext:value-type="string">
            <text:p><text:s/>15</text:p>
          </table:table-cell>
          <table:table-cell table:formula="of:=-([.J109]+[.K109]/60+[.L109]/3600)" office:value-type="float" office:value="-49.4375" calcext:value-type="float">
            <text:p>-49.4375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Buritinópolis</text:p>
          </table:table-cell>
          <table:table-cell table:style-name="ce3" office:value-type="string" calcext:value-type="string">
            <text:p>14º 27’ 27”</text:p>
          </table:table-cell>
          <table:table-cell table:formula="of:=MID([.C110];1;2)" office:value-type="string" office:string-value="14" calcext:value-type="string">
            <text:p>14</text:p>
          </table:table-cell>
          <table:table-cell table:style-name="ce3" table:formula="of:=MIDB([.C110];4;3)" office:value-type="string" office:string-value=" 27" calcext:value-type="string">
            <text:p><text:s/>27</text:p>
          </table:table-cell>
          <table:table-cell table:style-name="ce5" table:formula="of:=MIDB([.C110];8;3)" office:value-type="string" office:string-value=" 27" calcext:value-type="string">
            <text:p><text:s/>27</text:p>
          </table:table-cell>
          <table:table-cell table:formula="of:=-([.D110]+[.E110]/60+[.F110]/3600)" office:value-type="float" office:value="-14.4575" calcext:value-type="float">
            <text:p>-14.457500000000</text:p>
          </table:table-cell>
          <table:table-cell/>
          <table:table-cell table:style-name="ce3" office:value-type="string" calcext:value-type="string">
            <text:p>46º 26’ 14”</text:p>
          </table:table-cell>
          <table:table-cell table:formula="of:=MID([.I110];1;2)" office:value-type="string" office:string-value="46" calcext:value-type="string">
            <text:p>46</text:p>
          </table:table-cell>
          <table:table-cell table:formula="of:=MIDB([.I110];4;3)" office:value-type="string" office:string-value=" 26" calcext:value-type="string">
            <text:p><text:s/>26</text:p>
          </table:table-cell>
          <table:table-cell table:formula="of:=MIDB([.I110];8;3)" office:value-type="string" office:string-value=" 14" calcext:value-type="string">
            <text:p><text:s/>14</text:p>
          </table:table-cell>
          <table:table-cell table:formula="of:=-([.J110]+[.K110]/60+[.L110]/3600)" office:value-type="float" office:value="-46.4372222222222" calcext:value-type="float">
            <text:p>-46.437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Paraúna</text:p>
          </table:table-cell>
          <table:table-cell table:style-name="ce3" office:value-type="string" calcext:value-type="string">
            <text:p>16º 56’ 52”</text:p>
          </table:table-cell>
          <table:table-cell table:formula="of:=MID([.C111];1;2)" office:value-type="string" office:string-value="16" calcext:value-type="string">
            <text:p>16</text:p>
          </table:table-cell>
          <table:table-cell table:style-name="ce3" table:formula="of:=MIDB([.C111];4;3)" office:value-type="string" office:string-value=" 56" calcext:value-type="string">
            <text:p><text:s/>56</text:p>
          </table:table-cell>
          <table:table-cell table:style-name="ce5" table:formula="of:=MIDB([.C111];8;3)" office:value-type="string" office:string-value=" 52" calcext:value-type="string">
            <text:p><text:s/>52</text:p>
          </table:table-cell>
          <table:table-cell table:formula="of:=-([.D111]+[.E111]/60+[.F111]/3600)" office:value-type="float" office:value="-16.9477777777778" calcext:value-type="float">
            <text:p>-16.947777777778</text:p>
          </table:table-cell>
          <table:table-cell/>
          <table:table-cell table:style-name="ce3" office:value-type="string" calcext:value-type="string">
            <text:p>50º 26’ 55”</text:p>
          </table:table-cell>
          <table:table-cell table:formula="of:=MID([.I111];1;2)" office:value-type="string" office:string-value="50" calcext:value-type="string">
            <text:p>50</text:p>
          </table:table-cell>
          <table:table-cell table:formula="of:=MIDB([.I111];4;3)" office:value-type="string" office:string-value=" 26" calcext:value-type="string">
            <text:p><text:s/>26</text:p>
          </table:table-cell>
          <table:table-cell table:formula="of:=MIDB([.I111];8;3)" office:value-type="string" office:string-value=" 55" calcext:value-type="string">
            <text:p><text:s/>55</text:p>
          </table:table-cell>
          <table:table-cell table:formula="of:=-([.J111]+[.K111]/60+[.L111]/3600)" office:value-type="float" office:value="-50.4486111111111" calcext:value-type="float">
            <text:p>-50.4486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Pontalina</text:p>
          </table:table-cell>
          <table:table-cell table:style-name="ce3" office:value-type="string" calcext:value-type="string">
            <text:p>17º 31’ 30”</text:p>
          </table:table-cell>
          <table:table-cell table:formula="of:=MID([.C112];1;2)" office:value-type="string" office:string-value="17" calcext:value-type="string">
            <text:p>17</text:p>
          </table:table-cell>
          <table:table-cell table:style-name="ce3" table:formula="of:=MIDB([.C112];4;3)" office:value-type="string" office:string-value=" 31" calcext:value-type="string">
            <text:p><text:s/>31</text:p>
          </table:table-cell>
          <table:table-cell table:style-name="ce5" table:formula="of:=MIDB([.C112];8;3)" office:value-type="string" office:string-value=" 30" calcext:value-type="string">
            <text:p><text:s/>30</text:p>
          </table:table-cell>
          <table:table-cell table:formula="of:=-([.D112]+[.E112]/60+[.F112]/3600)" office:value-type="float" office:value="-17.525" calcext:value-type="float">
            <text:p>-17.525000000000</text:p>
          </table:table-cell>
          <table:table-cell/>
          <table:table-cell table:style-name="ce3" office:value-type="string" calcext:value-type="string">
            <text:p>49º 26’ 50”</text:p>
          </table:table-cell>
          <table:table-cell table:formula="of:=MID([.I112];1;2)" office:value-type="string" office:string-value="49" calcext:value-type="string">
            <text:p>49</text:p>
          </table:table-cell>
          <table:table-cell table:formula="of:=MIDB([.I112];4;3)" office:value-type="string" office:string-value=" 26" calcext:value-type="string">
            <text:p><text:s/>26</text:p>
          </table:table-cell>
          <table:table-cell table:formula="of:=MIDB([.I112];8;3)" office:value-type="string" office:string-value=" 50" calcext:value-type="string">
            <text:p><text:s/>50</text:p>
          </table:table-cell>
          <table:table-cell table:formula="of:=-([.J112]+[.K112]/60+[.L112]/3600)" office:value-type="float" office:value="-49.4472222222222" calcext:value-type="float">
            <text:p>-49.447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Aragoiânia</text:p>
          </table:table-cell>
          <table:table-cell table:style-name="ce3" office:value-type="string" calcext:value-type="string">
            <text:p>16º 54’ 43”</text:p>
          </table:table-cell>
          <table:table-cell table:formula="of:=MID([.C113];1;2)" office:value-type="string" office:string-value="16" calcext:value-type="string">
            <text:p>16</text:p>
          </table:table-cell>
          <table:table-cell table:style-name="ce3" table:formula="of:=MIDB([.C113];4;3)" office:value-type="string" office:string-value=" 54" calcext:value-type="string">
            <text:p><text:s/>54</text:p>
          </table:table-cell>
          <table:table-cell table:style-name="ce5" table:formula="of:=MIDB([.C113];8;3)" office:value-type="string" office:string-value=" 43" calcext:value-type="string">
            <text:p><text:s/>43</text:p>
          </table:table-cell>
          <table:table-cell table:formula="of:=-([.D113]+[.E113]/60+[.F113]/3600)" office:value-type="float" office:value="-16.9119444444444" calcext:value-type="float">
            <text:p>-16.911944444445</text:p>
          </table:table-cell>
          <table:table-cell/>
          <table:table-cell table:style-name="ce3" office:value-type="string" calcext:value-type="string">
            <text:p>49º 27’ 05”</text:p>
          </table:table-cell>
          <table:table-cell table:formula="of:=MID([.I113];1;2)" office:value-type="string" office:string-value="49" calcext:value-type="string">
            <text:p>49</text:p>
          </table:table-cell>
          <table:table-cell table:formula="of:=MIDB([.I113];4;3)" office:value-type="string" office:string-value=" 27" calcext:value-type="string">
            <text:p><text:s/>27</text:p>
          </table:table-cell>
          <table:table-cell table:formula="of:=MIDB([.I113];8;3)" office:value-type="string" office:string-value=" 05" calcext:value-type="string">
            <text:p><text:s/>05</text:p>
          </table:table-cell>
          <table:table-cell table:formula="of:=-([.J113]+[.K113]/60+[.L113]/3600)" office:value-type="float" office:value="-49.4513888888889" calcext:value-type="float">
            <text:p>-49.4513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Aurilândia</text:p>
          </table:table-cell>
          <table:table-cell table:style-name="ce3" office:value-type="string" calcext:value-type="string">
            <text:p>16º 40’ 54”</text:p>
          </table:table-cell>
          <table:table-cell table:formula="of:=MID([.C114];1;2)" office:value-type="string" office:string-value="16" calcext:value-type="string">
            <text:p>16</text:p>
          </table:table-cell>
          <table:table-cell table:style-name="ce3" table:formula="of:=MIDB([.C114];4;3)" office:value-type="string" office:string-value=" 40" calcext:value-type="string">
            <text:p><text:s/>40</text:p>
          </table:table-cell>
          <table:table-cell table:style-name="ce5" table:formula="of:=MIDB([.C114];8;3)" office:value-type="string" office:string-value=" 54" calcext:value-type="string">
            <text:p><text:s/>54</text:p>
          </table:table-cell>
          <table:table-cell table:formula="of:=-([.D114]+[.E114]/60+[.F114]/3600)" office:value-type="float" office:value="-16.6816666666667" calcext:value-type="float">
            <text:p>-16.681666666667</text:p>
          </table:table-cell>
          <table:table-cell/>
          <table:table-cell table:style-name="ce3" office:value-type="string" calcext:value-type="string">
            <text:p>50º 27’ 53”</text:p>
          </table:table-cell>
          <table:table-cell table:formula="of:=MID([.I114];1;2)" office:value-type="string" office:string-value="50" calcext:value-type="string">
            <text:p>50</text:p>
          </table:table-cell>
          <table:table-cell table:formula="of:=MIDB([.I114];4;3)" office:value-type="string" office:string-value=" 27" calcext:value-type="string">
            <text:p><text:s/>27</text:p>
          </table:table-cell>
          <table:table-cell table:formula="of:=MIDB([.I114];8;3)" office:value-type="string" office:string-value=" 53" calcext:value-type="string">
            <text:p><text:s/>53</text:p>
          </table:table-cell>
          <table:table-cell table:formula="of:=-([.J114]+[.K114]/60+[.L114]/3600)" office:value-type="float" office:value="-50.4647222222222" calcext:value-type="float">
            <text:p>-50.4647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Cavalcante</text:p>
          </table:table-cell>
          <table:table-cell table:style-name="ce3" office:value-type="string" calcext:value-type="string">
            <text:p>13º 47’ 51”</text:p>
          </table:table-cell>
          <table:table-cell table:formula="of:=MID([.C115];1;2)" office:value-type="string" office:string-value="13" calcext:value-type="string">
            <text:p>13</text:p>
          </table:table-cell>
          <table:table-cell table:style-name="ce3" table:formula="of:=MIDB([.C115];4;3)" office:value-type="string" office:string-value=" 47" calcext:value-type="string">
            <text:p><text:s/>47</text:p>
          </table:table-cell>
          <table:table-cell table:style-name="ce5" table:formula="of:=MIDB([.C115];8;3)" office:value-type="string" office:string-value=" 51" calcext:value-type="string">
            <text:p><text:s/>51</text:p>
          </table:table-cell>
          <table:table-cell table:formula="of:=-([.D115]+[.E115]/60+[.F115]/3600)" office:value-type="float" office:value="-13.7975" calcext:value-type="float">
            <text:p>-13.797500000000</text:p>
          </table:table-cell>
          <table:table-cell/>
          <table:table-cell table:style-name="ce3" office:value-type="string" calcext:value-type="string">
            <text:p>47º 27’ 30”</text:p>
          </table:table-cell>
          <table:table-cell table:formula="of:=MID([.I115];1;2)" office:value-type="string" office:string-value="47" calcext:value-type="string">
            <text:p>47</text:p>
          </table:table-cell>
          <table:table-cell table:formula="of:=MIDB([.I115];4;3)" office:value-type="string" office:string-value=" 27" calcext:value-type="string">
            <text:p><text:s/>27</text:p>
          </table:table-cell>
          <table:table-cell table:formula="of:=MIDB([.I115];8;3)" office:value-type="string" office:string-value=" 30" calcext:value-type="string">
            <text:p><text:s/>30</text:p>
          </table:table-cell>
          <table:table-cell table:formula="of:=-([.J115]+[.K115]/60+[.L115]/3600)" office:value-type="float" office:value="-47.4583333333333" calcext:value-type="float">
            <text:p>-47.458333333333</text:p>
          </table:table-cell>
          <table:table-cell table:number-columns-repeated="100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Hidrolina</text:p>
          </table:table-cell>
          <table:table-cell table:style-name="ce3" office:value-type="string" calcext:value-type="string">
            <text:p>14º 43’ 28”</text:p>
          </table:table-cell>
          <table:table-cell table:formula="of:=MID([.C116];1;2)" office:value-type="string" office:string-value="14" calcext:value-type="string">
            <text:p>14</text:p>
          </table:table-cell>
          <table:table-cell table:style-name="ce3" table:formula="of:=MIDB([.C116];4;3)" office:value-type="string" office:string-value=" 43" calcext:value-type="string">
            <text:p><text:s/>43</text:p>
          </table:table-cell>
          <table:table-cell table:style-name="ce5" table:formula="of:=MIDB([.C116];8;3)" office:value-type="string" office:string-value=" 28" calcext:value-type="string">
            <text:p><text:s/>28</text:p>
          </table:table-cell>
          <table:table-cell table:formula="of:=-([.D116]+[.E116]/60+[.F116]/3600)" office:value-type="float" office:value="-14.7244444444444" calcext:value-type="float">
            <text:p>-14.724444444445</text:p>
          </table:table-cell>
          <table:table-cell/>
          <table:table-cell table:style-name="ce3" office:value-type="string" calcext:value-type="string">
            <text:p>49º 27’ 54”</text:p>
          </table:table-cell>
          <table:table-cell table:formula="of:=MID([.I116];1;2)" office:value-type="string" office:string-value="49" calcext:value-type="string">
            <text:p>49</text:p>
          </table:table-cell>
          <table:table-cell table:formula="of:=MIDB([.I116];4;3)" office:value-type="string" office:string-value=" 27" calcext:value-type="string">
            <text:p><text:s/>27</text:p>
          </table:table-cell>
          <table:table-cell table:formula="of:=MIDB([.I116];8;3)" office:value-type="string" office:string-value=" 54" calcext:value-type="string">
            <text:p><text:s/>54</text:p>
          </table:table-cell>
          <table:table-cell table:formula="of:=-([.J116]+[.K116]/60+[.L116]/3600)" office:value-type="float" office:value="-49.465" calcext:value-type="float">
            <text:p>-49.465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Niquelândia</text:p>
          </table:table-cell>
          <table:table-cell table:style-name="ce3" office:value-type="string" calcext:value-type="string">
            <text:p>14º 28’ 26”</text:p>
          </table:table-cell>
          <table:table-cell table:formula="of:=MID([.C117];1;2)" office:value-type="string" office:string-value="14" calcext:value-type="string">
            <text:p>14</text:p>
          </table:table-cell>
          <table:table-cell table:style-name="ce3" table:formula="of:=MIDB([.C117];4;3)" office:value-type="string" office:string-value=" 28" calcext:value-type="string">
            <text:p><text:s/>28</text:p>
          </table:table-cell>
          <table:table-cell table:style-name="ce5" table:formula="of:=MIDB([.C117];8;3)" office:value-type="string" office:string-value=" 26" calcext:value-type="string">
            <text:p><text:s/>26</text:p>
          </table:table-cell>
          <table:table-cell table:formula="of:=-([.D117]+[.E117]/60+[.F117]/3600)" office:value-type="float" office:value="-14.4738888888889" calcext:value-type="float">
            <text:p>-14.473888888889</text:p>
          </table:table-cell>
          <table:table-cell/>
          <table:table-cell table:style-name="ce3" office:value-type="string" calcext:value-type="string">
            <text:p>48º 27’ 35”</text:p>
          </table:table-cell>
          <table:table-cell table:formula="of:=MID([.I117];1;2)" office:value-type="string" office:string-value="48" calcext:value-type="string">
            <text:p>48</text:p>
          </table:table-cell>
          <table:table-cell table:formula="of:=MIDB([.I117];4;3)" office:value-type="string" office:string-value=" 27" calcext:value-type="string">
            <text:p><text:s/>27</text:p>
          </table:table-cell>
          <table:table-cell table:formula="of:=MIDB([.I117];8;3)" office:value-type="string" office:string-value=" 35" calcext:value-type="string">
            <text:p><text:s/>35</text:p>
          </table:table-cell>
          <table:table-cell table:formula="of:=-([.J117]+[.K117]/60+[.L117]/3600)" office:value-type="float" office:value="-48.4597222222222" calcext:value-type="float">
            <text:p>-48.4597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Quirinópolis</text:p>
          </table:table-cell>
          <table:table-cell table:style-name="ce3" office:value-type="string" calcext:value-type="string">
            <text:p>18º 26’ 54”</text:p>
          </table:table-cell>
          <table:table-cell table:formula="of:=MID([.C118];1;2)" office:value-type="string" office:string-value="18" calcext:value-type="string">
            <text:p>18</text:p>
          </table:table-cell>
          <table:table-cell table:style-name="ce3" table:formula="of:=MIDB([.C118];4;3)" office:value-type="string" office:string-value=" 26" calcext:value-type="string">
            <text:p><text:s/>26</text:p>
          </table:table-cell>
          <table:table-cell table:style-name="ce5" table:formula="of:=MIDB([.C118];8;3)" office:value-type="string" office:string-value=" 54" calcext:value-type="string">
            <text:p><text:s/>54</text:p>
          </table:table-cell>
          <table:table-cell table:formula="of:=-([.D118]+[.E118]/60+[.F118]/3600)" office:value-type="float" office:value="-18.4483333333333" calcext:value-type="float">
            <text:p>-18.448333333333</text:p>
          </table:table-cell>
          <table:table-cell/>
          <table:table-cell table:style-name="ce3" office:value-type="string" calcext:value-type="string">
            <text:p>50º 27’ 06”</text:p>
          </table:table-cell>
          <table:table-cell table:formula="of:=MID([.I118];1;2)" office:value-type="string" office:string-value="50" calcext:value-type="string">
            <text:p>50</text:p>
          </table:table-cell>
          <table:table-cell table:formula="of:=MIDB([.I118];4;3)" office:value-type="string" office:string-value=" 27" calcext:value-type="string">
            <text:p><text:s/>27</text:p>
          </table:table-cell>
          <table:table-cell table:formula="of:=MIDB([.I118];8;3)" office:value-type="string" office:string-value=" 06" calcext:value-type="string">
            <text:p><text:s/>06</text:p>
          </table:table-cell>
          <table:table-cell table:formula="of:=-([.J118]+[.K118]/60+[.L118]/3600)" office:value-type="float" office:value="-50.4516666666667" calcext:value-type="float">
            <text:p>-50.451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Aloândia</text:p>
          </table:table-cell>
          <table:table-cell table:style-name="ce3" office:value-type="string" calcext:value-type="string">
            <text:p>17º 43’ 38”</text:p>
          </table:table-cell>
          <table:table-cell table:formula="of:=MID([.C119];1;2)" office:value-type="string" office:string-value="17" calcext:value-type="string">
            <text:p>17</text:p>
          </table:table-cell>
          <table:table-cell table:style-name="ce3" table:formula="of:=MIDB([.C119];4;3)" office:value-type="string" office:string-value=" 43" calcext:value-type="string">
            <text:p><text:s/>43</text:p>
          </table:table-cell>
          <table:table-cell table:style-name="ce5" table:formula="of:=MIDB([.C119];8;3)" office:value-type="string" office:string-value=" 38" calcext:value-type="string">
            <text:p><text:s/>38</text:p>
          </table:table-cell>
          <table:table-cell table:formula="of:=-([.D119]+[.E119]/60+[.F119]/3600)" office:value-type="float" office:value="-17.7272222222222" calcext:value-type="float">
            <text:p>-17.727222222222</text:p>
          </table:table-cell>
          <table:table-cell/>
          <table:table-cell table:style-name="ce3" office:value-type="string" calcext:value-type="string">
            <text:p>49º 28’ 49”</text:p>
          </table:table-cell>
          <table:table-cell table:formula="of:=MID([.I119];1;2)" office:value-type="string" office:string-value="49" calcext:value-type="string">
            <text:p>49</text:p>
          </table:table-cell>
          <table:table-cell table:formula="of:=MIDB([.I119];4;3)" office:value-type="string" office:string-value=" 28" calcext:value-type="string">
            <text:p><text:s/>28</text:p>
          </table:table-cell>
          <table:table-cell table:formula="of:=MIDB([.I119];8;3)" office:value-type="string" office:string-value=" 49" calcext:value-type="string">
            <text:p><text:s/>49</text:p>
          </table:table-cell>
          <table:table-cell table:formula="of:=-([.J119]+[.K119]/60+[.L119]/3600)" office:value-type="float" office:value="-49.4802777777778" calcext:value-type="float">
            <text:p>-49.4802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Cachoeira Dourada</text:p>
          </table:table-cell>
          <table:table-cell table:style-name="ce3" office:value-type="string" calcext:value-type="string">
            <text:p>18º 29’ 30”</text:p>
          </table:table-cell>
          <table:table-cell table:formula="of:=MID([.C120];1;2)" office:value-type="string" office:string-value="18" calcext:value-type="string">
            <text:p>18</text:p>
          </table:table-cell>
          <table:table-cell table:style-name="ce3" table:formula="of:=MIDB([.C120];4;3)" office:value-type="string" office:string-value=" 29" calcext:value-type="string">
            <text:p><text:s/>29</text:p>
          </table:table-cell>
          <table:table-cell table:style-name="ce5" table:formula="of:=MIDB([.C120];8;3)" office:value-type="string" office:string-value=" 30" calcext:value-type="string">
            <text:p><text:s/>30</text:p>
          </table:table-cell>
          <table:table-cell table:formula="of:=-([.D120]+[.E120]/60+[.F120]/3600)" office:value-type="float" office:value="-18.4916666666667" calcext:value-type="float">
            <text:p>-18.491666666667</text:p>
          </table:table-cell>
          <table:table-cell/>
          <table:table-cell table:style-name="ce3" office:value-type="string" calcext:value-type="string">
            <text:p>49º 28’ 30”</text:p>
          </table:table-cell>
          <table:table-cell table:formula="of:=MID([.I120];1;2)" office:value-type="string" office:string-value="49" calcext:value-type="string">
            <text:p>49</text:p>
          </table:table-cell>
          <table:table-cell table:formula="of:=MIDB([.I120];4;3)" office:value-type="string" office:string-value=" 28" calcext:value-type="string">
            <text:p><text:s/>28</text:p>
          </table:table-cell>
          <table:table-cell table:formula="of:=MIDB([.I120];8;3)" office:value-type="string" office:string-value=" 30" calcext:value-type="string">
            <text:p><text:s/>30</text:p>
          </table:table-cell>
          <table:table-cell table:formula="of:=-([.J120]+[.K120]/60+[.L120]/3600)" office:value-type="float" office:value="-49.475" calcext:value-type="float">
            <text:p>-49.475000000000</text:p>
          </table:table-cell>
          <table:table-cell table:number-columns-repeated="100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Guarani de Goiás</text:p>
          </table:table-cell>
          <table:table-cell table:style-name="ce3" office:value-type="string" calcext:value-type="string">
            <text:p>13º 56’ 09”</text:p>
          </table:table-cell>
          <table:table-cell table:formula="of:=MID([.C121];1;2)" office:value-type="string" office:string-value="13" calcext:value-type="string">
            <text:p>13</text:p>
          </table:table-cell>
          <table:table-cell table:style-name="ce3" table:formula="of:=MIDB([.C121];4;3)" office:value-type="string" office:string-value=" 56" calcext:value-type="string">
            <text:p><text:s/>56</text:p>
          </table:table-cell>
          <table:table-cell table:style-name="ce5" table:formula="of:=MIDB([.C121];8;3)" office:value-type="string" office:string-value=" 09" calcext:value-type="string">
            <text:p><text:s/>09</text:p>
          </table:table-cell>
          <table:table-cell table:formula="of:=-([.D121]+[.E121]/60+[.F121]/3600)" office:value-type="float" office:value="-13.9358333333333" calcext:value-type="float">
            <text:p>-13.935833333333</text:p>
          </table:table-cell>
          <table:table-cell/>
          <table:table-cell table:style-name="ce3" office:value-type="string" calcext:value-type="string">
            <text:p>46º 28’ 49”</text:p>
          </table:table-cell>
          <table:table-cell table:formula="of:=MID([.I121];1;2)" office:value-type="string" office:string-value="46" calcext:value-type="string">
            <text:p>46</text:p>
          </table:table-cell>
          <table:table-cell table:formula="of:=MIDB([.I121];4;3)" office:value-type="string" office:string-value=" 28" calcext:value-type="string">
            <text:p><text:s/>28</text:p>
          </table:table-cell>
          <table:table-cell table:formula="of:=MIDB([.I121];8;3)" office:value-type="string" office:string-value=" 49" calcext:value-type="string">
            <text:p><text:s/>49</text:p>
          </table:table-cell>
          <table:table-cell table:formula="of:=-([.J121]+[.K121]/60+[.L121]/3600)" office:value-type="float" office:value="-46.4802777777778" calcext:value-type="float">
            <text:p>-46.480277777778</text:p>
          </table:table-cell>
          <table:table-cell table:number-columns-repeated="100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Santa Cruz de Goiás</text:p>
          </table:table-cell>
          <table:table-cell table:style-name="ce3" office:value-type="string" calcext:value-type="string">
            <text:p>17º 18’ 57”</text:p>
          </table:table-cell>
          <table:table-cell table:formula="of:=MID([.C122];1;2)" office:value-type="string" office:string-value="17" calcext:value-type="string">
            <text:p>17</text:p>
          </table:table-cell>
          <table:table-cell table:style-name="ce3" table:formula="of:=MIDB([.C122];4;3)" office:value-type="string" office:string-value=" 18" calcext:value-type="string">
            <text:p><text:s/>18</text:p>
          </table:table-cell>
          <table:table-cell table:style-name="ce5" table:formula="of:=MIDB([.C122];8;3)" office:value-type="string" office:string-value=" 57" calcext:value-type="string">
            <text:p><text:s/>57</text:p>
          </table:table-cell>
          <table:table-cell table:formula="of:=-([.D122]+[.E122]/60+[.F122]/3600)" office:value-type="float" office:value="-17.3158333333333" calcext:value-type="float">
            <text:p>-17.315833333333</text:p>
          </table:table-cell>
          <table:table-cell/>
          <table:table-cell table:style-name="ce3" office:value-type="string" calcext:value-type="string">
            <text:p>48º 28’ 54”</text:p>
          </table:table-cell>
          <table:table-cell table:formula="of:=MID([.I122];1;2)" office:value-type="string" office:string-value="48" calcext:value-type="string">
            <text:p>48</text:p>
          </table:table-cell>
          <table:table-cell table:formula="of:=MIDB([.I122];4;3)" office:value-type="string" office:string-value=" 28" calcext:value-type="string">
            <text:p><text:s/>28</text:p>
          </table:table-cell>
          <table:table-cell table:formula="of:=MIDB([.I122];8;3)" office:value-type="string" office:string-value=" 54" calcext:value-type="string">
            <text:p><text:s/>54</text:p>
          </table:table-cell>
          <table:table-cell table:formula="of:=-([.J122]+[.K122]/60+[.L122]/3600)" office:value-type="float" office:value="-48.4816666666667" calcext:value-type="float">
            <text:p>-48.4816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Alvorada do Norte</text:p>
          </table:table-cell>
          <table:table-cell table:style-name="ce3" office:value-type="string" calcext:value-type="string">
            <text:p>14º 28’ 51”</text:p>
          </table:table-cell>
          <table:table-cell table:formula="of:=MID([.C123];1;2)" office:value-type="string" office:string-value="14" calcext:value-type="string">
            <text:p>14</text:p>
          </table:table-cell>
          <table:table-cell table:style-name="ce3" table:formula="of:=MIDB([.C123];4;3)" office:value-type="string" office:string-value=" 28" calcext:value-type="string">
            <text:p><text:s/>28</text:p>
          </table:table-cell>
          <table:table-cell table:style-name="ce5" table:formula="of:=MIDB([.C123];8;3)" office:value-type="string" office:string-value=" 51" calcext:value-type="string">
            <text:p><text:s/>51</text:p>
          </table:table-cell>
          <table:table-cell table:formula="of:=-([.D123]+[.E123]/60+[.F123]/3600)" office:value-type="float" office:value="-14.4808333333333" calcext:value-type="float">
            <text:p>-14.480833333333</text:p>
          </table:table-cell>
          <table:table-cell/>
          <table:table-cell table:style-name="ce3" office:value-type="string" calcext:value-type="string">
            <text:p>46º 29’ 32”</text:p>
          </table:table-cell>
          <table:table-cell table:formula="of:=MID([.I123];1;2)" office:value-type="string" office:string-value="46" calcext:value-type="string">
            <text:p>46</text:p>
          </table:table-cell>
          <table:table-cell table:formula="of:=MIDB([.I123];4;3)" office:value-type="string" office:string-value=" 29" calcext:value-type="string">
            <text:p><text:s/>29</text:p>
          </table:table-cell>
          <table:table-cell table:formula="of:=MIDB([.I123];8;3)" office:value-type="string" office:string-value=" 32" calcext:value-type="string">
            <text:p><text:s/>32</text:p>
          </table:table-cell>
          <table:table-cell table:formula="of:=-([.J123]+[.K123]/60+[.L123]/3600)" office:value-type="float" office:value="-46.4922222222222" calcext:value-type="float">
            <text:p>-46.492222222222</text:p>
          </table:table-cell>
          <table:table-cell table:number-columns-repeated="100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Caturaí</text:p>
          </table:table-cell>
          <table:table-cell table:style-name="ce3" office:value-type="string" calcext:value-type="string">
            <text:p>16º 26’ 49”</text:p>
          </table:table-cell>
          <table:table-cell table:formula="of:=MID([.C124];1;2)" office:value-type="string" office:string-value="16" calcext:value-type="string">
            <text:p>16</text:p>
          </table:table-cell>
          <table:table-cell table:style-name="ce3" table:formula="of:=MIDB([.C124];4;3)" office:value-type="string" office:string-value=" 26" calcext:value-type="string">
            <text:p><text:s/>26</text:p>
          </table:table-cell>
          <table:table-cell table:style-name="ce5" table:formula="of:=MIDB([.C124];8;3)" office:value-type="string" office:string-value=" 49" calcext:value-type="string">
            <text:p><text:s/>49</text:p>
          </table:table-cell>
          <table:table-cell table:formula="of:=-([.D124]+[.E124]/60+[.F124]/3600)" office:value-type="float" office:value="-16.4469444444444" calcext:value-type="float">
            <text:p>-16.446944444445</text:p>
          </table:table-cell>
          <table:table-cell/>
          <table:table-cell table:style-name="ce3" office:value-type="string" calcext:value-type="string">
            <text:p>49º 29’ 38”</text:p>
          </table:table-cell>
          <table:table-cell table:formula="of:=MID([.I124];1;2)" office:value-type="string" office:string-value="49" calcext:value-type="string">
            <text:p>49</text:p>
          </table:table-cell>
          <table:table-cell table:formula="of:=MIDB([.I124];4;3)" office:value-type="string" office:string-value=" 29" calcext:value-type="string">
            <text:p><text:s/>29</text:p>
          </table:table-cell>
          <table:table-cell table:formula="of:=MIDB([.I124];8;3)" office:value-type="string" office:string-value=" 38" calcext:value-type="string">
            <text:p><text:s/>38</text:p>
          </table:table-cell>
          <table:table-cell table:formula="of:=-([.J124]+[.K124]/60+[.L124]/3600)" office:value-type="float" office:value="-49.4938888888889" calcext:value-type="float">
            <text:p>-49.4938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Inhumas</text:p>
          </table:table-cell>
          <table:table-cell table:style-name="ce3" office:value-type="string" calcext:value-type="string">
            <text:p>16º 21’ 28”</text:p>
          </table:table-cell>
          <table:table-cell table:formula="of:=MID([.C125];1;2)" office:value-type="string" office:string-value="16" calcext:value-type="string">
            <text:p>16</text:p>
          </table:table-cell>
          <table:table-cell table:style-name="ce3" table:formula="of:=MIDB([.C125];4;3)" office:value-type="string" office:string-value=" 21" calcext:value-type="string">
            <text:p><text:s/>21</text:p>
          </table:table-cell>
          <table:table-cell table:style-name="ce5" table:formula="of:=MIDB([.C125];8;3)" office:value-type="string" office:string-value=" 28" calcext:value-type="string">
            <text:p><text:s/>28</text:p>
          </table:table-cell>
          <table:table-cell table:formula="of:=-([.D125]+[.E125]/60+[.F125]/3600)" office:value-type="float" office:value="-16.3577777777778" calcext:value-type="float">
            <text:p>-16.357777777778</text:p>
          </table:table-cell>
          <table:table-cell/>
          <table:table-cell table:style-name="ce3" office:value-type="string" calcext:value-type="string">
            <text:p>49º 29’ 46”</text:p>
          </table:table-cell>
          <table:table-cell table:formula="of:=MID([.I125];1;2)" office:value-type="string" office:string-value="49" calcext:value-type="string">
            <text:p>49</text:p>
          </table:table-cell>
          <table:table-cell table:formula="of:=MIDB([.I125];4;3)" office:value-type="string" office:string-value=" 29" calcext:value-type="string">
            <text:p><text:s/>29</text:p>
          </table:table-cell>
          <table:table-cell table:formula="of:=MIDB([.I125];8;3)" office:value-type="string" office:string-value=" 46" calcext:value-type="string">
            <text:p><text:s/>46</text:p>
          </table:table-cell>
          <table:table-cell table:formula="of:=-([.J125]+[.K125]/60+[.L125]/3600)" office:value-type="float" office:value="-49.4961111111111" calcext:value-type="float">
            <text:p>-49.4961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Mairipotaba</text:p>
          </table:table-cell>
          <table:table-cell table:style-name="ce3" office:value-type="string" calcext:value-type="string">
            <text:p>17º 17’ 57”</text:p>
          </table:table-cell>
          <table:table-cell table:formula="of:=MID([.C126];1;2)" office:value-type="string" office:string-value="17" calcext:value-type="string">
            <text:p>17</text:p>
          </table:table-cell>
          <table:table-cell table:style-name="ce3" table:formula="of:=MIDB([.C126];4;3)" office:value-type="string" office:string-value=" 17" calcext:value-type="string">
            <text:p><text:s/>17</text:p>
          </table:table-cell>
          <table:table-cell table:style-name="ce5" table:formula="of:=MIDB([.C126];8;3)" office:value-type="string" office:string-value=" 57" calcext:value-type="string">
            <text:p><text:s/>57</text:p>
          </table:table-cell>
          <table:table-cell table:formula="of:=-([.D126]+[.E126]/60+[.F126]/3600)" office:value-type="float" office:value="-17.2991666666667" calcext:value-type="float">
            <text:p>-17.299166666667</text:p>
          </table:table-cell>
          <table:table-cell/>
          <table:table-cell table:style-name="ce3" office:value-type="string" calcext:value-type="string">
            <text:p>49º 29’ 29”</text:p>
          </table:table-cell>
          <table:table-cell table:formula="of:=MID([.I126];1;2)" office:value-type="string" office:string-value="49" calcext:value-type="string">
            <text:p>49</text:p>
          </table:table-cell>
          <table:table-cell table:formula="of:=MIDB([.I126];4;3)" office:value-type="string" office:string-value=" 29" calcext:value-type="string">
            <text:p><text:s/>29</text:p>
          </table:table-cell>
          <table:table-cell table:formula="of:=MIDB([.I126];8;3)" office:value-type="string" office:string-value=" 29" calcext:value-type="string">
            <text:p><text:s/>29</text:p>
          </table:table-cell>
          <table:table-cell table:formula="of:=-([.J126]+[.K126]/60+[.L126]/3600)" office:value-type="float" office:value="-49.4913888888889" calcext:value-type="float">
            <text:p>-49.491388888889</text:p>
          </table:table-cell>
          <table:table-cell table:number-columns-repeated="100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Santa Rosa de Goiás</text:p>
          </table:table-cell>
          <table:table-cell table:style-name="ce3" office:value-type="string" calcext:value-type="string">
            <text:p>16º 05’ 06”</text:p>
          </table:table-cell>
          <table:table-cell table:formula="of:=MID([.C127];1;2)" office:value-type="string" office:string-value="16" calcext:value-type="string">
            <text:p>16</text:p>
          </table:table-cell>
          <table:table-cell table:style-name="ce3" table:formula="of:=MIDB([.C127];4;3)" office:value-type="string" office:string-value=" 05" calcext:value-type="string">
            <text:p><text:s/>05</text:p>
          </table:table-cell>
          <table:table-cell table:style-name="ce5" table:formula="of:=MIDB([.C127];8;3)" office:value-type="string" office:string-value=" 06" calcext:value-type="string">
            <text:p><text:s/>06</text:p>
          </table:table-cell>
          <table:table-cell table:formula="of:=-([.D127]+[.E127]/60+[.F127]/3600)" office:value-type="float" office:value="-16.085" calcext:value-type="float">
            <text:p>-16.085000000000</text:p>
          </table:table-cell>
          <table:table-cell/>
          <table:table-cell table:style-name="ce3" office:value-type="string" calcext:value-type="string">
            <text:p>49º 29’ 37”</text:p>
          </table:table-cell>
          <table:table-cell table:formula="of:=MID([.I127];1;2)" office:value-type="string" office:string-value="49" calcext:value-type="string">
            <text:p>49</text:p>
          </table:table-cell>
          <table:table-cell table:formula="of:=MIDB([.I127];4;3)" office:value-type="string" office:string-value=" 29" calcext:value-type="string">
            <text:p><text:s/>29</text:p>
          </table:table-cell>
          <table:table-cell table:formula="of:=MIDB([.I127];8;3)" office:value-type="string" office:string-value=" 37" calcext:value-type="string">
            <text:p><text:s/>37</text:p>
          </table:table-cell>
          <table:table-cell table:formula="of:=-([.J127]+[.K127]/60+[.L127]/3600)" office:value-type="float" office:value="-49.4936111111111" calcext:value-type="float">
            <text:p>-49.493611111111</text:p>
          </table:table-cell>
          <table:table-cell table:number-columns-repeated="100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Simolândia</text:p>
          </table:table-cell>
          <table:table-cell table:style-name="ce3" office:value-type="string" calcext:value-type="string">
            <text:p>14º 28’ 25”</text:p>
          </table:table-cell>
          <table:table-cell table:formula="of:=MID([.C128];1;2)" office:value-type="string" office:string-value="14" calcext:value-type="string">
            <text:p>14</text:p>
          </table:table-cell>
          <table:table-cell table:style-name="ce3" table:formula="of:=MIDB([.C128];4;3)" office:value-type="string" office:string-value=" 28" calcext:value-type="string">
            <text:p><text:s/>28</text:p>
          </table:table-cell>
          <table:table-cell table:style-name="ce5" table:formula="of:=MIDB([.C128];8;3)" office:value-type="string" office:string-value=" 25" calcext:value-type="string">
            <text:p><text:s/>25</text:p>
          </table:table-cell>
          <table:table-cell table:formula="of:=-([.D128]+[.E128]/60+[.F128]/3600)" office:value-type="float" office:value="-14.4736111111111" calcext:value-type="float">
            <text:p>-14.473611111111</text:p>
          </table:table-cell>
          <table:table-cell/>
          <table:table-cell table:style-name="ce3" office:value-type="string" calcext:value-type="string">
            <text:p>46º 29’ 00”</text:p>
          </table:table-cell>
          <table:table-cell table:formula="of:=MID([.I128];1;2)" office:value-type="string" office:string-value="46" calcext:value-type="string">
            <text:p>46</text:p>
          </table:table-cell>
          <table:table-cell table:formula="of:=MIDB([.I128];4;3)" office:value-type="string" office:string-value=" 29" calcext:value-type="string">
            <text:p><text:s/>29</text:p>
          </table:table-cell>
          <table:table-cell table:formula="of:=MIDB([.I128];8;3)" office:value-type="string" office:string-value=" 00" calcext:value-type="string">
            <text:p><text:s/>00</text:p>
          </table:table-cell>
          <table:table-cell table:formula="of:=-([.J128]+[.K128]/60+[.L128]/3600)" office:value-type="float" office:value="-46.4833333333333" calcext:value-type="float">
            <text:p>-46.483333333333</text:p>
          </table:table-cell>
          <table:table-cell table:number-columns-repeated="1009"/>
        </table:table-row>
        <table:table-row table:style-name="ro2" table:number-rows-repeated="119">
          <table:table-cell table:style-name="ce2"/>
          <table:table-cell table:style-name="ce3" table:number-columns-repeated="2"/>
          <table:table-cell/>
          <table:table-cell table:style-name="ce3"/>
          <table:table-cell table:style-name="ce5"/>
          <table:table-cell table:number-columns-repeated="2"/>
          <table:table-cell table:style-name="ce3"/>
          <table:table-cell table:number-columns-repeated="1013"/>
        </table:table-row>
        <table:table-row table:style-name="ro2" table:number-rows-repeated="3"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1013"/>
        </table:table-row>
        <table:table-row table:style-name="ro2">
          <table:table-cell/>
          <table:table-cell table:style-name="ce4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1013"/>
        </table:table-row>
        <table:table-row table:style-name="ro2" table:number-rows-repeated="104832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Planilha1.A2:Planilha1.M247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0121" number:language="en" number:country="US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21:20:39.8430311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32:38.569098841</meta:creation-date>
    <dc:date>2017-03-08T21:27:05.595257970</dc:date>
    <meta:editing-duration>PT21M46S</meta:editing-duration>
    <meta:editing-cycles>7</meta:editing-cycles>
    <meta:generator>LibreOffice/5.2.2.2$Linux_X86_64 LibreOffice_project/20m0$Build-2</meta:generator>
    <meta:document-statistic meta:table-count="1" meta:cell-count="1530" meta:object-count="0"/>
  </office:meta>
</office:document-meta>
</file>